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20_Drawing_20_Style_5f_1">
      <style:graphic-properties draw:stroke="none" draw:fill-color="#1c527f" draw:textarea-horizontal-align="justify" draw:textarea-vertical-align="middle" draw:auto-grow-height="false" fo:min-height="8.774cm" fo:min-width="8.524cm"/>
    </style:style>
    <style:style style:name="gr2" style:family="graphic" style:parent-style-name="Default_20_Drawing_20_Style_5f_1">
      <style:graphic-properties draw:stroke="none" draw:fill-color="#ffffff" draw:textarea-horizontal-align="justify" draw:textarea-vertical-align="middle" draw:auto-grow-height="false" fo:min-height="0.214cm" fo:min-width="0.988cm"/>
    </style:style>
    <style:style style:name="gr3" style:family="graphic" style:parent-style-name="Default_20_Drawing_20_Style_5f_1">
      <style:graphic-properties draw:stroke="none" draw:fill-color="#ffffff" draw:textarea-horizontal-align="justify" draw:textarea-vertical-align="middle" draw:auto-grow-height="false" fo:min-height="0.211cm" fo:min-width="0.992cm"/>
    </style:style>
    <style:style style:name="gr4" style:family="graphic" style:parent-style-name="Default_20_Drawing_20_Style_5f_1">
      <style:graphic-properties draw:stroke="none" draw:fill-color="#ffffff" draw:textarea-horizontal-align="justify" draw:textarea-vertical-align="middle" draw:auto-grow-height="false" fo:min-height="0.977cm" fo:min-width="4.032cm"/>
    </style:style>
    <style:style style:name="gr5" style:family="graphic" style:parent-style-name="Default_20_Drawing_20_Style_5f_1">
      <style:graphic-properties draw:textarea-horizontal-align="justify" draw:textarea-vertical-align="middle" draw:auto-grow-height="false" fo:min-height="0.252cm" fo:min-width="0cm"/>
    </style:style>
    <style:style style:name="gr6" style:family="graphic" style:parent-style-name="Default_20_Drawing_20_Style_5f_1">
      <style:graphic-properties draw:textarea-horizontal-align="justify" draw:textarea-vertical-align="middle" draw:auto-grow-height="false" fo:min-height="0.243cm" fo:min-width="0cm"/>
    </style:style>
    <style:style style:name="gr7" style:family="graphic" style:parent-style-name="Default_20_Drawing_20_Style_5f_1">
      <style:graphic-properties draw:textarea-horizontal-align="justify" draw:textarea-vertical-align="middle" draw:auto-grow-height="false" fo:min-height="1.961cm" fo:min-width="0cm"/>
    </style:style>
    <style:style style:name="gr8" style:family="graphic" style:parent-style-name="Default_20_Drawing_20_Style_5f_1">
      <style:graphic-properties draw:textarea-horizontal-align="justify" draw:textarea-vertical-align="middle" draw:auto-grow-height="false" fo:min-height="2.31cm" fo:min-width="0.328cm"/>
    </style:style>
    <style:style style:name="gr9" style:family="graphic" style:parent-style-name="Default_20_Drawing_20_Style_5f_1">
      <style:graphic-properties draw:textarea-horizontal-align="justify" draw:textarea-vertical-align="middle" draw:auto-grow-height="false" fo:min-height="0.304cm" fo:min-width="0.537cm"/>
    </style:style>
    <style:style style:name="gr10" style:family="graphic" style:parent-style-name="Default_20_Drawing_20_Style_5f_1">
      <style:graphic-properties draw:textarea-horizontal-align="justify" draw:textarea-vertical-align="middle" draw:auto-grow-height="false" fo:min-height="0.248cm" fo:min-width="0cm" draw:shadow="hidden"/>
    </style:style>
    <style:style style:name="gr11" style:family="graphic" style:parent-style-name="Default_20_Drawing_20_Style_5f_1">
      <style:graphic-properties draw:textarea-horizontal-align="justify" draw:textarea-vertical-align="middle" draw:auto-grow-height="false" fo:min-height="1.295cm" fo:min-width="0.583cm" draw:shadow="hidden"/>
    </style:style>
    <style:style style:name="gr12" style:family="graphic" style:parent-style-name="Default_20_Drawing_20_Style_5f_1">
      <style:graphic-properties draw:textarea-horizontal-align="justify" draw:textarea-vertical-align="middle" draw:auto-grow-height="false" fo:min-height="0.04cm" fo:min-width="0cm" draw:shadow="hidden"/>
    </style:style>
    <style:style style:name="gr13" style:family="graphic">
      <style:graphic-properties style:protect="size"/>
    </style:style>
    <style:style style:name="gr14" style:family="graphic" style:parent-style-name="Default_20_Drawing_20_Style_5f_1">
      <style:graphic-properties draw:fill-color="#ffffff" draw:textarea-horizontal-align="justify" draw:textarea-vertical-align="middle" draw:auto-grow-height="false" fo:min-height="2.302cm" fo:min-width="1.152cm" draw:shadow="hidden"/>
    </style:style>
    <style:style style:name="gr15" style:family="graphic" style:parent-style-name="Default_20_Drawing_20_Style_5f_1">
      <style:graphic-properties draw:textarea-horizontal-align="justify" draw:textarea-vertical-align="middle" draw:auto-grow-height="false" fo:min-height="4.456cm" fo:min-width="4.182cm"/>
    </style:style>
    <style:style style:name="gr16" style:family="graphic" style:parent-style-name="Default_20_Drawing_20_Style_5f_1">
      <style:graphic-properties draw:fill-color="#1c527f" draw:textarea-horizontal-align="center" draw:textarea-vertical-align="middle"/>
    </style:style>
    <style:style style:name="gr17" style:family="graphic" style:parent-style-name="Default_20_Drawing_20_Style_5f_1">
      <style:graphic-properties draw:fill-color="#1c527f" draw:textarea-vertical-align="middle"/>
    </style:style>
    <style:style style:name="gr18" style:family="graphic" style:parent-style-name="Obj_5f_Line1">
      <style:graphic-properties draw:stroke="dash" draw:stroke-dash="Dash_20__28_Rounded_29_" svg:stroke-width="0.159cm" draw:marker-start-width="0.438cm" draw:marker-end-width="0.438cm" svg:stroke-linecap="round" fo:padding-top="0.204cm" fo:padding-bottom="0.204cm" fo:padding-left="0.329cm" fo:padding-right="0.329cm"/>
    </style:style>
    <style:style style:name="gr19" style:family="graphic" style:parent-style-name="standard">
      <style:graphic-properties draw:stroke="none" svg:stroke-width="0cm" draw:fill="solid" draw:fill-color="#1c527f" draw:opacity="100%" draw:textarea-horizontal-align="center" draw:textarea-vertical-align="middle"/>
    </style:style>
    <style:style style:name="gr20" style:family="graphic" style:parent-style-name="Obj_5f_Line1">
      <style:graphic-properties draw:textarea-vertical-align="middle"/>
    </style:style>
    <style:style style:name="gr21" style:family="graphic" style:parent-style-name="Obj_5f_Line2">
      <style:graphic-properties draw:textarea-vertical-align="middle"/>
    </style:style>
    <style:style style:name="gr22" style:family="graphic" style:parent-style-name="Default_20_Drawing_20_Style_5f_1">
      <style:graphic-properties draw:textarea-horizontal-align="justify" draw:textarea-vertical-align="middle" draw:auto-grow-height="false" fo:min-height="4.594cm" fo:min-width="4.344cm"/>
    </style:style>
    <style:style style:name="gr23" style:family="graphic" style:parent-style-name="Default_20_Drawing_20_Style_5f_1">
      <style:graphic-properties draw:textarea-horizontal-align="justify" draw:textarea-vertical-align="middle" draw:auto-grow-height="false" fo:min-height="0.306cm" fo:min-width="0.277cm"/>
    </style:style>
    <style:style style:name="gr24" style:family="graphic" style:parent-style-name="Default_20_Drawing_20_Style_5f_1">
      <style:graphic-properties draw:textarea-horizontal-align="center" draw:textarea-vertical-align="middle"/>
    </style:style>
    <style:style style:name="gr25" style:family="graphic" style:parent-style-name="Default_20_Drawing_20_Style_5f_1">
      <style:graphic-properties svg:stroke-color="#ffffff" draw:fill="none" draw:textarea-horizontal-align="justify" draw:textarea-vertical-align="middle" draw:auto-grow-height="false" fo:min-height="6.369cm" fo:min-width="6.116cm"/>
    </style:style>
    <style:style style:name="gr26" style:family="graphic" style:parent-style-name="Default_20_Drawing_20_Style_5f_1">
      <style:graphic-properties draw:stroke="solid" svg:stroke-width="0.106cm" svg:stroke-color="#1c527f" draw:marker-start-width="0.359cm" draw:marker-end-width="0.359cm" draw:textarea-horizontal-align="justify" draw:textarea-vertical-align="middle" draw:auto-grow-height="false" fo:min-height="1.131cm" fo:min-width="0.765cm" fo:padding-top="0.178cm" fo:padding-bottom="0.178cm" fo:padding-left="0.303cm" fo:padding-right="0.303cm"/>
    </style:style>
    <style:style style:name="gr27" style:family="graphic" style:parent-style-name="Default_20_Drawing_20_Style_5f_1">
      <style:graphic-properties draw:stroke="solid" svg:stroke-width="0.106cm" svg:stroke-color="#1c527f" draw:marker-start-width="0.359cm" draw:marker-end-width="0.359cm" draw:textarea-horizontal-align="center" draw:textarea-vertical-align="middle" fo:padding-top="0.178cm" fo:padding-bottom="0.178cm" fo:padding-left="0.303cm" fo:padding-right="0.303cm"/>
    </style:style>
    <style:style style:name="gr28" style:family="graphic" style:parent-style-name="Default_20_Drawing_20_Style_5f_1">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29" style:family="graphic" style:parent-style-name="Default_20_Drawing_20_Style_5f_1">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30" style:family="graphic" style:parent-style-name="Default_20_Drawing_20_Style_5f_1">
      <style:graphic-properties draw:stroke="none" draw:textarea-horizontal-align="justify" draw:textarea-vertical-align="middle" draw:auto-grow-height="false" fo:min-height="0.528cm" fo:min-width="2.527cm" fo:wrap-option="wrap"/>
    </style:style>
    <style:style style:name="gr31" style:family="graphic" style:parent-style-name="Default_20_Drawing_20_Style_5f_1">
      <style:graphic-properties draw:stroke="none" draw:textarea-horizontal-align="justify" draw:textarea-vertical-align="middle" draw:auto-grow-height="false" fo:min-height="0.543cm" fo:min-width="0.864cm" fo:wrap-option="wrap"/>
    </style:style>
    <style:style style:name="gr32" style:family="graphic" style:parent-style-name="Default_20_Drawing_20_Style_5f_1">
      <style:graphic-properties draw:stroke="none" draw:textarea-horizontal-align="justify" draw:textarea-vertical-align="middle" draw:auto-grow-height="false" fo:min-height="0.533cm" fo:min-width="0.861cm" fo:wrap-option="wrap"/>
    </style:style>
    <style:style style:name="gr33" style:family="graphic" style:parent-style-name="Default_20_Drawing_20_Style_5f_1">
      <style:graphic-properties draw:textarea-horizontal-align="justify" draw:textarea-vertical-align="middle" draw:auto-grow-height="false" fo:min-height="4.448cm" fo:min-width="4.179cm"/>
    </style:style>
    <style:style style:name="gr34" style:family="graphic" style:parent-style-name="Default_20_Drawing_20_Style_5f_1">
      <style:graphic-properties draw:stroke="none" draw:textarea-horizontal-align="justify" draw:textarea-vertical-align="middle" draw:auto-grow-height="false" fo:min-height="2.015cm" fo:min-width="1.625cm"/>
    </style:style>
    <style:style style:name="gr35" style:family="graphic" style:parent-style-name="Default_20_Drawing_20_Style_5f_1">
      <style:graphic-properties draw:stroke="none" draw:textarea-horizontal-align="center" draw:textarea-vertical-align="middle"/>
    </style:style>
    <style:style style:name="gr36" style:family="graphic" style:parent-style-name="Default_20_Drawing_20_Style_5f_1">
      <style:graphic-properties draw:stroke="none" draw:textarea-horizontal-align="justify" draw:textarea-vertical-align="middle" draw:auto-grow-height="false" fo:min-height="1.119cm" fo:min-width="0cm"/>
    </style:style>
    <style:style style:name="gr37" style:family="graphic" style:parent-style-name="Default_20_Drawing_20_Style_5f_1">
      <style:graphic-properties draw:stroke="none" draw:textarea-horizontal-align="justify" draw:textarea-vertical-align="middle" draw:auto-grow-height="false" fo:min-height="1.108cm" fo:min-width="0cm"/>
    </style:style>
    <style:style style:name="gr38" style:family="graphic" style:parent-style-name="Default_20_Drawing_20_Style_5f_1">
      <style:graphic-properties draw:stroke="none" draw:textarea-horizontal-align="justify" draw:textarea-vertical-align="middle" draw:auto-grow-height="false" fo:min-height="0.863cm" fo:min-width="1.153cm" draw:shadow="hidden"/>
    </style:style>
    <style:style style:name="gr39" style:family="graphic" style:parent-style-name="Default_20_Drawing_20_Style_5f_1">
      <style:graphic-properties draw:stroke="none" draw:textarea-horizontal-align="justify" draw:textarea-vertical-align="middle" draw:auto-grow-height="false" fo:min-height="0cm" fo:min-width="0cm"/>
    </style:style>
    <style:style style:name="gr40" style:family="graphic" style:parent-style-name="standard">
      <style:graphic-properties draw:stroke="none" draw:fill-color="#1c527f" draw:textarea-horizontal-align="justify" draw:textarea-vertical-align="middle" draw:auto-grow-height="false" fo:min-height="8.774cm" fo:min-width="8.524cm"/>
    </style:style>
    <style:style style:name="gr41"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5.898cm" fo:min-width="5.637cm" fo:padding-top="0.231cm" fo:padding-bottom="0.231cm" fo:padding-left="0.356cm" fo:padding-right="0.356cm"/>
    </style:style>
    <style:style style:name="gr42"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style>
    <style:style style:name="gr43" style:family="graphic" style:parent-style-name="standard">
      <style:graphic-properties draw:stroke="none" svg:stroke-width="0.212cm" svg:stroke-color="#ffffff" draw:marker-start-width="0.518cm" draw:marker-end-width="0.518cm" draw:fill="solid" draw:fill-color="#1c527f" draw:textarea-horizontal-align="justify" draw:textarea-vertical-align="middle" draw:auto-grow-height="false" fo:min-height="0.391cm" fo:min-width="0.534cm" fo:padding-top="0.231cm" fo:padding-bottom="0.231cm" fo:padding-left="0.356cm" fo:padding-right="0.356cm"/>
    </style:style>
    <style:style style:name="gr4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45" style:family="graphic" style:parent-style-name="standard">
      <style:graphic-properties svg:stroke-color="#ffffff" draw:fill="none" draw:textarea-horizontal-align="justify" draw:textarea-vertical-align="middle" draw:auto-grow-height="false" fo:min-height="6.369cm" fo:min-width="6.123cm"/>
    </style:style>
    <style:style style:name="gr46" style:family="graphic" style:parent-style-name="standard">
      <style:graphic-properties draw:stroke="none" draw:fill-color="#ffffff" draw:textarea-horizontal-align="justify" draw:textarea-vertical-align="middle" draw:auto-grow-height="false" fo:min-height="3.579cm" fo:min-width="5.897cm"/>
    </style:style>
    <style:style style:name="gr47" style:family="graphic" style:parent-style-name="standard">
      <style:graphic-properties draw:stroke="none" draw:fill-color="#1c527f" draw:textarea-horizontal-align="justify" draw:textarea-vertical-align="middle" draw:auto-grow-height="false" fo:min-height="2.611cm" fo:min-width="0.609cm"/>
    </style:style>
    <style:style style:name="gr48" style:family="graphic" style:parent-style-name="standard">
      <style:graphic-properties draw:stroke="none" draw:fill-color="#1c527f" draw:textarea-horizontal-align="justify" draw:textarea-vertical-align="middle" draw:auto-grow-height="false" fo:min-height="0.41cm" fo:min-width="2.834cm"/>
    </style:style>
    <style:style style:name="gr49" style:family="graphic" style:parent-style-name="standard">
      <style:graphic-properties draw:stroke="none" draw:fill-color="#1c527f" draw:textarea-horizontal-align="justify" draw:textarea-vertical-align="middle" draw:auto-grow-height="false" fo:min-height="0.418cm" fo:min-width="2.832cm"/>
    </style:style>
    <style:style style:name="gr50" style:family="graphic" style:parent-style-name="standard">
      <style:graphic-properties draw:stroke="none" draw:fill-color="#1c527f" draw:textarea-horizontal-align="justify" draw:textarea-vertical-align="middle" draw:auto-grow-height="false" fo:min-height="0cm" fo:min-width="0cm"/>
    </style:style>
    <style:style style:name="gr51" style:family="graphic" style:parent-style-name="standard">
      <style:graphic-properties draw:stroke="none" draw:fill-color="#ffffff" draw:textarea-horizontal-align="justify" draw:textarea-vertical-align="middle" draw:auto-grow-height="false" fo:min-height="0.092cm" fo:min-width="0.316cm"/>
    </style:style>
    <style:style style:name="gr52" style:family="graphic" style:parent-style-name="standard">
      <style:graphic-properties draw:stroke="none" draw:fill-color="#ffffff" draw:textarea-horizontal-align="justify" draw:textarea-vertical-align="middle" draw:auto-grow-height="false" fo:min-height="4.402cm" fo:min-width="4.159cm"/>
    </style:style>
    <style:style style:name="gr53" style:family="graphic" style:parent-style-name="standard">
      <style:graphic-properties draw:stroke="none" draw:fill-color="#1c527f" draw:textarea-horizontal-align="justify" draw:textarea-vertical-align="middle" draw:auto-grow-height="false" fo:min-height="0.265cm" fo:min-width="3.392cm"/>
    </style:style>
    <style:style style:name="gr54" style:family="graphic" style:parent-style-name="standard">
      <style:graphic-properties draw:stroke="none" draw:fill-color="#1c527f" draw:textarea-horizontal-align="justify" draw:textarea-vertical-align="middle" draw:auto-grow-height="false" fo:min-height="0.266cm" fo:min-width="2.18cm"/>
    </style:style>
    <style:style style:name="gr55"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56"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57"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58" style:family="graphic" style:parent-style-name="standard">
      <style:graphic-properties draw:stroke="none" draw:fill-color="#ffffff" draw:textarea-horizontal-align="justify" draw:textarea-vertical-align="middle" draw:auto-grow-height="false" fo:min-height="1.911cm" fo:min-width="4.214cm"/>
    </style:style>
    <style:style style:name="gr59"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60" style:family="graphic" style:parent-style-name="Obj_5f_Background">
      <style:graphic-properties fo:min-height="8.774cm" fo:min-width="8.524cm"/>
    </style:style>
    <style:style style:name="gr61" style:family="graphic" style:parent-style-name="Obj_5f_Inner">
      <style:graphic-properties fo:min-height="4.25cm" fo:min-width="6.5cm"/>
    </style:style>
    <style:style style:name="gr62" style:family="graphic" style:parent-style-name="Obj_5f_Inner2">
      <style:graphic-properties fo:min-height="0cm" fo:min-width="0cm"/>
      <style:paragraph-properties style:writing-mode="lr-tb"/>
    </style:style>
    <style:style style:name="gr63" style:family="graphic" style:parent-style-name="Obj_5f_Inner">
      <style:graphic-properties fo:min-height="0.5cm" fo:min-width="5.125cm"/>
    </style:style>
    <style:style style:name="gr64" style:family="graphic" style:parent-style-name="standard">
      <style:graphic-properties draw:stroke="none" svg:stroke-color="#000000" draw:fill="solid" draw:fill-color="#ffffff" draw:textarea-horizontal-align="center" draw:textarea-vertical-align="middle" fo:min-height="4.065cm" draw:shadow="hidden"/>
    </style:style>
    <style:style style:name="gr65" style:family="graphic" style:parent-style-name="Obj_5f_Inner">
      <style:graphic-properties fo:min-height="0.369cm" fo:min-width="0.119cm"/>
    </style:style>
    <style:style style:name="gr66" style:family="graphic" style:parent-style-name="Obj_5f_Inner">
      <style:graphic-properties draw:textarea-horizontal-align="center" draw:textarea-vertical-align="middle" fo:min-height="3.125cm" fo:min-width="6.875cm" draw:shadow="hidden"/>
    </style:style>
    <style:style style:name="gr67" style:family="graphic" style:parent-style-name="Default_20_Drawing_20_Style_5f_1">
      <style:graphic-properties draw:opacity="19%" draw:textarea-horizontal-align="justify" draw:textarea-vertical-align="middle" draw:auto-grow-height="false" fo:min-height="4.456cm" fo:min-width="4.182cm"/>
    </style:style>
    <style:style style:name="gr68" style:family="graphic" style:parent-style-name="Obj_5f_Line2">
      <style:graphic-properties draw:opacity="37%" draw:textarea-vertical-align="middle"/>
    </style:style>
    <style:style style:name="gr69" style:family="graphic" style:parent-style-name="standard">
      <style:graphic-properties draw:stroke="solid" svg:stroke-color="#ffffff" draw:fill="solid" draw:fill-color="#1c527f" draw:textarea-horizontal-align="center" draw:textarea-vertical-align="middle" fo:min-height="4.065cm" draw:shadow="hidden"/>
    </style:style>
    <style:style style:name="gr70" style:family="graphic" style:parent-style-name="Obj_5f_Inner">
      <style:graphic-properties fo:min-height="0.055cm" fo:min-width="0cm"/>
    </style:style>
    <style:style style:name="gr71" style:family="graphic" style:parent-style-name="Obj_5f_Inner">
      <style:graphic-properties fo:min-height="0.082cm" fo:min-width="0cm"/>
    </style:style>
    <style:style style:name="gr72" style:family="graphic" style:parent-style-name="Obj_5f_Inner">
      <style:graphic-properties fo:min-height="0cm" fo:min-width="0cm"/>
    </style:style>
    <style:style style:name="gr73" style:family="graphic" style:parent-style-name="Obj_5f_Inner">
      <style:graphic-properties fo:min-height="0.001cm" fo:min-width="0cm"/>
    </style:style>
    <style:style style:name="gr74" style:family="graphic" style:parent-style-name="Obj_5f_Inner2">
      <style:graphic-properties draw:opacity="100%" draw:textarea-vertical-align="middle" draw:auto-grow-height="false"/>
    </style:style>
    <style:style style:name="gr75" style:family="graphic" style:parent-style-name="Obj_5f_Background">
      <style:graphic-properties fo:min-height="9.706cm" fo:min-width="9.456cm"/>
    </style:style>
    <style:style style:name="gr76" style:family="graphic" style:parent-style-name="standard">
      <style:graphic-properties draw:stroke="none" svg:stroke-color="#000000" draw:fill="solid" draw:fill-color="#ffffff" draw:textarea-horizontal-align="center" draw:textarea-vertical-align="middle" fo:min-height="1.69cm" draw:shadow="hidden"/>
    </style:style>
    <style:style style:name="gr77" style:family="graphic" style:parent-style-name="Default_20_Drawing_20_Style_5f_1">
      <style:graphic-properties draw:textarea-horizontal-align="justify" draw:textarea-vertical-align="middle" draw:auto-grow-height="false" fo:min-height="4.448cm" fo:min-width="4.179cm" draw:shadow="hidden"/>
    </style:style>
    <style:style style:name="gr78" style:family="graphic" style:parent-style-name="Obj_5f_Inner2">
      <style:graphic-properties draw:fill-color="#236aa5" draw:textarea-horizontal-align="justify" draw:textarea-vertical-align="middle" draw:auto-grow-height="false" fo:min-height="7.375cm" fo:min-width="9.875cm" draw:shadow="hidden"/>
    </style:style>
    <style:style style:name="gr79" style:family="graphic" style:parent-style-name="standard">
      <style:graphic-properties draw:textarea-horizontal-align="justify" draw:textarea-vertical-align="middle" draw:auto-grow-height="false" fo:min-height="0cm" fo:min-width="0cm"/>
    </style:style>
    <style:style style:name="gr80" style:family="graphic" style:parent-style-name="Obj_5f_Inner">
      <style:graphic-properties fo:min-height="0.226cm" fo:min-width="0cm"/>
    </style:style>
    <style:style style:name="gr81"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82" style:family="graphic" style:parent-style-name="Obj_5f_Boundary">
      <style:graphic-properties fo:min-height="6.375cm" fo:min-width="6.125cm"/>
    </style:style>
    <style:style style:name="gr83" style:family="graphic" style:parent-style-name="Default_20_Drawing_20_Style_5f_1">
      <style:graphic-properties draw:textarea-horizontal-align="justify" draw:textarea-vertical-align="middle" draw:auto-grow-height="false" fo:min-height="4.456cm" fo:min-width="4.182cm" draw:shadow="hidden"/>
    </style:style>
    <style:style style:name="gr84" style:family="graphic" style:parent-style-name="standard">
      <style:graphic-properties draw:stroke="none" draw:fill-color="#ffffff" draw:textarea-horizontal-align="justify" draw:textarea-vertical-align="middle" draw:auto-grow-height="false" fo:min-height="0.435cm" fo:min-width="0.892cm"/>
    </style:style>
    <style:style style:name="gr85" style:family="graphic" style:parent-style-name="standard">
      <style:graphic-properties draw:stroke="none" draw:fill-color="#ffffff" draw:textarea-horizontal-align="justify" draw:textarea-vertical-align="middle" draw:auto-grow-height="false" fo:min-height="0.939cm" fo:min-width="4.16cm"/>
    </style:style>
    <style:style style:name="gr86" style:family="graphic" style:parent-style-name="Obj_5f_Inner">
      <style:graphic-properties draw:textarea-horizontal-align="center" draw:textarea-vertical-align="middle" fo:min-height="1.4cm" fo:min-width="0.15cm"/>
    </style:style>
    <style:style style:name="gr87" style:family="graphic" style:parent-style-name="Obj_5f_Inner">
      <style:graphic-properties draw:textarea-horizontal-align="center" draw:textarea-vertical-align="middle" fo:min-height="1.45cm" fo:min-width="0.15cm"/>
    </style:style>
    <style:style style:name="gr88" style:family="graphic" style:parent-style-name="Obj_5f_Inner2">
      <style:graphic-properties draw:textarea-horizontal-align="justify" draw:textarea-vertical-align="middle" draw:auto-grow-height="false" fo:min-height="0.5cm" fo:min-width="0.15cm"/>
    </style:style>
    <style:style style:name="gr89" style:family="graphic" style:parent-style-name="Obj_5f_Inner2">
      <style:graphic-properties draw:textarea-horizontal-align="justify" draw:textarea-vertical-align="middle" draw:auto-grow-height="false" fo:min-height="0.422cm" fo:min-width="0.172cm"/>
    </style:style>
    <style:style style:name="gr90" style:family="graphic" style:parent-style-name="standard">
      <style:graphic-properties draw:stroke="none" draw:fill-color="#ffffff" draw:textarea-horizontal-align="justify" draw:textarea-vertical-align="middle" draw:auto-grow-height="false" fo:min-height="0.565cm" fo:min-width="1.351cm"/>
    </style:style>
    <style:style style:name="gr91" style:family="graphic" style:parent-style-name="Obj_5f_Inner2">
      <style:graphic-properties draw:stroke="none" svg:stroke-color="#000000" draw:fill="none" draw:fill-color="#ffffff" fo:min-height="1.7cm"/>
      <style:paragraph-properties style:writing-mode="lr-tb"/>
    </style:style>
    <style:style style:name="gr92" style:family="graphic" style:parent-style-name="Obj_5f_Inner2">
      <style:graphic-properties draw:stroke="none" draw:fill="none" fo:min-height="2.118cm"/>
      <style:paragraph-properties style:writing-mode="lr-tb"/>
    </style:style>
    <style:style style:name="gr93"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94"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95" style:family="graphic" style:parent-style-name="Obj_5f_Line1">
      <style:graphic-properties draw:stroke="solid" draw:textarea-vertical-align="middle"/>
    </style:style>
    <style:style style:name="gr96" style:family="graphic" style:parent-style-name="standard">
      <style:graphic-properties draw:stroke="none" draw:fill-color="#ffffff" draw:textarea-horizontal-align="justify" draw:textarea-vertical-align="middle" draw:auto-grow-height="false" fo:min-height="0.498cm" fo:min-width="1.351cm"/>
    </style:style>
    <style:style style:name="gr97" style:family="graphic" style:parent-style-name="Obj_5f_Inner">
      <style:graphic-properties fo:min-height="0.174cm" fo:min-width="0cm"/>
    </style:style>
    <style:style style:name="gr98" style:family="graphic" style:parent-style-name="Obj_5f_Inner">
      <style:graphic-properties draw:textarea-horizontal-align="center" draw:textarea-vertical-align="middle" fo:min-height="0cm" fo:min-width="3cm"/>
    </style:style>
    <style:style style:name="gr99" style:family="graphic" style:parent-style-name="Obj_5f_Inner">
      <style:graphic-properties draw:textarea-horizontal-align="center" draw:textarea-vertical-align="middle" fo:min-height="0cm" fo:min-width="3.15cm"/>
    </style:style>
    <style:style style:name="gr100" style:family="graphic" style:parent-style-name="Obj_5f_Inner">
      <style:graphic-properties draw:textarea-horizontal-align="center" draw:textarea-vertical-align="middle" fo:min-height="0cm" fo:min-width="2.426cm"/>
    </style:style>
    <style:style style:name="gr101" style:family="graphic" style:parent-style-name="standard">
      <style:graphic-properties draw:stroke="none" draw:fill-color="#666666" draw:textarea-horizontal-align="justify" draw:textarea-vertical-align="middle" draw:auto-grow-height="false" fo:min-height="6.97cm" fo:min-width="6.72cm"/>
    </style:style>
    <style:style style:name="gr102" style:family="graphic" style:parent-style-name="standard">
      <style:graphic-properties svg:stroke-color="#ffffff" draw:fill-color="#ffffff" draw:textarea-horizontal-align="justify" draw:textarea-vertical-align="middle" draw:auto-grow-height="false" fo:min-height="0.073cm" fo:min-width="0cm"/>
    </style:style>
    <style:style style:name="gr103" style:family="graphic" style:parent-style-name="standard">
      <style:graphic-properties draw:stroke="none" draw:fill-color="#ffffff" draw:textarea-horizontal-align="justify" draw:textarea-vertical-align="middle" draw:auto-grow-height="false" fo:min-height="1.164cm" fo:min-width="0.914cm"/>
    </style:style>
    <style:style style:name="gr104" style:family="graphic" style:parent-style-name="standard">
      <style:graphic-properties draw:stroke="none" draw:fill-color="#ffffff" draw:textarea-horizontal-align="justify" draw:textarea-vertical-align="middle" draw:auto-grow-height="false" fo:min-height="1.568cm" fo:min-width="1.34cm"/>
    </style:style>
    <style:style style:name="gr105" style:family="graphic" style:parent-style-name="standard">
      <style:graphic-properties draw:stroke="none" draw:fill-color="#ffffff" draw:textarea-horizontal-align="justify" draw:textarea-vertical-align="middle" draw:auto-grow-height="false" fo:min-height="0.783cm" fo:min-width="0.547cm"/>
    </style:style>
    <style:style style:name="gr106" style:family="graphic" style:parent-style-name="standard">
      <style:graphic-properties draw:stroke="none" draw:fill-color="#ffffff" draw:textarea-horizontal-align="justify" draw:textarea-vertical-align="middle" draw:auto-grow-height="false" fo:min-height="1.031cm" fo:min-width="3.05cm"/>
    </style:style>
    <style:style style:name="gr107" style:family="graphic" style:parent-style-name="standard">
      <style:graphic-properties draw:stroke="none" draw:fill-color="#ffffff" draw:textarea-horizontal-align="justify" draw:textarea-vertical-align="middle" draw:auto-grow-height="false" fo:min-height="1.872cm" fo:min-width="1.622cm"/>
    </style:style>
    <style:style style:name="gr108" style:family="graphic" style:parent-style-name="standard">
      <style:graphic-properties draw:stroke="none" draw:fill-color="#ffffff" draw:textarea-horizontal-align="justify" draw:textarea-vertical-align="middle" draw:auto-grow-height="false" fo:min-height="1.59cm" fo:min-width="1.337cm"/>
    </style:style>
    <style:style style:name="gr109" style:family="graphic" style:parent-style-name="standard">
      <style:graphic-properties draw:stroke="none" draw:fill-color="#ffffff" draw:textarea-horizontal-align="justify" draw:textarea-vertical-align="middle" draw:auto-grow-height="false" fo:min-height="0.403cm" fo:min-width="0.217cm"/>
    </style:style>
    <style:style style:name="gr110" style:family="graphic" style:parent-style-name="standard">
      <style:graphic-properties draw:stroke="none" draw:fill-color="#ffffff" draw:textarea-horizontal-align="justify" draw:textarea-vertical-align="middle" draw:auto-grow-height="false" fo:min-height="0.339cm" fo:min-width="0.132cm"/>
    </style:style>
    <style:style style:name="gr111" style:family="graphic" style:parent-style-name="standard">
      <style:graphic-properties draw:stroke="none" draw:fill-color="#808080" draw:opacity="76%" draw:textarea-horizontal-align="justify" draw:textarea-vertical-align="middle" draw:auto-grow-height="false" fo:min-height="2.88cm" fo:min-width="4.799cm"/>
    </style:style>
    <style:style style:name="gr112"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113"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114"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115"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116" style:family="graphic" style:parent-style-name="standard">
      <style:graphic-properties draw:stroke="none" draw:fill-color="#ffffff" draw:textarea-horizontal-align="justify" draw:textarea-vertical-align="middle" draw:auto-grow-height="false" fo:min-height="4.286cm" fo:min-width="0.26cm"/>
    </style:style>
    <style:style style:name="gr117"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118" style:family="graphic" style:parent-style-name="standard">
      <style:graphic-properties draw:stroke="none" draw:fill-color="#666666" draw:textarea-horizontal-align="justify" draw:textarea-vertical-align="middle" draw:auto-grow-height="false" fo:min-height="1.787cm" fo:min-width="0cm"/>
    </style:style>
    <style:style style:name="gr119" style:family="graphic" style:parent-style-name="standard">
      <style:graphic-properties draw:stroke="none" draw:fill-color="#666666" draw:textarea-horizontal-align="justify" draw:textarea-vertical-align="middle" draw:auto-grow-height="false" fo:min-height="0cm" fo:min-width="0cm"/>
    </style:style>
    <style:style style:name="gr120" style:family="graphic" style:parent-style-name="standard">
      <style:graphic-properties draw:stroke="none" draw:fill-color="#ffffff" draw:textarea-vertical-align="middle" draw:auto-grow-height="false" fo:min-height="0.736cm" fo:min-width="0.414cm"/>
    </style:style>
    <style:style style:name="gr121"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122"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123"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124" style:family="graphic" style:parent-style-name="standard">
      <style:graphic-properties draw:textarea-horizontal-align="justify" draw:textarea-vertical-align="middle" draw:auto-grow-height="false" fo:min-height="1.18cm" fo:min-width="0.836cm"/>
    </style:style>
    <style:style style:name="gr125" style:family="graphic" style:parent-style-name="standard">
      <style:graphic-properties draw:textarea-horizontal-align="center" draw:textarea-vertical-align="middle"/>
    </style:style>
    <style:style style:name="gr126" style:family="graphic" style:parent-style-name="standard">
      <style:graphic-properties draw:stroke="dash" draw:stroke-dash="Dot" svg:stroke-color="#ffffff" svg:stroke-linecap="butt" draw:fill="none" draw:textarea-horizontal-align="justify" draw:textarea-vertical-align="middle" draw:auto-grow-height="false" fo:min-height="5.05cm" fo:min-width="4.8cm"/>
    </style:style>
    <style:style style:name="gr127" style:family="graphic" style:parent-style-name="standard">
      <style:graphic-properties draw:textarea-horizontal-align="justify" draw:textarea-vertical-align="middle" draw:auto-grow-height="false" fo:min-height="5.159cm" fo:min-width="4.851cm"/>
    </style:style>
    <style:style style:name="gr128" style:family="graphic" style:parent-style-name="standard">
      <style:graphic-properties draw:fill-color="#666666" draw:textarea-vertical-align="middle"/>
    </style:style>
    <style:style style:name="gr129"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130"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131"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132" style:family="graphic" style:parent-style-name="standard">
      <style:graphic-properties draw:stroke="none" svg:stroke-color="#000000" draw:fill="none" draw:fill-color="#ffffff" draw:auto-grow-height="true" draw:auto-grow-width="false" fo:max-height="0cm" fo:min-height="3.587cm"/>
      <style:paragraph-properties style:writing-mode="lr-tb"/>
    </style:style>
    <style:style style:name="gr133" style:family="graphic" style:parent-style-name="standard">
      <style:graphic-properties draw:stroke="none" draw:fill-color="#ffffff" draw:textarea-horizontal-align="justify" draw:textarea-vertical-align="middle" draw:auto-grow-height="false" fo:min-height="1.54cm" fo:min-width="0.955cm"/>
    </style:style>
    <style:style style:name="gr134" style:family="graphic" style:parent-style-name="standard">
      <style:graphic-properties draw:stroke="none" draw:fill-color="#666666" draw:textarea-horizontal-align="justify" draw:textarea-vertical-align="middle" draw:auto-grow-height="false" fo:min-height="0.427cm" fo:min-width="0.167cm"/>
    </style:style>
    <style:style style:name="gr135" style:family="graphic" style:parent-style-name="standard">
      <style:graphic-properties draw:stroke="none" draw:fill-color="#ffffff" draw:textarea-horizontal-align="justify" draw:textarea-vertical-align="middle" draw:auto-grow-height="false" fo:min-height="0.574cm" fo:min-width="1.831cm"/>
    </style:style>
    <style:style style:name="gr136" style:family="graphic" style:parent-style-name="standard">
      <style:graphic-properties draw:stroke="none" draw:fill-color="#ffffff" draw:textarea-horizontal-align="justify" draw:textarea-vertical-align="middle" draw:auto-grow-height="false" fo:min-height="0.571cm" fo:min-width="0.122cm"/>
    </style:style>
    <style:style style:name="gr137" style:family="graphic" style:parent-style-name="standard">
      <style:graphic-properties draw:stroke="none" draw:fill-color="#ffffff" draw:textarea-horizontal-align="justify" draw:textarea-vertical-align="middle" draw:auto-grow-height="false" fo:min-height="1.54cm" fo:min-width="1.007cm"/>
    </style:style>
    <style:style style:name="gr138"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39" style:family="graphic" style:parent-style-name="standard">
      <style:graphic-properties draw:stroke="none" draw:fill-color="#ffffff" draw:textarea-horizontal-align="justify" draw:textarea-vertical-align="middle" draw:auto-grow-height="false" fo:min-height="0.941cm" fo:min-width="0.469cm"/>
    </style:style>
    <style:style style:name="gr140" style:family="graphic" style:parent-style-name="standard">
      <style:graphic-properties draw:stroke="none" draw:fill-color="#666666" draw:textarea-horizontal-align="justify" draw:textarea-vertical-align="middle" draw:auto-grow-height="false" fo:min-height="0.199cm" fo:min-width="0cm"/>
    </style:style>
    <style:style style:name="gr141" style:family="graphic" style:parent-style-name="standard">
      <style:graphic-properties draw:stroke="none" draw:fill-color="#ffffff" draw:textarea-horizontal-align="justify" draw:textarea-vertical-align="middle" draw:auto-grow-height="false" fo:min-height="0.299cm" fo:min-width="1.052cm"/>
    </style:style>
    <style:style style:name="gr142" style:family="graphic" style:parent-style-name="standard">
      <style:graphic-properties draw:stroke="none" draw:fill-color="#ffffff" draw:textarea-horizontal-align="justify" draw:textarea-vertical-align="middle" draw:auto-grow-height="false" fo:min-height="0.296cm" fo:min-width="0cm"/>
    </style:style>
    <style:style style:name="gr143" style:family="graphic" style:parent-style-name="standard">
      <style:graphic-properties draw:stroke="none" draw:fill-color="#ffffff" draw:textarea-horizontal-align="justify" draw:textarea-vertical-align="middle" draw:auto-grow-height="false" fo:min-height="0.942cm" fo:min-width="0.503cm"/>
    </style:style>
    <style:style style:name="gr144" style:family="graphic" style:parent-style-name="standard">
      <style:graphic-properties draw:stroke="none" draw:textarea-horizontal-align="justify" draw:textarea-vertical-align="middle" draw:auto-grow-height="false" fo:min-height="1.655cm" fo:min-width="5.206cm" draw:shadow="hidden"/>
    </style:style>
    <style:style style:name="gr145" style:family="graphic" style:parent-style-name="standard">
      <style:graphic-properties svg:stroke-color="#ffffff" draw:fill="none" draw:textarea-horizontal-align="justify" draw:textarea-vertical-align="middle" draw:auto-grow-height="false" fo:min-height="5.05cm" fo:min-width="4.8cm"/>
    </style:style>
    <style:style style:name="gr146" style:family="graphic" style:parent-style-name="standard">
      <style:graphic-properties draw:stroke="none" draw:fill-color="#ffffff" draw:textarea-horizontal-align="justify" draw:textarea-vertical-align="middle" draw:auto-grow-height="false" fo:min-height="0.648cm" fo:min-width="0.206cm"/>
    </style:style>
    <style:style style:name="gr147" style:family="graphic" style:parent-style-name="standard">
      <style:graphic-properties draw:stroke="none" draw:fill-color="#666666" draw:textarea-horizontal-align="justify" draw:textarea-vertical-align="middle" draw:auto-grow-height="false" fo:min-height="0.369cm" fo:min-width="0cm"/>
    </style:style>
    <style:style style:name="gr148" style:family="graphic" style:parent-style-name="standard">
      <style:graphic-properties draw:stroke="none" draw:fill-color="#ffffff" draw:textarea-horizontal-align="justify" draw:textarea-vertical-align="middle" draw:auto-grow-height="false" fo:min-height="0cm" fo:min-width="0cm"/>
    </style:style>
    <style:style style:name="gr149" style:family="graphic" style:parent-style-name="standard">
      <style:graphic-properties draw:stroke="none" draw:fill-color="#ffffff" draw:textarea-horizontal-align="justify" draw:textarea-vertical-align="middle" draw:auto-grow-height="false" fo:min-height="0.03cm" fo:min-width="1.338cm"/>
    </style:style>
    <style:style style:name="gr150" style:family="graphic" style:parent-style-name="standard">
      <style:graphic-properties draw:stroke="none" draw:fill-color="#ffffff" draw:textarea-horizontal-align="justify" draw:textarea-vertical-align="middle" draw:auto-grow-height="false" fo:min-height="1.525cm" fo:min-width="0.955cm"/>
    </style:style>
    <style:style style:name="gr151" style:family="graphic" style:parent-style-name="standard">
      <style:graphic-properties draw:stroke="none" draw:fill-color="#666666" draw:textarea-horizontal-align="justify" draw:textarea-vertical-align="middle" draw:auto-grow-height="false" fo:min-height="0.421cm" fo:min-width="0.167cm"/>
    </style:style>
    <style:style style:name="gr152" style:family="graphic" style:parent-style-name="standard">
      <style:graphic-properties draw:textarea-horizontal-align="justify" draw:textarea-vertical-align="middle" draw:auto-grow-height="false" fo:min-height="0.822cm" fo:min-width="1.339cm"/>
    </style:style>
    <style:style style:name="gr153" style:family="graphic" style:parent-style-name="standard">
      <style:graphic-properties draw:stroke="none" draw:fill-color="#ffffff" draw:textarea-horizontal-align="justify" draw:textarea-vertical-align="middle" draw:auto-grow-height="false" fo:min-height="0cm" fo:min-width="0.78cm"/>
    </style:style>
    <style:style style:name="gr154" style:family="graphic" style:parent-style-name="standard">
      <style:graphic-properties draw:stroke="none" draw:textarea-horizontal-align="justify" draw:textarea-vertical-align="middle" draw:auto-grow-height="false" fo:min-height="3.795cm" fo:min-width="4.809cm"/>
    </style:style>
    <style:style style:name="gr155" style:family="graphic" style:parent-style-name="standard">
      <style:graphic-properties draw:stroke="none" draw:fill-color="#666666" draw:textarea-horizontal-align="justify" draw:textarea-vertical-align="middle" draw:auto-grow-height="false" fo:min-height="0.228cm" fo:min-width="0cm"/>
    </style:style>
    <style:style style:name="gr156" style:family="graphic" style:parent-style-name="standard">
      <style:graphic-properties draw:textarea-horizontal-align="justify" draw:textarea-vertical-align="middle" draw:auto-grow-height="false" fo:min-height="0.568cm" fo:min-width="0cm"/>
    </style:style>
    <style:style style:name="gr157"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158" style:family="graphic" style:parent-style-name="standard">
      <style:graphic-properties draw:stroke="none" draw:textarea-horizontal-align="justify" draw:textarea-vertical-align="middle" draw:auto-grow-height="false" fo:min-height="0.578cm" fo:min-width="0.036cm"/>
    </style:style>
    <style:style style:name="gr159"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60" style:family="graphic" style:parent-style-name="standard">
      <style:graphic-properties draw:stroke="none" draw:fill-color="#ffffff" draw:textarea-horizontal-align="center" draw:textarea-vertical-align="middle"/>
    </style:style>
    <style:style style:name="gr161" style:family="graphic" style:parent-style-name="standard">
      <style:graphic-properties draw:stroke="none" draw:textarea-horizontal-align="justify" draw:textarea-vertical-align="middle" draw:auto-grow-height="false" fo:min-height="4.788cm" fo:min-width="4.538cm"/>
    </style:style>
    <style:style style:name="gr162" style:family="graphic" style:parent-style-name="standard">
      <style:graphic-properties draw:stroke="none" draw:fill-color="#666666" draw:textarea-horizontal-align="justify" draw:textarea-vertical-align="middle" draw:auto-grow-height="false" fo:min-height="1.346cm" fo:min-width="0cm"/>
    </style:style>
    <style:style style:name="gr163" style:family="graphic" style:parent-style-name="standard">
      <style:graphic-properties draw:stroke="none" draw:fill-color="#666666" draw:textarea-horizontal-align="justify" draw:textarea-vertical-align="middle" draw:auto-grow-height="false" fo:min-height="1.344cm" fo:min-width="0cm"/>
    </style:style>
    <style:style style:name="gr16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65"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6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67" style:family="graphic" style:parent-style-name="standard">
      <style:graphic-properties draw:stroke="none" draw:fill-color="#666666" draw:textarea-horizontal-align="justify" draw:textarea-vertical-align="middle" draw:auto-grow-height="false" fo:min-height="1.347cm" fo:min-width="0cm"/>
    </style:style>
    <style:style style:name="gr168"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6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70" style:family="graphic" style:parent-style-name="standard">
      <style:graphic-properties draw:stroke="none" draw:fill-color="#666666" draw:textarea-horizontal-align="justify" draw:textarea-vertical-align="middle" draw:auto-grow-height="false" fo:min-height="1.345cm" fo:min-width="0cm"/>
    </style:style>
    <style:style style:name="gr17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72" style:family="graphic" style:parent-style-name="standard">
      <style:graphic-properties draw:stroke="none" draw:fill-color="#666666" draw:textarea-horizontal-align="justify" draw:textarea-vertical-align="middle" draw:auto-grow-height="false" fo:min-height="1.342cm" fo:min-width="0cm"/>
    </style:style>
    <style:style style:name="gr173"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74" style:family="graphic" style:parent-style-name="standard">
      <style:graphic-properties draw:textarea-horizontal-align="justify" draw:textarea-vertical-align="middle" draw:auto-grow-height="false" fo:min-height="0.991cm" fo:min-width="4.141cm"/>
    </style:style>
    <style:style style:name="gr175" style:family="graphic" style:parent-style-name="standard">
      <style:graphic-properties draw:stroke="none" draw:fill-color="#666666" draw:textarea-horizontal-align="justify" draw:textarea-vertical-align="middle" draw:auto-grow-height="false" fo:min-height="0.695cm" fo:min-width="0cm"/>
    </style:style>
    <style:style style:name="gr176" style:family="graphic" style:parent-style-name="standard">
      <style:graphic-properties draw:stroke="none" draw:fill-color="#666666" draw:textarea-horizontal-align="justify" draw:textarea-vertical-align="middle" draw:auto-grow-height="false" fo:min-height="0cm" fo:min-width="2.652cm"/>
    </style:style>
    <style:style style:name="gr177" style:family="graphic" style:parent-style-name="standard">
      <style:graphic-properties draw:stroke="none" draw:fill-color="#666666" draw:textarea-horizontal-align="justify" draw:textarea-vertical-align="middle" draw:auto-grow-height="false" fo:min-height="0cm" fo:min-width="2.654cm"/>
    </style:style>
    <style:style style:name="gr178" style:family="graphic" style:parent-style-name="standard">
      <style:graphic-properties draw:textarea-horizontal-align="justify" draw:textarea-vertical-align="middle" draw:auto-grow-height="false" fo:min-height="0.7cm" fo:min-width="4.802cm"/>
    </style:style>
    <style:style style:name="gr179" style:family="graphic" style:parent-style-name="standard">
      <style:graphic-properties draw:textarea-horizontal-align="justify" draw:textarea-vertical-align="middle" draw:auto-grow-height="false" fo:min-height="2.104cm" fo:min-width="3.875cm"/>
    </style:style>
    <style:style style:name="gr180" style:family="graphic" style:parent-style-name="standard">
      <style:graphic-properties draw:stroke="none" draw:textarea-horizontal-align="justify" draw:textarea-vertical-align="middle" draw:auto-grow-height="false" fo:min-height="1.384cm" fo:min-width="0cm"/>
    </style:style>
    <style:style style:name="gr181" style:family="graphic" style:parent-style-name="standard">
      <style:graphic-properties draw:stroke="none" draw:textarea-horizontal-align="justify" draw:textarea-vertical-align="middle" draw:auto-grow-height="false" fo:min-height="0.915cm" fo:min-width="0cm"/>
    </style:style>
    <style:style style:name="gr182" style:family="graphic" style:parent-style-name="standard">
      <style:graphic-properties draw:stroke="none" draw:textarea-horizontal-align="justify" draw:textarea-vertical-align="middle" draw:auto-grow-height="false" fo:min-height="0.535cm" fo:min-width="0cm"/>
    </style:style>
    <style:style style:name="gr183" style:family="graphic" style:parent-style-name="standard">
      <style:graphic-properties draw:stroke="none" draw:textarea-horizontal-align="justify" draw:textarea-vertical-align="middle" draw:auto-grow-height="false" fo:min-height="0.594cm" fo:min-width="4.808cm"/>
    </style:style>
    <style:style style:name="gr184" style:family="graphic" style:parent-style-name="standard">
      <style:graphic-properties draw:textarea-horizontal-align="justify" draw:textarea-vertical-align="middle" draw:auto-grow-height="false" fo:min-height="4.456cm" fo:min-width="3.03cm"/>
    </style:style>
    <style:style style:name="gr185" style:family="graphic" style:parent-style-name="standard">
      <style:graphic-properties draw:textarea-horizontal-align="justify" draw:textarea-vertical-align="middle" draw:auto-grow-height="false" fo:min-height="0.121cm" fo:min-width="1.263cm"/>
    </style:style>
    <style:style style:name="gr186" style:family="graphic" style:parent-style-name="standard">
      <style:graphic-properties draw:textarea-horizontal-align="justify" draw:textarea-vertical-align="middle" draw:auto-grow-height="false" fo:min-height="0.037cm" fo:min-width="0.786cm"/>
    </style:style>
    <style:style style:name="gr187" style:family="graphic" style:parent-style-name="standard">
      <style:graphic-properties draw:fill-color="#666666" draw:textarea-horizontal-align="justify" draw:textarea-vertical-align="middle" draw:auto-grow-height="false" fo:min-height="1.167cm" fo:min-width="0.756cm"/>
    </style:style>
    <style:style style:name="gr188" style:family="graphic" style:parent-style-name="standard">
      <style:graphic-properties draw:fill-color="#666666" draw:textarea-horizontal-align="justify" draw:textarea-vertical-align="middle" draw:auto-grow-height="false" fo:min-height="0cm" fo:min-width="0cm"/>
    </style:style>
    <style:style style:name="gr189" style:family="graphic" style:parent-style-name="standard">
      <style:graphic-properties draw:fill-color="#666666" draw:textarea-horizontal-align="justify" draw:textarea-vertical-align="middle" draw:auto-grow-height="false" fo:min-height="0.286cm" fo:min-width="0.036cm" fo:wrap-option="wrap"/>
    </style:style>
    <style:style style:name="gr190" style:family="graphic" style:parent-style-name="standard">
      <style:graphic-properties draw:fill-color="#666666" draw:textarea-horizontal-align="justify" draw:textarea-vertical-align="middle" draw:auto-grow-height="false" fo:min-height="0.074cm" fo:min-width="0cm" fo:wrap-option="wrap"/>
    </style:style>
    <style:style style:name="gr191" style:family="graphic" style:parent-style-name="standard">
      <style:graphic-properties draw:fill-color="#666666" draw:textarea-horizontal-align="justify" draw:textarea-vertical-align="middle" draw:auto-grow-height="false" fo:min-height="0cm" fo:min-width="0.267cm" draw:shadow="hidden"/>
    </style:style>
    <style:style style:name="gr192" style:family="graphic" style:parent-style-name="standard">
      <style:graphic-properties draw:stroke="none" draw:textarea-horizontal-align="justify" draw:textarea-vertical-align="middle" draw:auto-grow-height="false" fo:min-height="4.297cm" fo:min-width="4.488cm"/>
    </style:style>
    <style:style style:name="gr193" style:family="graphic" style:parent-style-name="standard">
      <style:graphic-properties draw:stroke="none" draw:textarea-horizontal-align="justify" draw:textarea-vertical-align="middle" draw:auto-grow-height="false" fo:min-height="0.32cm" fo:min-width="4.815cm"/>
    </style:style>
    <style:style style:name="gr194" style:family="graphic" style:parent-style-name="standard">
      <style:graphic-properties draw:stroke="none" draw:fill-color="#666666" draw:textarea-horizontal-align="justify" draw:textarea-vertical-align="middle" draw:auto-grow-height="false" fo:min-height="2.501cm" fo:min-width="3.819cm"/>
    </style:style>
    <style:style style:name="gr195" style:family="graphic" style:parent-style-name="standard">
      <style:graphic-properties draw:stroke="none" draw:fill-color="#666666" draw:textarea-horizontal-align="justify" draw:textarea-vertical-align="middle" draw:auto-grow-height="false" fo:min-height="0.162cm" fo:min-width="0cm"/>
    </style:style>
    <style:style style:name="gr196" style:family="graphic" style:parent-style-name="standard">
      <style:graphic-properties draw:stroke="none" draw:fill-color="#666666" draw:textarea-horizontal-align="justify" draw:textarea-vertical-align="middle" draw:auto-grow-height="false" fo:min-height="0.311cm" fo:min-width="0.402cm"/>
    </style:style>
    <style:style style:name="gr197" style:family="graphic" style:parent-style-name="standard">
      <style:graphic-properties draw:stroke="none" draw:textarea-horizontal-align="justify" draw:textarea-vertical-align="middle" draw:auto-grow-height="false" fo:min-height="0cm" fo:min-width="0.624cm"/>
    </style:style>
    <style:style style:name="gr198" style:family="graphic" style:parent-style-name="standard">
      <style:graphic-properties draw:stroke="none" draw:textarea-horizontal-align="justify" draw:textarea-vertical-align="middle" draw:auto-grow-height="false" fo:min-height="0cm" fo:min-width="0.641cm"/>
    </style:style>
    <style:style style:name="gr199" style:family="graphic" style:parent-style-name="standard">
      <style:graphic-properties draw:stroke="none" draw:textarea-horizontal-align="justify" draw:textarea-vertical-align="middle" draw:auto-grow-height="false" fo:min-height="0.406cm" fo:min-width="0.39cm"/>
    </style:style>
    <style:style style:name="gr200" style:family="graphic" style:parent-style-name="standard">
      <style:graphic-properties draw:stroke="none" draw:textarea-horizontal-align="justify" draw:textarea-vertical-align="middle" draw:auto-grow-height="false" fo:min-height="0cm" fo:min-width="0.859cm"/>
    </style:style>
    <style:style style:name="gr201" style:family="graphic" style:parent-style-name="standard">
      <style:graphic-properties draw:stroke="none" draw:textarea-horizontal-align="justify" draw:textarea-vertical-align="middle" draw:auto-grow-height="false" fo:min-height="0.111cm" fo:min-width="0.714cm"/>
    </style:style>
    <style:style style:name="gr202" style:family="graphic" style:parent-style-name="standard">
      <style:graphic-properties draw:stroke="none" draw:textarea-horizontal-align="justify" draw:textarea-vertical-align="middle" draw:auto-grow-height="false" fo:min-height="0.362cm" fo:min-width="0cm"/>
    </style:style>
    <style:style style:name="gr203" style:family="graphic" style:parent-style-name="standard">
      <style:graphic-properties draw:stroke="none" draw:textarea-horizontal-align="justify" draw:textarea-vertical-align="middle" draw:auto-grow-height="false" fo:min-height="0.173cm" fo:min-width="0cm"/>
    </style:style>
    <style:style style:name="gr204" style:family="graphic" style:parent-style-name="standard">
      <style:graphic-properties draw:textarea-horizontal-align="justify" draw:textarea-vertical-align="middle" draw:auto-grow-height="false" fo:min-height="4.525cm" fo:min-width="4.285cm" draw:shadow="hidden"/>
    </style:style>
    <style:style style:name="gr205" style:family="graphic" style:parent-style-name="standard">
      <style:graphic-properties draw:fill-color="#666666" draw:textarea-horizontal-align="justify" draw:textarea-vertical-align="middle" draw:auto-grow-height="false" fo:min-height="0.837cm" fo:min-width="0cm"/>
    </style:style>
    <style:style style:name="gr206" style:family="graphic" style:parent-style-name="standard">
      <style:graphic-properties draw:textarea-horizontal-align="justify" draw:textarea-vertical-align="middle" draw:auto-grow-height="false" fo:min-height="0.134cm" fo:min-width="4.792cm"/>
    </style:style>
    <style:style style:name="gr207" style:family="graphic" style:parent-style-name="standard">
      <style:graphic-properties draw:textarea-horizontal-align="justify" draw:textarea-vertical-align="middle" draw:auto-grow-height="false" fo:min-height="0.134cm" fo:min-width="4.634cm"/>
    </style:style>
    <style:style style:name="gr208" style:family="graphic" style:parent-style-name="standard">
      <style:graphic-properties draw:textarea-horizontal-align="justify" draw:textarea-vertical-align="middle" draw:auto-grow-height="false" fo:min-height="1.3cm" fo:min-width="1.241cm"/>
    </style:style>
    <style:style style:name="gr209" style:family="graphic" style:parent-style-name="standard">
      <style:graphic-properties draw:textarea-horizontal-align="justify" draw:textarea-vertical-align="middle" draw:auto-grow-height="false" fo:min-height="1.3cm" fo:min-width="1.18cm"/>
    </style:style>
    <style:style style:name="gr210" style:family="graphic" style:parent-style-name="standard">
      <style:graphic-properties draw:textarea-horizontal-align="justify" draw:textarea-vertical-align="middle" draw:auto-grow-height="false" fo:min-height="1.3cm" fo:min-width="1.275cm"/>
    </style:style>
    <style:style style:name="gr211" style:family="graphic" style:parent-style-name="standard">
      <style:graphic-properties draw:textarea-horizontal-align="justify" draw:textarea-vertical-align="middle" draw:auto-grow-height="false" fo:min-height="1.761cm" fo:min-width="1.241cm"/>
    </style:style>
    <style:style style:name="gr212" style:family="graphic" style:parent-style-name="standard">
      <style:graphic-properties draw:textarea-horizontal-align="justify" draw:textarea-vertical-align="middle" draw:auto-grow-height="false" fo:min-height="1.761cm" fo:min-width="1.18cm"/>
    </style:style>
    <style:style style:name="gr213" style:family="graphic" style:parent-style-name="standard">
      <style:graphic-properties draw:textarea-horizontal-align="justify" draw:textarea-vertical-align="middle" draw:auto-grow-height="false" fo:min-height="1.761cm" fo:min-width="1.275cm"/>
    </style:style>
    <style:style style:name="gr214" style:family="graphic" style:parent-style-name="standard">
      <style:graphic-properties draw:textarea-horizontal-align="justify" draw:textarea-vertical-align="middle" draw:auto-grow-height="false" fo:min-height="0cm" fo:min-width="4.792cm"/>
    </style:style>
    <style:style style:name="gr215" style:family="graphic" style:parent-style-name="standard">
      <style:graphic-properties draw:textarea-horizontal-align="justify" draw:textarea-vertical-align="middle" draw:auto-grow-height="false" fo:min-height="0cm" fo:min-width="4.634cm"/>
    </style:style>
    <style:style style:name="gr216" style:family="graphic" style:parent-style-name="standard">
      <style:graphic-properties draw:fill-color="#ffffff" draw:textarea-horizontal-align="justify" draw:textarea-vertical-align="middle" draw:auto-grow-height="false" fo:min-height="0.432cm" fo:min-width="2.742cm"/>
    </style:style>
    <style:style style:name="gr217" style:family="graphic" style:parent-style-name="standard">
      <style:graphic-properties draw:fill-color="#ffffff" draw:textarea-horizontal-align="justify" draw:textarea-vertical-align="middle" draw:auto-grow-height="false" fo:min-height="1.741cm" fo:min-width="0.914cm"/>
    </style:style>
    <style:style style:name="gr218" style:family="graphic" style:parent-style-name="standard">
      <style:graphic-properties draw:fill-color="#ffffff" draw:textarea-horizontal-align="justify" draw:textarea-vertical-align="middle" draw:auto-grow-height="false" fo:min-height="0.422cm" fo:min-width="2.642cm"/>
    </style:style>
    <style:style style:name="gr219" style:family="graphic" style:parent-style-name="standard">
      <style:graphic-properties draw:fill-color="#ffffff" draw:textarea-horizontal-align="justify" draw:textarea-vertical-align="middle" draw:auto-grow-height="false" fo:min-height="0.168cm" fo:min-width="2.642cm"/>
    </style:style>
    <style:style style:name="gr220" style:family="graphic" style:parent-style-name="standard">
      <style:graphic-properties draw:fill-color="#ffffff" draw:textarea-horizontal-align="justify" draw:textarea-vertical-align="middle" draw:auto-grow-height="false" fo:min-height="0.011cm" fo:min-width="0cm"/>
    </style:style>
    <style:style style:name="gr221" style:family="graphic" style:parent-style-name="standard">
      <style:graphic-properties draw:fill-color="#ffffff" draw:textarea-horizontal-align="justify" draw:textarea-vertical-align="middle" draw:auto-grow-height="false" fo:min-height="0cm" fo:min-width="1.617cm"/>
    </style:style>
    <style:style style:name="gr222" style:family="graphic" style:parent-style-name="standard">
      <style:graphic-properties draw:fill-color="#ffffff" draw:textarea-horizontal-align="justify" draw:textarea-vertical-align="middle" draw:auto-grow-height="false" fo:min-height="1.098cm" fo:min-width="4.801cm"/>
    </style:style>
    <style:style style:name="gr223" style:family="graphic" style:parent-style-name="standard">
      <style:graphic-properties draw:fill-color="#ffffff" draw:textarea-horizontal-align="justify" draw:textarea-vertical-align="middle" draw:auto-grow-height="false" fo:min-height="3.335cm" fo:min-width="1.872cm"/>
    </style:style>
    <style:style style:name="gr224" style:family="graphic" style:parent-style-name="standard">
      <style:graphic-properties draw:fill-color="#666666" draw:textarea-horizontal-align="justify" draw:textarea-vertical-align="middle" draw:auto-grow-height="false" fo:min-height="1.094cm" fo:min-width="0.756cm"/>
    </style:style>
    <style:style style:name="gr225" style:family="graphic" style:parent-style-name="standard">
      <style:graphic-properties draw:fill-color="#666666" draw:textarea-horizontal-align="justify" draw:textarea-vertical-align="middle" draw:auto-grow-height="false" fo:min-height="0.013cm" fo:min-width="0cm"/>
    </style:style>
    <style:style style:name="gr226" style:family="graphic" style:parent-style-name="standard">
      <style:graphic-properties draw:fill-color="#ffffff" draw:textarea-horizontal-align="justify" draw:textarea-vertical-align="middle" draw:auto-grow-height="false" fo:min-height="0.255cm" fo:min-width="4.738cm" fo:wrap-option="wrap"/>
    </style:style>
    <style:style style:name="gr227" style:family="graphic" style:parent-style-name="standard">
      <style:graphic-properties draw:fill-color="#ffffff" draw:textarea-horizontal-align="justify" draw:textarea-vertical-align="middle" draw:auto-grow-height="false" fo:min-height="0.122cm" fo:min-width="0cm"/>
    </style:style>
    <style:style style:name="gr228" style:family="graphic" style:parent-style-name="standard">
      <style:graphic-properties draw:fill-color="#ffffff" draw:textarea-horizontal-align="justify" draw:textarea-vertical-align="middle" draw:auto-grow-height="false" fo:min-height="0.331cm" fo:min-width="2.291cm"/>
    </style:style>
    <style:style style:name="gr229" style:family="graphic" style:parent-style-name="standard">
      <style:graphic-properties draw:fill-color="#ffffff" draw:textarea-horizontal-align="justify" draw:textarea-vertical-align="middle" draw:auto-grow-height="false" fo:min-height="4.231cm" fo:min-width="0cm"/>
    </style:style>
    <style:style style:name="gr230" style:family="graphic" style:parent-style-name="standard">
      <style:graphic-properties draw:fill-color="#ffffff" draw:textarea-horizontal-align="justify" draw:textarea-vertical-align="middle" draw:auto-grow-height="false" fo:min-height="0cm" fo:min-width="3.89cm"/>
    </style:style>
    <style:style style:name="gr231" style:family="graphic" style:parent-style-name="standard">
      <style:graphic-properties draw:fill-color="#ffffff" draw:textarea-horizontal-align="justify" draw:textarea-vertical-align="middle" draw:auto-grow-height="false" fo:min-height="0cm" fo:min-width="3.463cm"/>
    </style:style>
    <style:style style:name="gr232" style:family="graphic" style:parent-style-name="standard">
      <style:graphic-properties draw:fill-color="#ffffff" draw:textarea-horizontal-align="justify" draw:textarea-vertical-align="middle" draw:auto-grow-height="false" fo:min-height="0cm" fo:min-width="2.909cm"/>
    </style:style>
    <style:style style:name="gr233" style:family="graphic" style:parent-style-name="standard">
      <style:graphic-properties draw:fill-color="#ffffff" draw:textarea-horizontal-align="justify" draw:textarea-vertical-align="middle" draw:auto-grow-height="false" fo:min-height="0.348cm" fo:min-width="0cm" draw:shadow="hidden"/>
    </style:style>
    <style:style style:name="gr234" style:family="graphic" style:parent-style-name="standard">
      <style:graphic-properties draw:fill-color="#ffffff" draw:textarea-horizontal-align="justify" draw:textarea-vertical-align="middle" draw:auto-grow-height="false" fo:min-height="0.287cm" fo:min-width="0cm" draw:shadow="hidden"/>
    </style:style>
    <style:style style:name="pr1" style:family="presentation" style:parent-style-name="預設-notes">
      <style:graphic-properties draw:fill-color="#ffffff" fo:min-height="13.364cm"/>
      <style:paragraph-properties style:writing-mode="lr-tb"/>
    </style:style>
    <style:style style:name="P1" style:family="paragraph">
      <loext:graphic-properties draw:fill-color="#1c527f"/>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color="#ffffff"/>
    </style:style>
    <style:style style:name="P5" style:family="paragraph">
      <loext:graphic-properties draw:fill="solid" draw:fill-color="#1c527f" draw:opacity="100%"/>
      <style:paragraph-properties fo:text-align="center"/>
    </style:style>
    <style:style style:name="P6" style:family="paragraph">
      <loext:graphic-properties draw:fill="none"/>
      <style:paragraph-properties fo:text-align="center"/>
    </style:style>
    <style:style style:name="P7" style:family="paragraph">
      <loext:graphic-properties draw:fill-color="#ffffff" draw:opacity="100%"/>
      <style:paragraph-properties fo:text-align="center"/>
    </style:style>
    <style:style style:name="P8" style:family="paragraph">
      <loext:graphic-properties draw:fill="solid" draw:fill-color="#1c527f"/>
      <style:paragraph-properties fo:text-align="center"/>
    </style:style>
    <style:style style:name="P9" style:family="paragraph">
      <loext:graphic-properties draw:fill="solid" draw:fill-color="#ffffff"/>
      <style:paragraph-properties fo:text-align="center" style:writing-mode="lr-tb"/>
      <style:text-properties fo:color="#ffffff" loext:opacity="100%" style:font-name="Noto Mono1" fo:font-size="9pt" style:font-size-asian="9pt" style:font-size-complex="9pt"/>
    </style:style>
    <style:style style:name="P10" style:family="paragraph">
      <style:paragraph-properties style:writing-mode="lr-tb"/>
    </style:style>
    <style:style style:name="P11" style:family="paragraph">
      <loext:graphic-properties draw:fill="solid" draw:fill-color="#ffffff"/>
      <style:paragraph-properties fo:text-align="center" style:writing-mode="lr-tb"/>
      <style:text-properties fo:color="#ffffff" loext:opacity="100%" style:text-outline="false" style:font-name="Cantarell Extra Bold" fo:font-size="47pt" fo:letter-spacing="-0.032cm" fo:font-weight="bold" fo:background-color="transparent" style:font-size-asian="47pt" style:font-weight-asian="bold" style:font-size-complex="47pt" style:font-weight-complex="bold"/>
    </style:style>
    <style:style style:name="P12" style:family="paragraph">
      <loext:graphic-properties draw:opacity="19%"/>
      <style:paragraph-properties fo:text-align="center"/>
    </style:style>
    <style:style style:name="P13" style:family="paragraph">
      <loext:graphic-properties draw:opacity="37%"/>
      <style:paragraph-properties fo:text-align="center"/>
    </style:style>
    <style:style style:name="P14" style:family="paragraph">
      <loext:graphic-properties draw:fill="solid" draw:fill-color="#1c527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15" style:family="paragraph">
      <loext:graphic-properties draw:opacity="100%"/>
      <style:paragraph-properties fo:text-align="center"/>
    </style:style>
    <style:style style:name="P16"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17" style:family="paragraph">
      <loext:graphic-properties draw:fill-color="#236aa5"/>
      <style:paragraph-properties fo:text-align="center"/>
    </style:style>
    <style:style style:name="P18" style:family="paragraph">
      <loext:graphic-properties draw:fill="solid" draw:fill-color="#ffffff" draw:opacity="100%"/>
      <style:paragraph-properties fo:text-align="center"/>
    </style:style>
    <style:style style:name="P19" style:family="paragraph">
      <loext:graphic-properties draw:fill="none" draw:fill-color="#ffffff"/>
      <style:paragraph-properties style:writing-mode="lr-tb"/>
      <style:text-properties fo:color="#ffffff" loext:opacity="100%" style:font-name="Cantarell Extra Bold" fo:font-size="26pt" style:font-size-asian="26pt" style:font-size-complex="26pt"/>
    </style:style>
    <style:style style:name="P20" style:family="paragraph">
      <loext:graphic-properties draw:fill="none"/>
      <style:paragraph-properties style:writing-mode="lr-tb"/>
      <style:text-properties fo:font-size="50pt" style:font-size-asian="50pt" style:font-size-complex="50pt"/>
    </style:style>
    <style:style style:name="P21" style:family="paragraph">
      <style:text-properties fo:font-size="50pt"/>
    </style:style>
    <style:style style:name="P22" style:family="paragraph">
      <style:text-properties fo:font-size="26pt"/>
    </style:style>
    <style:style style:name="P23" style:family="paragraph">
      <loext:graphic-properties draw:fill-color="#ffffff"/>
      <style:text-properties fo:font-size="20pt"/>
    </style:style>
    <style:style style:name="P24" style:family="paragraph">
      <loext:graphic-properties draw:fill-color="#666666"/>
      <style:paragraph-properties fo:text-align="center"/>
    </style:style>
    <style:style style:name="P25" style:family="paragraph">
      <loext:graphic-properties draw:fill-color="#808080" draw:opacity="76%"/>
      <style:paragraph-properties fo:text-align="center"/>
    </style:style>
    <style:style style:name="P26" style:family="paragraph">
      <style:paragraph-properties fo:text-align="center" style:writing-mode="lr-tb"/>
      <style:text-properties fo:color="#ffffff" loext:opacity="100%" fo:font-size="12pt" style:font-size-asian="12pt" style:font-size-complex="12pt"/>
    </style:style>
    <style:style style:name="P27" style:family="paragraph">
      <loext:graphic-properties draw:fill-color="#666666"/>
      <style:paragraph-properties fo:text-align="center" style:writing-mode="lr-tb"/>
      <style:text-properties fo:color="#ffffff" loext:opacity="100%" fo:font-size="12pt" style:font-size-asian="12pt" style:font-size-complex="12pt"/>
    </style:style>
    <style:style style:name="P28" style:family="paragraph">
      <loext:graphic-properties draw:fill="solid" draw:fill-color="#ffffff"/>
      <style:paragraph-properties fo:text-align="center"/>
    </style:style>
    <style:style style:name="P29" style:family="paragraph">
      <loext:graphic-properties draw:fill="solid" draw:fill-color="#666666"/>
      <style:paragraph-properties fo:text-align="center"/>
    </style:style>
    <style:style style:name="P30" style:family="paragraph">
      <loext:graphic-properties draw:fill="none" draw:fill-color="#ffffff"/>
      <style:paragraph-properties style:writing-mode="lr-tb"/>
      <style:text-properties fo:color="#ffffff" loext:opacity="100%" style:font-name="Noto Mono1"/>
    </style:style>
    <style:style style:name="T1" style:family="text">
      <style:text-properties fo:color="#ffffff" loext:opacity="100%" style:font-name="Cantarell Extra Bold" fo:font-size="40pt" style:font-size-asian="40pt" style:font-size-complex="40pt"/>
    </style:style>
    <style:style style:name="T2" style:family="text">
      <style:text-properties fo:color="#ffffff" loext:opacity="100%" style:font-name="Cantarell Extra Bold" fo:font-size="50pt" style:font-size-asian="50pt" style:font-size-complex="50pt"/>
    </style:style>
    <style:style style:name="T3" style:family="text">
      <style:text-properties fo:color="#ffffff" loext:opacity="100%" fo:font-size="12pt" style:font-size-asian="12pt" style:font-size-complex="12pt"/>
    </style:style>
    <style:style style:name="T4" style:family="text">
      <style:text-properties fo:color="#ffffff" loext:opacity="100%" style:font-name="Noto Mon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2" draw:text-style-name="P2" draw:layer="layout" svg:width="2.654cm" svg:height="0.826cm" draw:transform="rotate (-1.5707963267949) translate (4.53cm 1.70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2.664cm" svg:height="0.821cm" draw:transform="rotate (1.5707963267949) translate (5.278cm 4.349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4.532cm" svg:height="1.227cm" draw:transform="rotate (-1.5707963267949) translate (5.496cm 3.772cm)">
                <text:p/>
                <draw:enhanced-geometry svg:viewBox="0 0 21600 21600" draw:type="rectangle" draw:enhanced-path="M 0 0 L 21600 0 21600 21600 0 21600 0 0 Z N"/>
              </draw:custom-shape>
            </draw:g>
          </draw:g>
          <draw:g>
            <draw:g>
              <draw:custom-shape draw:style-name="gr5" draw:text-style-name="P3" draw:layer="layout" svg:width="0.66cm" svg:height="0.896cm" svg:x="2.156cm" svg:y="1.68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3" draw:layer="layout" svg:width="0.658cm" svg:height="0.879cm" svg:x="2.158cm" svg:y="2.616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3" draw:layer="layout" svg:width="0.325cm" svg:height="2.211cm" svg:x="2.327cm" svg:y="3.519cm">
                <text:p/>
                <draw:enhanced-geometry svg:viewBox="0 0 21600 21600" draw:type="rectangle" draw:enhanced-path="M 0 0 L 21600 0 21600 21600 0 21600 0 0 Z N"/>
              </draw:custom-shape>
              <draw:custom-shape draw:style-name="gr8" draw:text-style-name="P3" draw:layer="layout" svg:width="0.828cm" svg:height="2.56cm" svg:x="2.085cm" svg:y="5.744cm">
                <text:p/>
                <draw:enhanced-geometry svg:viewBox="0 0 21600 21600" draw:type="rectangle" draw:enhanced-path="M 0 0 L 21600 0 21600 21600 0 21600 0 0 Z N"/>
              </draw:custom-shape>
            </draw:g>
          </draw:g>
          <draw:g>
            <draw:custom-shape draw:style-name="gr9" draw:text-style-name="P3" draw:layer="layout" svg:width="1.037cm" svg:height="0.554cm" svg:x="6.807cm" svg:y="4.512cm">
              <text:p/>
              <draw:enhanced-geometry svg:viewBox="0 0 21600 21600" draw:type="rectangle" draw:enhanced-path="M 0 0 L 21600 0 21600 21600 0 21600 0 0 Z N"/>
            </draw:custom-shape>
            <draw:path draw:style-name="gr10" draw:text-style-name="P3" draw:layer="layout" svg:width="0.513cm" svg:height="2.785cm" svg:x="7.33cm" svg:y="1.725cm" svg:viewBox="0 0 514 2786" svg:d="M254 2241c0-62-10-125-32-180-21-55-51-100-88-131-37-33-78-49-120-49-5 0-9 0-14 0v-1881l514 2786h-514v-184c5 0 9 0 14 0 42 0 83-16 120-49 37-31 67-76 88-131 22-55 32-117 32-181z">
              <text:p/>
            </draw:path>
            <draw:path draw:style-name="gr11" draw:text-style-name="P3" draw:layer="layout" svg:width="0.879cm" svg:height="2.959cm" draw:transform="skewX (0.246964089157198) rotate (0.463733982254893) translate (7.15029295704434cm 5.39224058282673cm)" svg:viewBox="0 0 880 2960" svg:d="M761 1c11 50 22 101 34 153 57 285 85 608 85 936 1 329-28 650-84 935-54 284-134 520-230 684s-206 251-317 251c-87-1-170-52-249-152 24-28 46-61 69-100 96-163 176-399 231-684s84-606 83-935c0-327-30-650-86-934-10-54-21-105-33-155z">
              <text:p/>
            </draw:path>
            <draw:polygon draw:style-name="gr12" draw:text-style-name="P3" draw:layer="layout" svg:width="0.514cm" svg:height="0.5cm" svg:x="7.33cm" svg:y="5.059cm" svg:viewBox="0 0 515 501" draw:points="0,501 0,0 515,0 356,501">
              <text:p/>
            </draw:polygon>
            <draw:path draw:style-name="gr10" draw:text-style-name="P3" draw:layer="layout" svg:width="0.513cm" svg:height="2.785cm" svg:x="6.809cm" svg:y="1.725cm" svg:viewBox="0 0 514 2786" svg:d="M259 2241c0-62 11-125 32-180s51-100 89-131c36-33 77-49 120-49 4 0 9 0 14 0v-1881l-514 2786h514v-184c-5 0-10 0-14 0-43 0-84-16-120-49-38-31-68-76-89-131s-32-117-32-181z">
              <text:p/>
            </draw:path>
            <draw:path draw:style-name="gr11" draw:text-style-name="P3" draw:layer="layout" svg:width="0.882cm" svg:height="2.956cm" draw:transform="skewX (-0.248185819633594) rotate (-0.465130245656489) translate (6.71470092414485cm 4.99800581940057cm)" svg:viewBox="0 0 883 2957" svg:d="M120 1c-13 50-24 101-34 153-56 285-86 608-86 935 0 329 29 651 84 935s135 519 231 684c98 163 206 249 318 249 85 1 170-50 250-150-24-28-48-61-69-100-98-165-178-399-233-684-55-283-85-607-83-935-1-327 31-650 86-934 11-53 22-104 33-154z">
              <text:p/>
            </draw:path>
            <draw:polygon draw:style-name="gr12" draw:text-style-name="P3" draw:layer="layout" svg:width="0.514cm" svg:height="0.5cm" svg:x="6.808cm" svg:y="5.059cm" svg:viewBox="0 0 515 501" draw:points="515,501 515,0 0,0 159,501">
              <text:p/>
            </draw:polygon>
          </draw:g>
        </draw:g>
        <presentation:notes draw:style-name="dp2">
          <draw:page-thumbnail draw:style-name="gr1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2" draw:layer="layout" svg:width="3.631cm" svg:height="5.713cm" svg:x="3.181cm" svg:y="2.615cm" svg:viewBox="0 0 3632 5714" svg:d="M3061 2122l571 3592h-3632l571-3592zM612 1861l295-1861h1815l296 1861z">
              <text:p/>
            </draw:path>
            <draw:path draw:style-name="gr14" draw:text-style-name="P2" draw:layer="layout" svg:width="1.454cm" svg:height="4.646cm" svg:x="2.385cm" svg:y="3.443cm" svg:viewBox="0 0 1455 4647" svg:d="M1214 1514h-763l217-1514h787zM715 4647h-715l420-2921h761z">
              <text:p/>
            </draw:path>
            <draw:path draw:style-name="gr14" draw:text-style-name="P2" draw:layer="layout" svg:width="1.186cm" svg:height="3.959cm" svg:x="1.728cm" svg:y="3.797cm" svg:viewBox="0 0 1187 3960" svg:d="M996 1290h-659l163-1290h687zM601 3960h-601l314-2488h655z">
              <text:p/>
            </draw:path>
            <draw:path draw:style-name="gr14" draw:text-style-name="P2" draw:layer="layout" svg:width="1.454cm" svg:height="4.646cm" svg:x="6.161cm" svg:y="3.444cm" svg:viewBox="0 0 1455 4647" svg:d="M241 1514h765l-219-1514h-787zM741 4647h714l-419-2921h-761z">
              <text:p/>
            </draw:path>
            <draw:path draw:style-name="gr14" draw:text-style-name="P2" draw:layer="layout" svg:width="1.186cm" svg:height="3.959cm" svg:x="7.088cm" svg:y="3.799cm" svg:viewBox="0 0 1187 3960" svg:d="M191 1290h659l-163-1290h-687zM585 3960h602l-315-2488h-655z">
              <text:p/>
            </draw:path>
          </draw:g>
        </draw:g>
        <presentation:notes draw:style-name="dp2">
          <draw:page-thumbnail draw:style-name="gr13" draw:layer="layout" svg:width="11.136cm" svg:height="11.136cm" svg:x="4.931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7"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7"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presentation:notes draw:style-name="dp2">
          <draw:page-thumbnail draw:style-name="gr13" draw:layer="layout" svg:width="11.136cm" svg:height="11.136cm" svg:x="4.931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7"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7"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line draw:style-name="gr18" draw:layer="layout" svg:x1="5cm" svg:y1="2.875cm" svg:x2="5cm" svg:y2="4.5cm">
              <text:p/>
            </draw:line>
            <draw:path draw:style-name="gr19" draw:text-style-name="P5" draw:layer="layout" svg:width="0.158cm" svg:height="6.783cm" svg:x="4.921cm" svg:y="1.546cm" svg:viewBox="0 0 159 6784" svg:d="M154 2970c-1 4-3 9-6 13-7 12-17 22-29 29s-26 11-39 11c-14 0-28-4-40-11 35-7 73-20 114-42zM159 2687v26c-94-42-179-53 0-26zM0 80c0-14 4-28 11-40s17-22 29-29 26-11 40-11c13 0 27 4 39 11s22 17 29 29 11 26 11 40v319c0 14-4 28-11 40s-17 22-29 29-26 11-39 11c-14 0-28-4-40-11s-22-17-29-29-11-26-11-40zM0 716c0-14 4-28 11-40s17-22 29-29 26-11 40-11c13 0 27 4 39 11s22 17 29 29 11 26 11 40v319c0 14-4 28-11 40s-17 22-29 29-26 11-39 11c-14 0-28-4-40-11s-22-17-29-29-11-26-11-40zM0 3260c0-14 4-28 11-40s17-22 29-29 26-11 40-11c13 0 27 4 39 11s22 17 29 29 11 26 11 40v319c0 14-4 28-11 40s-17 22-29 29-26 11-39 11c-14 0-28-4-40-11s-22-17-29-29-11-26-11-40zM0 3896c0-14 4-28 11-40s17-22 29-29 26-11 40-11c13 0 27 4 39 11s22 17 29 29 11 26 11 40v319c0 14-4 28-11 40s-17 22-29 29-26 11-39 11c-14 0-28-4-40-11s-22-17-29-29-11-26-11-40zM0 4532c0-14 4-28 11-40s17-22 29-29 26-11 40-11c13 0 27 4 39 11s22 17 29 29 11 26 11 40v319c0 14-4 28-11 40s-17 22-29 29-26 11-39 11c-14 0-28-4-40-11s-22-17-29-29-11-26-11-40zM0 5168c0-14 4-28 11-40s17-22 29-29 26-11 40-11c13 0 27 4 39 11s22 17 29 29 11 26 11 40v319c0 14-4 28-11 40s-17 22-29 29-26 11-39 11c-14 0-28-4-40-11s-22-17-29-29-11-26-11-40zM0 5804c0-14 4-28 11-40s17-22 29-29 26-11 40-11c13 0 27 4 39 11s22 17 29 29 11 26 11 40v319c0 14-4 28-11 40s-17 22-29 29-26 11-39 11c-14 0-28-4-40-11s-22-17-29-29-11-26-11-40zM0 6440c0-14 4-28 11-40s17-22 29-29 26-11 40-11c13 0 27 4 39 11s22 17 29 29 11 26 11 40v265c0 13-4 27-11 39s-17 22-29 29-26 11-39 11c-14 0-28-4-40-11s-22-17-29-29-11-26-11-39z">
              <text:p/>
            </draw:path>
          </draw:g>
          <draw:path draw:style-name="gr20" draw:text-style-name="P3" draw:layer="layout" svg:width="4.602cm" svg:height="3.003cm" draw:transform="skewX (-0.369311669722) rotate (-1.07215575950012) translate (5.43314440084498cm 1.74970416419607cm)" svg:viewBox="0 0 4603 3004" svg:d="M0 0c4285-1 4603 3004 4603 3004">
            <text:p/>
          </draw:path>
          <draw:path draw:style-name="gr20" draw:text-style-name="P3" draw:layer="layout" svg:width="6.244cm" svg:height="4.759cm" draw:transform="skewX (0.39706240482871) rotate (-0.687834258210965) translate (5.43431652619304cm 1.74970984906346cm)" svg:viewBox="0 0 6245 4760" svg:d="M0 0c5814-1 6245 4760 6245 4760">
            <text:p/>
          </draw:path>
          <draw:path draw:style-name="gr20" draw:text-style-name="P3" draw:layer="layout" svg:width="4.602cm" svg:height="3.004cm" draw:transform="skewX (0.369137136796801) rotate (1.07198122657492) translate (2.49992035688656cm 5.79169566802361cm)" svg:viewBox="0 0 4603 3005" svg:d="M4603 0c-4285 0-4603 3005-4603 3005">
            <text:p/>
          </draw:path>
          <draw:path draw:style-name="gr20" draw:text-style-name="P3" draw:layer="layout" svg:width="6.244cm" svg:height="4.76cm" draw:transform="skewX (-0.39706240482871) rotate (0.687659725285766) translate (-0.124982547561728cm 5.71355676146649cm)" svg:viewBox="0 0 6245 4761" svg:d="M6245 0c-5814 0-6245 4761-6245 4761">
            <text:p/>
          </draw:path>
          <draw:path draw:style-name="gr20" draw:text-style-name="P3" draw:layer="layout" svg:width="4.602cm" svg:height="3.003cm" draw:transform="skewX (-0.369311669722) rotate (-1.07215575950012) translate (5.43414440084498cm 1.74970416419607cm)" svg:viewBox="0 0 4603 3004" svg:d="M0 0c4285-1 4603 3004 4603 3004">
            <text:p/>
          </draw:path>
        </draw:g>
        <draw:g>
          <draw:path draw:style-name="gr21" draw:text-style-name="P3" draw:layer="layout" svg:width="4.602cm" svg:height="3.003cm" draw:transform="skewX (-0.369311669722) rotate (-1.07215575950012) translate (11.803144400845cm 3.49970416419607cm)" svg:viewBox="0 0 4603 3004" svg:d="M0 0c4285-1 4603 3004 4603 3004">
            <text:p/>
          </draw:path>
          <draw:path draw:style-name="gr21" draw:text-style-name="P3" draw:layer="layout" svg:width="6.244cm" svg:height="4.759cm" draw:transform="skewX (0.39706240482871) rotate (-0.687834258210965) translate (12.104316526193cm 3.49970984906345cm)" svg:viewBox="0 0 6245 4760" svg:d="M0 0c5814-1 6245 4760 6245 4760">
            <text:p/>
          </draw:path>
          <draw:path draw:style-name="gr21" draw:text-style-name="P3" draw:layer="layout" svg:width="4.602cm" svg:height="3.004cm" draw:transform="skewX (0.369137136796801) rotate (1.07198122657492) translate (8.86992035688659cm 7.54169566802362cm)" svg:viewBox="0 0 4603 3005" svg:d="M4603 0c-4285 0-4603 3005-4603 3005">
            <text:p/>
          </draw:path>
          <draw:path draw:style-name="gr21" draw:text-style-name="P3" draw:layer="layout" svg:width="6.244cm" svg:height="4.76cm" draw:transform="skewX (-0.39706240482871) rotate (0.687659725285766) translate (5.94501745243827cm 7.4635567614665cm)" svg:viewBox="0 0 6245 4761" svg:d="M6245 0c-5814 0-6245 4761-6245 4761">
            <text:p/>
          </draw:path>
          <draw:line draw:style-name="gr21" draw:text-style-name="P3" draw:layer="layout" svg:x1="11.421cm" svg:y1="3.375cm" svg:x2="11.421cm" svg:y2="10cm">
            <text:p/>
          </draw:line>
          <draw:path draw:style-name="gr21" draw:text-style-name="P3" draw:layer="layout" svg:width="4.602cm" svg:height="3.003cm" draw:transform="skewX (-0.369311669722) rotate (-2.64295208629501) translate (14.6252958358039cm 7.05414440084498cm)" svg:viewBox="0 0 4603 3004" svg:d="M0 0c4285-1 4603 3004 4603 3004">
            <text:p/>
          </draw:path>
          <draw:path draw:style-name="gr21" draw:text-style-name="P3" draw:layer="layout" svg:width="6.244cm" svg:height="4.759cm" draw:transform="skewX (0.39706240482871) rotate (-2.25863058500586) translate (14.6252901509365cm 7.35531652619305cm)" svg:viewBox="0 0 6245 4760" svg:d="M0 0c5814-1 6245 4760 6245 4760">
            <text:p/>
          </draw:path>
          <draw:path draw:style-name="gr21" draw:text-style-name="P3" draw:layer="layout" svg:width="4.602cm" svg:height="3.004cm" draw:transform="skewX (0.369137136796801) rotate (-0.49881510021998) translate (10.5833043319763cm 4.12092035688661cm)" svg:viewBox="0 0 4603 3005" svg:d="M4603 0c-4285 0-4603 3005-4603 3005">
            <text:p/>
          </draw:path>
          <draw:path draw:style-name="gr21" draw:text-style-name="P3" draw:layer="layout" svg:width="6.244cm" svg:height="4.76cm" draw:transform="skewX (-0.39706240482871) rotate (-0.883136601509131) translate (10.6614432385335cm 1.19601745243826cm)" svg:viewBox="0 0 6245 4761" svg:d="M6245 0c-5814 0-6245 4761-6245 4761">
            <text:p/>
          </draw:path>
          <draw:line draw:style-name="gr21" draw:text-style-name="P3" draw:layer="layout" svg:x1="14.75cm" svg:y1="6.672cm" svg:x2="8.125cm" svg:y2="6.672cm">
            <text:p/>
          </draw:line>
        </draw:g>
        <presentation:notes draw:style-name="dp2">
          <draw:page-thumbnail draw:style-name="gr13" draw:layer="layout" svg:width="11.136cm" svg:height="11.136cm" svg:x="4.931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3" draw:layer="layout" svg:width="6.85cm" svg:height="6.85cm" svg:x="1.6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1" draw:text-style-name="P3" draw:layer="layout" svg:width="4.602cm" svg:height="3.003cm" draw:transform="skewX (-0.369311669722) rotate (-1.07215575950012) translate (5.43314440084498cm 1.75070416419607cm)" svg:viewBox="0 0 4603 3004" svg:d="M0 0c4285-1 4603 3004 4603 3004">
              <text:p/>
            </draw:path>
            <draw:path draw:style-name="gr21" draw:text-style-name="P3" draw:layer="layout" svg:width="6.244cm" svg:height="4.759cm" draw:transform="skewX (0.39706240482871) rotate (-0.687834258210965) translate (5.73431652619304cm 1.75070984906346cm)" svg:viewBox="0 0 6245 4760" svg:d="M0 0c5814-1 6245 4760 6245 4760">
              <text:p/>
            </draw:path>
            <draw:path draw:style-name="gr21" draw:text-style-name="P3" draw:layer="layout" svg:width="4.602cm" svg:height="3.004cm" draw:transform="skewX (0.369137136796801) rotate (1.07198122657492) translate (2.49992035688657cm 5.7926956680236cm)" svg:viewBox="0 0 4603 3005" svg:d="M4603 0c-4285 0-4603 3005-4603 3005">
              <text:p/>
            </draw:path>
            <draw:path draw:style-name="gr21" draw:text-style-name="P3" draw:layer="layout" svg:width="6.244cm" svg:height="4.76cm" draw:transform="skewX (-0.39706240482871) rotate (0.687659725285766) translate (-0.424982547561731cm 5.71455676146649cm)" svg:viewBox="0 0 6245 4761" svg:d="M6245 0c-5814 0-6245 4761-6245 4761">
              <text:p/>
            </draw:path>
            <draw:line draw:style-name="gr21" draw:text-style-name="P3" draw:layer="layout" svg:x1="5.051cm" svg:y1="1.626cm" svg:x2="5.051cm" svg:y2="8.251cm">
              <text:p/>
            </draw:line>
            <draw:path draw:style-name="gr21" draw:text-style-name="P3" draw:layer="layout" svg:width="4.602cm" svg:height="3.003cm" draw:transform="skewX (-0.369311669722) rotate (-2.64295208629501) translate (8.25529583580393cm 5.30514440084498cm)" svg:viewBox="0 0 4603 3004" svg:d="M0 0c4285-1 4603 3004 4603 3004">
              <text:p/>
            </draw:path>
            <draw:path draw:style-name="gr21" draw:text-style-name="P3" draw:layer="layout" svg:width="6.244cm" svg:height="4.759cm" draw:transform="skewX (0.39706240482871) rotate (-2.25863058500586) translate (8.25529015093654cm 5.60631652619305cm)" svg:viewBox="0 0 6245 4760" svg:d="M0 0c5814-1 6245 4760 6245 4760">
              <text:p/>
            </draw:path>
            <draw:path draw:style-name="gr21" draw:text-style-name="P3" draw:layer="layout" svg:width="4.602cm" svg:height="3.004cm" draw:transform="skewX (0.369137136796801) rotate (-0.49881510021998) translate (4.21330433197628cm 2.37192035688661cm)" svg:viewBox="0 0 4603 3005" svg:d="M4603 0c-4285 0-4603 3005-4603 3005">
              <text:p/>
            </draw:path>
            <draw:path draw:style-name="gr21" draw:text-style-name="P3" draw:layer="layout" svg:width="6.244cm" svg:height="4.76cm" draw:transform="skewX (-0.39706240482871) rotate (-0.883136601509131) translate (4.29144323853351cm -0.552982547561733cm)" svg:viewBox="0 0 6245 4761" svg:d="M6245 0c-5814 0-6245 4761-6245 4761">
              <text:p/>
            </draw:path>
            <draw:line draw:style-name="gr21" draw:text-style-name="P3" draw:layer="layout" svg:x1="8.38cm" svg:y1="4.923cm" svg:x2="1.755cm" svg:y2="4.923cm">
              <text:p/>
            </draw:line>
          </draw:g>
        </draw:g>
        <presentation:notes draw:style-name="dp2">
          <draw:page-thumbnail draw:style-name="gr13" draw:layer="layout" svg:width="11.136cm" svg:height="11.136cm" svg:x="4.931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預設">
        <draw:g>
          <draw:custom-shape draw:style-name="gr23" draw:text-style-name="P3" draw:layer="layout" svg:width="1.097cm" svg:height="0.786cm" svg:x="0.661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 draw:text-style-name="P3" draw:layer="layout" svg:width="1.125cm" svg:height="0.738cm" svg:x="0.663cm" svg:y="4.366cm" svg:viewBox="0 0 1126 739" svg:d="M548 58c96 0 189-18 273-53 4-2 9-3 12-5 5 2 8 4 11 6 86 51 158 123 207 210s75 186 75 286c0 83-17 163-50 237h-1025c-33-74-51-154-51-237 0-100 26-199 75-286 50-86 120-158 205-208 81 33 174 50 268 50z">
            <text:p/>
          </draw:path>
        </draw:g>
        <draw:g>
          <draw:g>
            <draw:custom-shape draw:style-name="gr25" draw:text-style-name="P6" draw:layer="layout" svg:width="6.616cm" svg:height="6.619cm" svg:x="1.692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3" draw:layer="layout" svg:width="1.939cm" svg:height="2.101cm" svg:x="1.7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3" draw:layer="layout" svg:width="1.995cm" svg:height="1.976cm" svg:x="1.785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6" draw:text-style-name="P3" draw:layer="layout" svg:width="1.937cm" svg:height="2.101cm" svg:x="4.066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3" draw:layer="layout" svg:width="1.995cm" svg:height="1.976cm" svg:x="4.061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8" draw:text-style-name="P7" draw:layer="layout" svg:width="1.944cm" svg:height="2.101cm" svg:x="6.2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 draw:text-style-name="P7" draw:layer="layout" svg:width="1.995cm" svg:height="1.976cm" svg:x="6.283cm" svg:y="6.278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30" draw:text-style-name="P3" draw:layer="layout" svg:width="3.269cm" svg:height="0.84cm" svg:x="3.8cm" svg:y="1.72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1.472cm" svg:height="0.855cm" svg:x="1.683cm" svg:y="1.972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1.469cm" svg:height="0.845cm" svg:x="5.832cm" svg:y="2.975cm">
            <text:p/>
            <draw:enhanced-geometry svg:viewBox="0 0 21600 21600" draw:text-areas="800 800 20800 20800" draw:type="round-rectangular-callout" draw:modifiers="-4878.36734693878 6025.53191489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3" draw:layer="layout" svg:width="11.136cm" svg:height="11.136cm" svg:x="4.931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3" draw:text-style-name="P3" draw:layer="layout" svg:width="6.617cm" svg:height="6.644cm" svg:x="1.702cm" svg:y="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1" draw:layer="layout" svg:width="2.31cm" svg:height="3.133cm" svg:x="4.902cm" svg:y="4.554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6" draw:text-style-name="P1" draw:layer="layout" svg:width="2.716cm" svg:height="4.837cm" svg:x="1.958cm" svg:y="2.739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6" draw:text-style-name="P1" draw:layer="layout" svg:width="3.107cm" svg:height="2.659cm" svg:x="4.887cm" svg:y="2.817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presentation:notes draw:style-name="dp2">
          <draw:page-thumbnail draw:style-name="gr13" draw:layer="layout" svg:width="11.136cm" svg:height="11.136cm" svg:x="4.931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 draw:text-style-name="P3" draw:layer="layout" svg:width="3.005cm" svg:height="3.201cm" svg:x="3.392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3" draw:layer="layout" svg:width="3.091cm" svg:height="3.011cm" svg:x="3.392cm" svg:y="5.316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36" draw:text-style-name="P3" draw:layer="layout" svg:width="0.377cm" svg:height="1.405cm" svg:x="2.896cm" svg:y="2.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0.37cm" svg:height="1.394cm" svg:x="6.568cm" svg:y="2.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8" draw:text-style-name="P3" draw:layer="layout" svg:width="3.653cm" svg:height="1.324cm" svg:x="3.091cm" svg:y="1.716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38" draw:text-style-name="P3" draw:layer="layout" svg:width="0.497cm" svg:height="0.933cm" svg:x="6.31cm" svg:y="4.08cm" svg:viewBox="0 0 498 934" svg:d="M0 777c97-71 182-149 254-232 141-168 223-354 241-545 2 26 3 52 3 79 0 220-84 434-244 623-72 85-157 162-254 232z">
              <text:p/>
            </draw:path>
            <draw:custom-shape draw:style-name="gr39" draw:text-style-name="P3" draw:layer="layout" svg:width="0.351cm" svg:height="0.273cm" svg:x="5.979cm" svg:y="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13" draw:layer="layout" svg:width="11.136cm" svg:height="11.136cm" svg:x="4.931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預設">
        <draw:g>
          <draw:g>
            <draw:g>
              <draw:custom-shape draw:style-name="gr40"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1" draw:text-style-name="P6" draw:layer="layout" svg:width="6.349cm" svg:height="6.36cm" svg:x="1.829cm" svg:y="1.834cm">
              <text:p/>
              <draw:enhanced-geometry svg:viewBox="0 0 21600 21600" draw:mirror-horizontal="false" draw:mirror-vertical="false" draw:type="rectangle" draw:enhanced-path="M 0 0 L 21600 0 21600 21600 0 21600 0 0 Z N"/>
            </draw:custom-shape>
            <draw:custom-shape draw:style-name="gr42" draw:text-style-name="P6" draw:layer="layout" svg:width="1.886cm" svg:height="1.993cm" svg:x="6.309cm" svg:y="1.8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43" draw:text-style-name="P8" draw:layer="layout" svg:width="2.492cm" svg:height="2.63cm" draw:transform="rotate (-3.14159265358979) translate (8.506cm 4.01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polygon draw:style-name="gr44" draw:text-style-name="P9" draw:layer="layout" svg:width="0.24cm" svg:height="0.453cm" svg:x="2.315cm" svg:y="3.584cm" svg:viewBox="0 0 241 454" draw:points="241,454 0,454 0,416 91,410 91,44 0,38 0,0 241,0 241,38 149,44 149,410 241,416">
              <text:p/>
            </draw:polygon>
            <draw:polygon draw:style-name="gr44" draw:text-style-name="P9" draw:layer="layout" svg:width="0.296cm" svg:height="0.453cm" svg:x="2.668cm" svg:y="3.584cm" svg:viewBox="0 0 297 454" draw:points="297,454 230,454 50,78 48,78 52,154 53,183 53,208 53,454 0,454 0,0 66,0 245,374 247,374 243,248 243,0 297,0">
              <text:p/>
            </draw:polygon>
            <draw:polygon draw:style-name="gr44" draw:text-style-name="P9" draw:layer="layout" svg:width="0.316cm" svg:height="0.453cm" svg:x="3.039cm" svg:y="3.584cm" svg:viewBox="0 0 317 454" draw:points="188,454 130,454 130,51 0,51 0,0 317,0 317,51 188,51">
              <text:p/>
            </draw:polygon>
            <draw:polygon draw:style-name="gr44" draw:text-style-name="P9" draw:layer="layout" svg:width="0.31cm" svg:height="0.453cm" svg:x="3.804cm" svg:y="3.584cm" svg:viewBox="0 0 311 454" draw:points="130,454 44,56 41,56 45,129 46,158 47,183 47,454 0,454 0,0 77,0 153,370 155,370 233,0 311,0 311,454 264,454 264,178 268,57 265,57 178,454">
              <text:p/>
            </draw:polygon>
            <draw:path draw:style-name="gr44" draw:text-style-name="P9" draw:layer="layout" svg:width="0.36cm" svg:height="0.455cm" svg:x="4.16cm" svg:y="3.582cm" svg:viewBox="0 0 361 456" svg:d="M301 456l-45-141h-152l-45 141h-59l150-456h60l151 456zM240 264l-41-132-11-37-5-17-3-16-4 15-3 15-4 14-4 13-44 145z">
              <text:p/>
            </draw:path>
            <draw:polygon draw:style-name="gr44" draw:text-style-name="P9" draw:layer="layout" svg:width="0.24cm" svg:height="0.453cm" svg:x="4.601cm" svg:y="3.584cm" svg:viewBox="0 0 241 454" draw:points="241,454 0,454 0,416 91,410 91,44 0,38 0,0 241,0 241,38 149,44 149,410 241,416">
              <text:p/>
            </draw:polygon>
            <draw:polygon draw:style-name="gr44" draw:text-style-name="P9" draw:layer="layout" svg:width="0.296cm" svg:height="0.453cm" svg:x="4.954cm" svg:y="3.584cm" svg:viewBox="0 0 297 454" draw:points="297,454 230,454 50,78 48,78 52,154 53,183 53,208 53,454 0,454 0,0 66,0 245,374 247,374 243,248 243,0 297,0">
              <text:p/>
            </draw:polygon>
            <draw:polygon draw:style-name="gr44" draw:text-style-name="P9" draw:layer="layout" svg:width="0.24cm" svg:height="0.553cm" svg:x="5.363cm" svg:y="3.584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44" draw:text-style-name="P9" draw:layer="layout" svg:width="0.26cm" svg:height="0.453cm" svg:x="3.083cm" svg:y="4.329cm" svg:viewBox="0 0 261 454" draw:points="58,454 0,454 0,0 261,0 261,51 58,51 58,211 249,211 249,262 58,262">
              <text:p/>
            </draw:polygon>
            <draw:polygon draw:style-name="gr44" draw:text-style-name="P9" draw:layer="layout" svg:width="0.272cm" svg:height="0.482cm" svg:x="3.446cm" svg:y="4.3cm" svg:viewBox="0 0 273 483" draw:points="107,44 24,38 24,0 163,0 163,439 273,445 273,483 0,483 0,445 107,439">
              <text:p/>
            </draw:polygon>
            <draw:path draw:style-name="gr44" draw:text-style-name="P9" draw:layer="layout" svg:width="0.308cm" svg:height="0.352cm" svg:x="3.805cm" svg:y="4.436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44" draw:text-style-name="P9" draw:layer="layout" svg:width="0.275cm" svg:height="0.352cm" svg:x="4.192cm" svg:y="4.436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44" draw:text-style-name="P9" draw:layer="layout" svg:width="0.274cm" svg:height="0.437cm" svg:x="4.574cm" svg:y="4.351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44" draw:text-style-name="P9" draw:layer="layout" svg:width="0.36cm" svg:height="0.453cm" svg:x="5.303cm" svg:y="4.329cm" svg:viewBox="0 0 361 454" draw:points="299,0 361,0 209,454 151,454 0,0 61,0 152,288 159,309 165,334 180,392 185,368 192,343 199,315 208,286">
              <text:p/>
            </draw:polygon>
            <draw:path draw:style-name="gr44" draw:text-style-name="P9" draw:layer="layout" svg:width="0.36cm" svg:height="0.455cm" svg:x="5.684cm" svg:y="4.327cm" svg:viewBox="0 0 361 456" svg:d="M301 456l-45-141h-152l-45 141h-59l150-456h60l151 456zM240 264l-41-132-11-37-5-17-3-16-4 15-3 15-4 14-4 13-44 145z">
              <text:p/>
            </draw:path>
            <draw:path draw:style-name="gr44" draw:text-style-name="P9" draw:layer="layout" svg:width="0.304cm" svg:height="0.453cm" svg:x="6.113cm" svg:y="4.33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44" draw:text-style-name="P9" draw:layer="layout" svg:width="0.271cm" svg:height="0.48cm" svg:x="3.068cm" svg:y="5.04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4" draw:text-style-name="P9" draw:layer="layout" svg:width="0.296cm" svg:height="0.486cm" svg:x="3.436cm" svg:y="5.04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4" draw:text-style-name="P9" draw:layer="layout" svg:width="0.197cm" svg:height="0.554cm" svg:x="4.241cm" svg:y="5.075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44" draw:text-style-name="P9" draw:layer="layout" svg:width="0.197cm" svg:height="0.554cm" svg:x="4.623cm" svg:y="5.075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44" draw:text-style-name="P9" draw:layer="layout" svg:width="0.078cm" svg:height="0.357cm" svg:x="5.063cm" svg:y="5.179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44" draw:text-style-name="P9" draw:layer="layout" svg:width="0.298cm" svg:height="0.352cm" svg:x="3.048cm" svg:y="6.671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44" draw:text-style-name="P9" draw:layer="layout" svg:width="0.281cm" svg:height="0.346cm" svg:x="3.438cm" svg:y="6.671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44" draw:text-style-name="P9" draw:layer="layout" svg:width="0.289cm" svg:height="0.488cm" svg:x="3.811cm" svg:y="6.535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44" draw:text-style-name="P9" draw:layer="layout" svg:width="0.271cm" svg:height="0.48cm" svg:x="4.211cm" svg:y="6.53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4" draw:text-style-name="P9" draw:layer="layout" svg:width="0.296cm" svg:height="0.486cm" svg:x="4.579cm" svg:y="6.53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4" draw:text-style-name="P9" draw:layer="layout" svg:width="0.24cm" svg:height="0.553cm" svg:x="2.315cm" svg:y="7.309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presentation:notes draw:style-name="dp2">
          <draw:page-thumbnail draw:style-name="gr13" draw:layer="layout" svg:width="11.136cm" svg:height="11.136cm" svg:x="4.931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預設">
        <draw:g>
          <draw:g>
            <draw:custom-shape draw:style-name="gr45" draw:text-style-name="P6" draw:layer="layout" svg:width="6.623cm" svg:height="6.619cm" svg:x="1.685cm" svg:y="2.308cm">
              <text:p/>
              <draw:enhanced-geometry svg:viewBox="0 0 21600 21600" draw:type="rectangle" draw:enhanced-path="M 0 0 L 21600 0 21600 21600 0 21600 0 0 Z N"/>
            </draw:custom-shape>
          </draw:g>
          <draw:g>
            <draw:custom-shape draw:style-name="gr40"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6" draw:text-style-name="P2" draw:layer="layout" svg:width="6.613cm" svg:height="4.045cm" svg:x="1.695cm" svg:y="3.29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1" draw:layer="layout" svg:width="1.227cm" svg:height="2.979cm" svg:x="2.096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3.404cm" svg:height="0.73cm" svg:x="4.443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3.404cm" svg:height="0.74cm" svg:x="4.443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3.404cm" svg:height="0.73cm" svg:x="4.443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56cm" svg:x="3.819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62cm" svg:x="3.819cm" svg:y="4.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55cm" svg:x="3.819cm" svg:y="4.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49cm" svg:x="3.819cm" svg:y="5.3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56cm" svg:x="3.819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0.159cm" svg:height="0.163cm" svg:x="3.819cm" svg:y="6.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1" draw:text-style-name="P2" draw:layer="layout" svg:width="0.834cm" svg:height="0.36cm" svg:x="2.283cm" svg:y="6.069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13" draw:layer="layout" svg:width="11.136cm" svg:height="11.136cm" svg:x="4.931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預設">
        <draw:g>
          <draw:g>
            <draw:custom-shape draw:style-name="gr40"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 draw:text-style-name="P2" draw:layer="layout" svg:width="4.921cm" svg:height="4.914cm" draw:transform="skewX (0.00122173047639594) rotate (-0.784001899995854) translate (5.007cm 1.52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3" draw:text-style-name="P1" draw:layer="layout" svg:width="3.946cm" svg:height="0.569cm" draw:transform="rotate (-0.786445360948645) translate (4.173cm 2.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 draw:layer="layout" svg:width="2.734cm" svg:height="0.57cm" draw:transform="rotate (1.5707963267949) translate (4.727cm 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 draw:layer="layout" svg:width="1.344cm" svg:height="1.35cm" svg:x="4.333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1.347cm" svg:height="1.349cm" svg:x="5.929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1.344cm" svg:height="1.349cm" svg:x="4.323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3" draw:layer="layout" svg:width="11.136cm" svg:height="11.136cm" svg:x="4.931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預設">
        <draw:g>
          <draw:g>
            <draw:custom-shape draw:style-name="gr40"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2" draw:layer="layout" svg:width="6.666cm" svg:height="3.055cm" svg:x="1.6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6.675cm" svg:height="5.047cm" svg:x="1.679cm" svg:y="3.267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presentation:notes draw:style-name="dp2">
          <draw:page-thumbnail draw:style-name="gr13" draw:layer="layout" svg:width="11.136cm" svg:height="11.136cm" svg:x="4.931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預設">
        <draw:g>
          <draw:custom-shape draw:style-name="gr60"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1" draw:layer="layout" svg:width="7cm" svg:height="4.5cm" svg:x="1.5cm" svg:y="4cm">
              <text:p/>
              <draw:enhanced-geometry svg:viewBox="0 0 21600 21600" draw:type="rectangle" draw:enhanced-path="M 0 0 L 21600 0 21600 21600 0 21600 0 0 Z N"/>
            </draw:custom-shape>
            <draw:custom-shape draw:style-name="gr62" draw:text-style-name="P10" draw:layer="layout" svg:width="2cm" svg:height="1.75cm" svg:x="2.375cm" svg:y="5.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0" draw:layer="layout" svg:width="2cm" svg:height="1.75cm" svg:x="5.8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layer="layout" svg:width="5.625cm" svg:height="0.75cm" svg:x="2.25cm" svg:y="2.925cm">
              <text:p/>
              <draw:enhanced-geometry svg:viewBox="0 0 21600 21600" draw:type="rectangle" draw:enhanced-path="M 0 0 L 21600 0 21600 21600 0 21600 0 0 Z N"/>
            </draw:custom-shape>
            <draw:custom-shape draw:style-name="gr63" draw:layer="layout" svg:width="5.625cm" svg:height="0.75cm" svg:x="2.25cm" svg:y="1.925cm">
              <text:p/>
              <draw:enhanced-geometry svg:viewBox="0 0 21600 21600" draw:type="rectangle" draw:enhanced-path="M 0 0 L 21600 0 21600 21600 0 21600 0 0 Z N"/>
            </draw:custom-shape>
          </draw:g>
        </draw:g>
        <presentation:notes draw:style-name="dp2">
          <draw:page-thumbnail draw:style-name="gr13" draw:layer="layout" svg:width="11.136cm" svg:height="11.136cm" svg:x="4.931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預設">
        <draw:g>
          <draw:custom-shape draw:style-name="gr60"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4" draw:text-style-name="P11" draw:layer="layout" svg:width="1.256cm" svg:height="1.15cm" svg:x="1.743cm" svg:y="4.554cm" svg:viewBox="0 0 1257 1151" draw:points="0,1151 279,1151 279,504 517,974 735,974 978,474 978,1151 1257,1151 1257,0 983,0 640,672 277,0 0,0">
            <text:p/>
          </draw:polygon>
          <draw:path draw:style-name="gr64" draw:text-style-name="P11"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4" draw:text-style-name="P11" draw:layer="layout" svg:width="0.994cm" svg:height="1.15cm" svg:x="4.105cm" svg:y="4.554cm" svg:viewBox="0 0 995 1151" draw:points="355,1151 637,1151 637,252 995,252 995,0 0,0 0,252 355,252">
            <text:p/>
          </draw:polygon>
          <draw:path draw:style-name="gr64" draw:text-style-name="P11"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4" draw:text-style-name="P11" draw:layer="layout" svg:width="1.168cm" svg:height="1.15cm" svg:x="6.15cm" svg:y="4.554cm" svg:viewBox="0 0 1169 1151" svg:d="M0 1151h307l69-237h402l74 237h317l-393-1151h-366zM454 655l120-401 124 401z">
            <text:p/>
          </draw:path>
          <draw:polygon draw:style-name="gr64" draw:text-style-name="P11"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5" draw:layer="layout" svg:width="0.875cm" svg:height="0.875cm" svg:x="1.7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65" draw:layer="layout" svg:width="0.875cm" svg:height="0.875cm" svg:x="2.75cm" svg:y="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65" draw:layer="layout" svg:width="0.875cm" svg:height="0.875cm" svg:x="1.68cm" svg:y="7.11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65" draw:layer="layout" svg:width="0.875cm" svg:height="0.875cm" svg:x="4.25cm" svg:y="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presentation:notes draw:style-name="dp2">
          <draw:page-thumbnail draw:style-name="gr13" draw:layer="layout" svg:width="11.136cm" svg:height="11.136cm" svg:x="4.931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12"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8" draw:text-style-name="P13" draw:layer="layout" svg:width="4.602cm" svg:height="3.003cm" draw:transform="skewX (-0.369311669722) rotate (-1.07215575950012) translate (5.43314440084498cm 1.75070416419607cm)" svg:viewBox="0 0 4603 3004" svg:d="M0 0c4285-1 4603 3004 4603 3004">
              <text:p/>
            </draw:path>
            <draw:path draw:style-name="gr68" draw:text-style-name="P13" draw:layer="layout" svg:width="6.244cm" svg:height="4.759cm" draw:transform="skewX (0.39706240482871) rotate (-0.687834258210965) translate (5.73431652619304cm 1.75070984906346cm)" svg:viewBox="0 0 6245 4760" svg:d="M0 0c5814-1 6245 4760 6245 4760">
              <text:p/>
            </draw:path>
            <draw:path draw:style-name="gr68" draw:text-style-name="P13" draw:layer="layout" svg:width="4.602cm" svg:height="3.004cm" draw:transform="skewX (0.369137136796801) rotate (1.07198122657492) translate (2.49992035688657cm 5.7926956680236cm)" svg:viewBox="0 0 4603 3005" svg:d="M4603 0c-4285 0-4603 3005-4603 3005">
              <text:p/>
            </draw:path>
            <draw:path draw:style-name="gr68" draw:text-style-name="P13" draw:layer="layout" svg:width="6.244cm" svg:height="4.76cm" draw:transform="skewX (-0.39706240482871) rotate (0.687659725285766) translate (-0.424982547561731cm 5.71455676146649cm)" svg:viewBox="0 0 6245 4761" svg:d="M6245 0c-5814 0-6245 4761-6245 4761">
              <text:p/>
            </draw:path>
            <draw:line draw:style-name="gr68" draw:text-style-name="P13" draw:layer="layout" svg:x1="5.051cm" svg:y1="1.626cm" svg:x2="5.051cm" svg:y2="8.251cm">
              <text:p/>
            </draw:line>
            <draw:path draw:style-name="gr68" draw:text-style-name="P13" draw:layer="layout" svg:width="4.602cm" svg:height="3.003cm" draw:transform="skewX (-0.369311669722) rotate (-2.64295208629501) translate (8.25529583580393cm 5.30514440084498cm)" svg:viewBox="0 0 4603 3004" svg:d="M0 0c4285-1 4603 3004 4603 3004">
              <text:p/>
            </draw:path>
            <draw:path draw:style-name="gr68" draw:text-style-name="P13" draw:layer="layout" svg:width="6.244cm" svg:height="4.759cm" draw:transform="skewX (0.39706240482871) rotate (-2.25863058500586) translate (8.25529015093654cm 5.60631652619305cm)" svg:viewBox="0 0 6245 4760" svg:d="M0 0c5814-1 6245 4760 6245 4760">
              <text:p/>
            </draw:path>
            <draw:path draw:style-name="gr68" draw:text-style-name="P13" draw:layer="layout" svg:width="4.602cm" svg:height="3.004cm" draw:transform="skewX (0.369137136796801) rotate (-0.49881510021998) translate (4.21330433197628cm 2.37192035688661cm)" svg:viewBox="0 0 4603 3005" svg:d="M4603 0c-4285 0-4603 3005-4603 3005">
              <text:p/>
            </draw:path>
            <draw:path draw:style-name="gr68" draw:text-style-name="P13" draw:layer="layout" svg:width="6.244cm" svg:height="4.76cm" draw:transform="skewX (-0.39706240482871) rotate (-0.883136601509131) translate (4.29144323853351cm -0.552982547561733cm)" svg:viewBox="0 0 6245 4761" svg:d="M6245 0c-5814 0-6245 4761-6245 4761">
              <text:p/>
            </draw:path>
            <draw:line draw:style-name="gr68" draw:text-style-name="P13" draw:layer="layout" svg:x1="8.38cm" svg:y1="4.923cm" svg:x2="1.755cm" svg:y2="4.923cm">
              <text:p/>
            </draw:line>
          </draw:g>
        </draw:g>
        <draw:g>
          <draw:polygon draw:style-name="gr69" draw:text-style-name="P14" draw:layer="layout" svg:width="1.256cm" svg:height="1.15cm" svg:x="1.743cm" svg:y="4.266cm" svg:viewBox="0 0 1257 1151" draw:points="0,1151 279,1151 279,504 517,974 735,974 978,474 978,1151 1257,1151 1257,0 983,0 640,672 277,0 0,0">
            <text:p/>
          </draw:polygon>
          <draw:path draw:style-name="gr69" draw:text-style-name="P14"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9" draw:text-style-name="P14" draw:layer="layout" svg:width="0.994cm" svg:height="1.15cm" svg:x="4.105cm" svg:y="4.266cm" svg:viewBox="0 0 995 1151" draw:points="355,1151 637,1151 637,252 995,252 995,0 0,0 0,252 355,252">
            <text:p/>
          </draw:polygon>
          <draw:path draw:style-name="gr69" draw:text-style-name="P14"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9" draw:text-style-name="P14" draw:layer="layout" svg:width="1.168cm" svg:height="1.15cm" svg:x="6.15cm" svg:y="4.266cm" svg:viewBox="0 0 1169 1151" svg:d="M0 1151h307l69-237h402l74 237h317l-393-1151h-366zM454 655l120-401 124 401z">
            <text:p/>
          </draw:path>
          <draw:polygon draw:style-name="gr69" draw:text-style-name="P14"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70"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71"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72"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72"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72"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72"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73"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72"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13" draw:layer="layout" svg:width="11.136cm" svg:height="11.136cm" svg:x="4.931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預設">
        <draw:g>
          <draw:custom-shape draw:style-name="gr74" draw:text-style-name="P15" draw:layer="layout" svg:width="6.62cm" svg:height="6.654cm" svg:x="1.698cm" svg:y="1.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2"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8" draw:text-style-name="P13" draw:layer="layout" svg:width="4.602cm" svg:height="3.003cm" draw:transform="skewX (-0.369311669722) rotate (-1.07215575950012) translate (5.43314440084498cm 1.75070416419607cm)" svg:viewBox="0 0 4603 3004" svg:d="M0 0c4285-1 4603 3004 4603 3004">
              <text:p/>
            </draw:path>
            <draw:path draw:style-name="gr68" draw:text-style-name="P13" draw:layer="layout" svg:width="6.244cm" svg:height="4.759cm" draw:transform="skewX (0.39706240482871) rotate (-0.687834258210965) translate (5.73431652619304cm 1.75070984906346cm)" svg:viewBox="0 0 6245 4760" svg:d="M0 0c5814-1 6245 4760 6245 4760">
              <text:p/>
            </draw:path>
            <draw:path draw:style-name="gr68" draw:text-style-name="P13" draw:layer="layout" svg:width="4.602cm" svg:height="3.004cm" draw:transform="skewX (0.369137136796801) rotate (1.07198122657492) translate (2.49992035688657cm 5.7926956680236cm)" svg:viewBox="0 0 4603 3005" svg:d="M4603 0c-4285 0-4603 3005-4603 3005">
              <text:p/>
            </draw:path>
            <draw:path draw:style-name="gr68" draw:text-style-name="P13" draw:layer="layout" svg:width="6.244cm" svg:height="4.76cm" draw:transform="skewX (-0.39706240482871) rotate (0.687659725285766) translate (-0.424982547561731cm 5.71455676146649cm)" svg:viewBox="0 0 6245 4761" svg:d="M6245 0c-5814 0-6245 4761-6245 4761">
              <text:p/>
            </draw:path>
            <draw:line draw:style-name="gr68" draw:text-style-name="P13" draw:layer="layout" svg:x1="5.051cm" svg:y1="1.626cm" svg:x2="5.051cm" svg:y2="8.251cm">
              <text:p/>
            </draw:line>
            <draw:path draw:style-name="gr68" draw:text-style-name="P13" draw:layer="layout" svg:width="4.602cm" svg:height="3.003cm" draw:transform="skewX (-0.369311669722) rotate (-2.64295208629501) translate (8.25529583580393cm 5.30514440084498cm)" svg:viewBox="0 0 4603 3004" svg:d="M0 0c4285-1 4603 3004 4603 3004">
              <text:p/>
            </draw:path>
            <draw:path draw:style-name="gr68" draw:text-style-name="P13" draw:layer="layout" svg:width="6.244cm" svg:height="4.759cm" draw:transform="skewX (0.39706240482871) rotate (-2.25863058500586) translate (8.25529015093654cm 5.60631652619305cm)" svg:viewBox="0 0 6245 4760" svg:d="M0 0c5814-1 6245 4760 6245 4760">
              <text:p/>
            </draw:path>
            <draw:path draw:style-name="gr68" draw:text-style-name="P13" draw:layer="layout" svg:width="4.602cm" svg:height="3.004cm" draw:transform="skewX (0.369137136796801) rotate (-0.49881510021998) translate (4.21330433197628cm 2.37192035688661cm)" svg:viewBox="0 0 4603 3005" svg:d="M4603 0c-4285 0-4603 3005-4603 3005">
              <text:p/>
            </draw:path>
            <draw:path draw:style-name="gr68" draw:text-style-name="P13" draw:layer="layout" svg:width="6.244cm" svg:height="4.76cm" draw:transform="skewX (-0.39706240482871) rotate (-0.883136601509131) translate (4.29144323853351cm -0.552982547561733cm)" svg:viewBox="0 0 6245 4761" svg:d="M6245 0c-5814 0-6245 4761-6245 4761">
              <text:p/>
            </draw:path>
            <draw:line draw:style-name="gr68" draw:text-style-name="P13" draw:layer="layout" svg:x1="8.38cm" svg:y1="4.923cm" svg:x2="1.755cm" svg:y2="4.923cm">
              <text:p/>
            </draw:line>
          </draw:g>
        </draw:g>
        <draw:g>
          <draw:polygon draw:style-name="gr69" draw:text-style-name="P14" draw:layer="layout" svg:width="1.256cm" svg:height="1.15cm" svg:x="1.743cm" svg:y="4.266cm" svg:viewBox="0 0 1257 1151" draw:points="0,1151 279,1151 279,504 517,974 735,974 978,474 978,1151 1257,1151 1257,0 983,0 640,672 277,0 0,0">
            <text:p/>
          </draw:polygon>
          <draw:path draw:style-name="gr69" draw:text-style-name="P14"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9" draw:text-style-name="P14" draw:layer="layout" svg:width="0.994cm" svg:height="1.15cm" svg:x="4.105cm" svg:y="4.266cm" svg:viewBox="0 0 995 1151" draw:points="355,1151 637,1151 637,252 995,252 995,0 0,0 0,252 355,252">
            <text:p/>
          </draw:polygon>
          <draw:path draw:style-name="gr69" draw:text-style-name="P14"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9" draw:text-style-name="P14" draw:layer="layout" svg:width="1.168cm" svg:height="1.15cm" svg:x="6.15cm" svg:y="4.266cm" svg:viewBox="0 0 1169 1151" svg:d="M0 1151h307l69-237h402l74 237h317l-393-1151h-366zM454 655l120-401 124 401z">
            <text:p/>
          </draw:path>
          <draw:polygon draw:style-name="gr69" draw:text-style-name="P14"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70"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71"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72"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72"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72"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72"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73"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72"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13" draw:layer="layout" svg:width="11.136cm" svg:height="11.136cm" svg:x="4.931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預設">
        <draw:g>
          <draw:g>
            <draw:custom-shape draw:style-name="gr75"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76" draw:text-style-name="P16"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76" draw:text-style-name="P16"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76" draw:text-style-name="P16"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76" draw:text-style-name="P16" draw:layer="layout" svg:width="1.484cm" svg:height="1.46cm" svg:x="3.939cm" svg:y="0.204cm" svg:viewBox="0 0 1485 1461" svg:d="M0 1461h390l88-301h510l94 301h403l-499-1461h-466zM577 831l152-509 158 509z">
              <text:p/>
            </draw:path>
            <draw:polygon draw:style-name="gr76" draw:text-style-name="P16"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76" draw:text-style-name="P16"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76" draw:text-style-name="P16" draw:layer="layout" svg:width="0.37cm" svg:height="1.46cm" svg:x="8.047cm" svg:y="0.204cm" svg:viewBox="0 0 371 1461" draw:points="0,1461 371,1461 371,0 0,0">
              <text:p/>
            </draw:polygon>
            <draw:polygon draw:style-name="gr76" draw:text-style-name="P16"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77" draw:text-style-name="P3"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16" draw:text-style-name="P1"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78" draw:text-style-name="P17"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79" draw:text-style-name="P3"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18"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81" draw:text-style-name="P18"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81" draw:text-style-name="P18"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81" draw:text-style-name="P18"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81" draw:text-style-name="P18"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81" draw:text-style-name="P18"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81" draw:text-style-name="P18"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presentation:notes draw:style-name="dp2">
          <draw:page-thumbnail draw:style-name="gr13" draw:layer="layout" svg:width="11.136cm" svg:height="11.136cm" svg:x="4.931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預設">
        <draw:g>
          <draw:custom-shape draw:style-name="gr6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layer="layout" svg:width="6.625cm" svg:height="6.625cm" svg:x="1.688cm" svg:y="1.688cm">
            <text:p/>
            <draw:enhanced-geometry svg:viewBox="0 0 21600 21600" draw:type="rectangle" draw:enhanced-path="M 0 0 L 21600 0 21600 21600 0 21600 0 0 Z N"/>
          </draw:custom-shape>
        </draw:g>
        <draw:path draw:style-name="gr83" draw:text-style-name="P3" draw:layer="layout" svg:width="6.62cm" svg:height="6.654cm" svg:x="1.68cm" svg:y="1.68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presentation:notes draw:style-name="dp2">
          <draw:page-thumbnail draw:style-name="gr13" draw:layer="layout" svg:width="11.136cm" svg:height="11.136cm" svg:x="4.931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預設">
        <draw:g>
          <draw:custom-shape draw:style-name="gr6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layer="layout" svg:width="6.625cm" svg:height="6.625cm" svg:x="1.688cm" svg:y="1.688cm">
            <text:p/>
            <draw:enhanced-geometry svg:viewBox="0 0 21600 21600" draw:type="rectangle" draw:enhanced-path="M 0 0 L 21600 0 21600 21600 0 21600 0 0 Z N"/>
          </draw:custom-shape>
        </draw:g>
        <draw:g>
          <draw:custom-shape draw:style-name="gr84" draw:text-style-name="P2" draw:layer="layout" svg:width="1.968cm" svg:height="0.967cm" svg:x="1.7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4" draw:text-style-name="P2" draw:layer="layout" svg:width="1.968cm" svg:height="0.967cm" svg:x="3.98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1.97cm" svg:height="1.598cm" svg:x="3.979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4" draw:text-style-name="P2" draw:layer="layout" svg:width="1.968cm" svg:height="0.967cm" svg:x="6.3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1.97cm" svg:height="1.598cm" svg:x="6.3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5" draw:text-style-name="P2" draw:layer="layout" svg:width="6.59cm" svg:height="1.681cm" svg:x="1.707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6.599cm" svg:height="2.778cm" svg:x="1.7cm" svg:y="5.521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86" draw:text-style-name="P3" draw:layer="layout" svg:width="0.649cm" svg:height="1.045cm" svg:x="2.3cm" svg:y="3.961cm" svg:viewBox="0 0 650 1046" svg:d="M0 1046v-1046c122 25 253 39 387 39 89 0 178-6 263-18v849c-249 50-468 110-650 176z">
          <text:p/>
        </draw:path>
        <draw:path draw:style-name="gr87" draw:text-style-name="P3" draw:layer="layout" svg:width="0.649cm" svg:height="0.79cm" svg:x="4.7cm" svg:y="3.862cm" svg:viewBox="0 0 650 791" svg:d="M302 786c-101 0-202 1-302 4v-770c86 12 175 18 266 18 132 0 263-13 384-38v791c-115-3-231-5-348-5z">
          <text:p/>
        </draw:path>
        <draw:path draw:style-name="gr87" draw:text-style-name="P3" draw:layer="layout" svg:width="0.649cm" svg:height="1.121cm" svg:x="7cm" svg:y="3.866cm" svg:viewBox="0 0 650 1122" svg:d="M0 954v-941c92 14 189 21 287 21 125 0 248-12 363-34v1122c-185-63-403-120-650-168z">
          <text:p/>
        </draw:path>
        <draw:path draw:style-name="gr88" draw:text-style-name="P3" draw:layer="layout" svg:width="0.649cm" svg:height="0.567cm" svg:x="2.3cm" svg:y="4.832cm" svg:viewBox="0 0 650 568" svg:d="M650 0v568h-650v-391c182-67 401-126 650-177z">
          <text:p/>
        </draw:path>
        <draw:path draw:style-name="gr88" draw:text-style-name="P3" draw:layer="layout" svg:width="0.649cm" svg:height="0.651cm" svg:x="4.7cm" svg:y="4.648cm" svg:viewBox="0 0 650 652" svg:d="M302 0c117 0 233 2 348 5v647h-650v-648c100-3 201-4 302-4z">
          <text:p/>
        </draw:path>
        <draw:path draw:style-name="gr88" draw:text-style-name="P3" draw:layer="layout" svg:width="0.649cm" svg:height="0.679cm" svg:x="7cm" svg:y="4.82cm" svg:viewBox="0 0 650 680" svg:d="M650 168v512h-650v-680c247 48 465 105 650 168z">
          <text:p/>
        </draw:path>
        <draw:custom-shape draw:style-name="gr89" draw:text-style-name="P3" draw:layer="layout" svg:width="0.95cm" svg:height="0.95cm" svg:x="2.1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 draw:layer="layout" svg:width="0.95cm" svg:height="0.95cm" svg:x="4.55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 draw:layer="layout" svg:width="0.95cm" svg:height="0.95cm" svg:x="6.8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3" draw:layer="layout" svg:width="11.136cm" svg:height="11.136cm" svg:x="4.931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預設">
        <draw:g>
          <draw:custom-shape draw:style-name="gr6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layer="layout" svg:width="6.625cm" svg:height="6.625cm" svg:x="1.688cm" svg:y="1.688cm">
            <text:p/>
            <draw:enhanced-geometry svg:viewBox="0 0 21600 21600" draw:type="rectangle" draw:enhanced-path="M 0 0 L 21600 0 21600 21600 0 21600 0 0 Z N"/>
          </draw:custom-shape>
        </draw:g>
        <draw:g>
          <draw:custom-shape draw:style-name="gr90" draw:text-style-name="P2"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91" draw:text-style-name="P19" draw:layer="layout" svg:width="7.382cm" svg:height="1.95cm" svg:x="1.45cm" svg:y="5.5cm">
            <draw:text-box>
              <text:p><text:span text:style-name="T1">DATA</text:span></text:p>
            </draw:text-box>
          </draw:frame>
          <draw:g>
            <draw:frame draw:style-name="gr92" draw:text-style-name="P20" draw:layer="layout" svg:width="6.75cm" svg:height="2.368cm" svg:x="1.45cm" svg:y="6.435cm">
              <draw:text-box>
                <text:p><text:span text:style-name="T2">HUB</text:span></text:p>
              </draw:text-box>
            </draw:frame>
            <draw:g>
              <draw:custom-shape draw:style-name="gr93" draw:text-style-name="P2" draw:layer="layout" svg:width="1.968cm" svg:height="0.967cm" svg:x="1.703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4" draw:text-style-name="P2"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93" draw:text-style-name="P2" draw:layer="layout" svg:width="1.968cm" svg:height="0.967cm" svg:x="1.702cm" svg:y="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4"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95" draw:text-style-name="P3" draw:layer="layout" svg:x1="3.9cm" svg:y1="2.8cm" svg:x2="8cm" svg:y2="2.8cm">
              <text:p/>
            </draw:line>
            <draw:line draw:style-name="gr95" draw:text-style-name="P3" draw:layer="layout" svg:x1="3.9cm" svg:y1="4.8cm" svg:x2="7.65cm" svg:y2="4.8cm">
              <text:p/>
            </draw:line>
          </draw:g>
        </draw:g>
        <draw:line draw:style-name="gr95" draw:text-style-name="P3" draw:layer="layout" svg:x1="7.65cm" svg:y1="5.65cm" svg:x2="7.65cm" svg:y2="4.8cm">
          <text:p/>
        </draw:line>
        <draw:line draw:style-name="gr95" draw:text-style-name="P3" draw:layer="layout" svg:x1="8cm" svg:y1="5.75cm" svg:x2="8cm" svg:y2="2.8cm">
          <text:p/>
        </draw:line>
        <presentation:notes draw:style-name="dp2">
          <draw:page-thumbnail draw:style-name="gr13" draw:layer="layout" svg:width="11.136cm" svg:height="11.136cm" svg:x="4.931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預設">
        <draw:g>
          <draw:custom-shape draw:style-name="gr6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layer="layout" svg:width="6.625cm" svg:height="6.625cm" svg:x="1.688cm" svg:y="1.688cm">
            <text:p/>
            <draw:enhanced-geometry svg:viewBox="0 0 21600 21600" draw:type="rectangle" draw:enhanced-path="M 0 0 L 21600 0 21600 21600 0 21600 0 0 Z N"/>
          </draw:custom-shape>
        </draw:g>
        <draw:frame draw:style-name="gr92" draw:text-style-name="P20" draw:layer="layout" svg:width="6.75cm" svg:height="2.368cm" svg:x="1.32cm" svg:y="4.432cm">
          <draw:text-box>
            <text:p text:style-name="P21"><text:span text:style-name="T2">HUB</text:span></text:p>
          </draw:text-box>
        </draw:frame>
        <draw:frame draw:style-name="gr91" draw:text-style-name="P19" draw:layer="layout" svg:width="7.382cm" svg:height="1.95cm" svg:x="1.34cm" svg:y="3.5cm">
          <draw:text-box>
            <text:p text:style-name="P22"><text:span text:style-name="T1">DATA</text:span></text:p>
          </draw:text-box>
        </draw:frame>
        <draw:g>
          <draw:custom-shape draw:style-name="gr96" draw:text-style-name="P2" draw:layer="layout" svg:width="2.617cm" svg:height="1.058cm" svg:x="5.55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2" draw:layer="layout" svg:width="2.62cm" svg:height="1.749cm" svg:x="5.551cm" svg:y="4.549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97" draw:layer="layout" svg:width="0.65cm" svg:height="0.6cm" svg:x="1.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layer="layout" svg:width="0.65cm" svg:height="0.6cm" svg:x="2.8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layer="layout" svg:width="0.65cm" svg:height="0.6cm" svg:x="2.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layer="layout" svg:width="0.65cm" svg:height="0.6cm" svg:x="7.6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layer="layout" svg:width="0.65cm" svg:height="0.6cm" svg:x="5.9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layer="layout" svg:width="0.65cm" svg:height="0.6cm" svg:x="6.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8" draw:text-style-name="P3" draw:layer="layout" svg:width="3.625cm" svg:height="0.63cm" svg:x="3.45cm" svg:y="2.83cm" svg:viewBox="0 0 3626 631" svg:d="M31 122c0-42-9-84-28-122h3147l476 461c-15 6-29 12-43 19-49 27-91 65-119 110-8 13-16 27-22 41l-393-381h-3049c21-40 31-84 31-128z">
          <text:p/>
        </draw:path>
        <draw:path draw:style-name="gr99" draw:text-style-name="P3" draw:layer="layout" svg:width="3.55cm" svg:height="0.249cm" svg:x="2.35cm" svg:y="3.48cm" svg:viewBox="0 0 3551 250" svg:d="M33 122c0-42-10-84-29-122h3544c-19 38-30 80-30 123 0 44 12 87 33 127h-3551c22-40 33-84 33-128z">
          <text:p/>
        </draw:path>
        <draw:path draw:style-name="gr100" draw:text-style-name="P3" draw:layer="layout" svg:width="4.65cm" svg:height="0.249cm" svg:x="2.95cm" svg:y="6.58cm" svg:viewBox="0 0 4651 250" svg:d="M4620 123c0 44 11 87 31 127h-4651c35-40 54-84 54-128 0-42-16-84-48-122h4643c-19 38-29 80-29 123z">
          <text:p/>
        </draw:path>
        <presentation:notes draw:style-name="dp1">
          <draw:page-thumbnail draw:style-name="gr13" draw:layer="layout" svg:width="11.136cm" svg:height="11.136cm" svg:x="4.931cm" svg:y="2.257cm" draw:page-number="21" presentation:class="page"/>
          <draw:frame presentation:style-name="pr1" draw:text-style-name="P23" draw:layer="layout" svg:width="16.799cm" svg:height="13.364cm" svg:x="2.1cm" svg:y="14.107cm" presentation:class="notes" presentation:placeholder="true">
            <draw:text-box/>
          </draw:frame>
        </presentation:notes>
      </draw:page>
      <draw:page draw:name="page22" draw:style-name="dp1" draw:master-page-name="預設">
        <draw:g>
          <draw:custom-shape draw:style-name="gr101" draw:text-style-name="P24"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2" draw:text-style-name="P2"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2" draw:text-style-name="P2"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2" draw:text-style-name="P2"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2" draw:text-style-name="P2"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03" draw:text-style-name="P2"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2"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draw:layer="layout" svg:width="3.55cm" svg:height="1.281cm" svg:x="3.129cm" svg:y="3.927cm">
            <text:p/>
            <draw:enhanced-geometry svg:viewBox="0 0 21600 21600" draw:type="rectangle" draw:enhanced-path="M 0 0 L 21600 0 21600 21600 0 21600 0 0 Z N"/>
          </draw:custom-shape>
        </draw:g>
        <presentation:notes draw:style-name="dp1">
          <draw:page-thumbnail draw:style-name="gr13" draw:layer="layout" svg:width="0.001cm" svg:height="0.002cm" svg:x="0.004cm" svg:y="0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預設">
        <draw:g>
          <draw:custom-shape draw:style-name="gr101" draw:text-style-name="P24" draw:layer="layout" svg:width="8cm" svg:height="8cm" svg:x="1.8cm" svg:y="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3" draw:text-style-name="P2" draw:layer="layout" svg:width="2cm" svg:height="2cm" svg:x="3.157cm" svg:y="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 draw:layer="layout" svg:width="3cm" svg:height="3cm" svg:x="5.4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6.432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draw:layer="layout" svg:width="2.597cm" svg:height="2.6cm" svg:x="3.15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draw:layer="layout" svg:width="1.013cm" svg:height="0.923cm" svg:x="4.515cm" svg:y="3.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draw:layer="layout" svg:width="1.013cm" svg:height="0.923cm" svg:x="5.694cm" svg:y="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draw:layer="layout" svg:width="0.892cm" svg:height="0.833cm" svg:x="3.162cm" svg:y="3.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draw:layer="layout" svg:width="0.892cm" svg:height="0.833cm" svg:x="5.589cm" svg:y="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1" draw:text-style-name="P25" draw:layer="layout" svg:width="5.299cm" svg:height="3.13cm" svg:x="3.155cm" svg:y="4.055cm">
          <text:p/>
          <draw:enhanced-geometry svg:viewBox="0 0 21600 21600" draw:type="rectangle" draw:enhanced-path="M 0 0 L 21600 0 21600 21600 0 21600 0 0 Z N"/>
        </draw:custom-shape>
        <presentation:notes draw:style-name="dp1">
          <draw:page-thumbnail draw:style-name="gr13" draw:layer="layout" svg:width="0.001cm" svg:height="0.002cm" svg:x="0.004cm" svg:y="0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預設">
        <draw:g>
          <draw:g>
            <draw:custom-shape draw:style-name="gr101" draw:text-style-name="P24" draw:layer="layout" svg:width="8cm" svg:height="8cm" svg:x="1.2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12" draw:text-style-name="P6" draw:layer="layout" svg:width="2.433cm" svg:height="3.837cm" draw:transform="skewX (-0.327423767674136) rotate (-0.645248224462304) translate (2.688cm 2.457cm)" svg:viewBox="0 0 2434 3838" svg:d="M0 0c3165 0 2336 3549 2336 3549l-61 289">
            <text:p/>
          </draw:path>
          <draw:path draw:style-name="gr112" draw:text-style-name="P6" draw:layer="layout" svg:width="3.255cm" svg:height="4.272cm" draw:transform="skewX (-0.00366519142918814) rotate (-0.463733982254894) translate (3.70700003064225cm 2.4569999381632cm)" svg:viewBox="0 0 3256 4273" svg:d="M0 0c4233-1 3125 3951 3125 3951l-81 322">
            <text:p/>
          </draw:path>
          <draw:path draw:style-name="gr112" draw:text-style-name="P6" draw:layer="layout" svg:width="3.852cm" svg:height="4.42cm" draw:transform="skewX (0.158824961931484) rotate (-0.387114028092342) translate (5.035cm 2.462cm)" svg:viewBox="0 0 3853 4421" svg:d="M0 0c5008 1 3698 4088 3698 4088l-96 333">
            <text:p/>
          </draw:path>
          <draw:custom-shape draw:style-name="gr113" draw:text-style-name="P27" draw:layer="layout" svg:width="1.018cm" svg:height="0.397cm" draw:transform="rotate (-0.862018117559999) translate (3.318cm 2.738cm)">
            <text:p text:style-name="P26"><text:span text:style-name="T3">70</text:span></text:p>
            <draw:enhanced-geometry svg:viewBox="0 0 21600 21600" draw:type="rectangle" draw:enhanced-path="M 0 0 L 21600 0 21600 21600 0 21600 0 0 Z N"/>
          </draw:custom-shape>
          <draw:custom-shape draw:style-name="gr113" draw:text-style-name="P27" draw:layer="layout" svg:width="1.018cm" svg:height="0.397cm" draw:transform="rotate (-0.759392757542733) translate (4.708cm 2.759cm)">
            <text:p text:style-name="P26"><text:span text:style-name="T3">80</text:span></text:p>
            <draw:enhanced-geometry svg:viewBox="0 0 21600 21600" draw:type="rectangle" draw:enhanced-path="M 0 0 L 21600 0 21600 21600 0 21600 0 0 Z N"/>
          </draw:custom-shape>
          <draw:custom-shape draw:style-name="gr113" draw:text-style-name="P27" draw:layer="layout" svg:width="1.018cm" svg:height="0.397cm" draw:transform="rotate (-0.56356681546897) translate (6.147cm 2.767cm)">
            <text:p text:style-name="P26"><text:span text:style-name="T3">90</text:span></text:p>
            <draw:enhanced-geometry svg:viewBox="0 0 21600 21600" draw:type="rectangle" draw:enhanced-path="M 0 0 L 21600 0 21600 21600 0 21600 0 0 Z N"/>
          </draw:custom-shape>
        </draw:g>
        <presentation:notes draw:style-name="dp1">
          <draw:page-thumbnail draw:style-name="gr13" draw:layer="layout" svg:width="0.001cm" svg:height="0.002cm" svg:x="0.004cm" svg:y="0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預設">
        <draw:g>
          <draw:custom-shape draw:style-name="gr101" draw:text-style-name="P24"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7" draw:text-style-name="P2" draw:layer="layout" svg:width="3cm" svg:height="3cm" svg:x="3.302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6" draw:layer="layout" svg:x1="4.803cm" svg:y1="6.876cm" svg:x2="4.803cm" svg:y2="7.676cm">
            <text:p/>
          </draw:line>
          <draw:line draw:style-name="gr114" draw:text-style-name="P6" draw:layer="layout" svg:x1="4.803cm" svg:y1="2.888cm" svg:x2="4.803cm" svg:y2="3.688cm">
            <text:p/>
          </draw:line>
          <draw:line draw:style-name="gr114" draw:text-style-name="P6" draw:layer="layout" svg:x1="6.403cm" svg:y1="5.252cm" svg:x2="7.203cm" svg:y2="5.252cm">
            <text:p/>
          </draw:line>
          <draw:line draw:style-name="gr114" draw:text-style-name="P6" draw:layer="layout" svg:x1="2.403cm" svg:y1="5.252cm" svg:x2="3.203cm" svg:y2="5.252cm">
            <text:p/>
          </draw:line>
          <draw:line draw:style-name="gr114" draw:text-style-name="P6" draw:layer="layout" svg:x1="5.959cm" svg:y1="6.393cm" svg:x2="6.525cm" svg:y2="6.959cm">
            <text:p/>
          </draw:line>
          <draw:line draw:style-name="gr114" draw:text-style-name="P6" draw:layer="layout" svg:x1="3.095cm" svg:y1="3.553cm" svg:x2="3.661cm" svg:y2="4.119cm">
            <text:p/>
          </draw:line>
          <draw:line draw:style-name="gr114" draw:text-style-name="P6" draw:layer="layout" svg:x1="3.625cm" svg:y1="6.403cm" svg:x2="3.059cm" svg:y2="6.969cm">
            <text:p/>
          </draw:line>
          <draw:line draw:style-name="gr114" draw:text-style-name="P6" draw:layer="layout" svg:x1="6.492cm" svg:y1="3.577cm" svg:x2="5.926cm" svg:y2="4.143cm">
            <text:p/>
          </draw:line>
          <draw:line draw:style-name="gr114" draw:text-style-name="P6" draw:layer="layout" svg:x1="5.44cm" svg:y1="6.74cm" svg:x2="5.746cm" svg:y2="7.479cm">
            <text:p/>
          </draw:line>
          <draw:line draw:style-name="gr114" draw:text-style-name="P6" draw:layer="layout" svg:x1="3.864cm" svg:y1="3.052cm" svg:x2="4.17cm" svg:y2="3.791cm">
            <text:p/>
          </draw:line>
          <draw:line draw:style-name="gr114" draw:text-style-name="P6" draw:layer="layout" svg:x1="5.722cm" svg:y1="3.058cm" svg:x2="5.416cm" svg:y2="3.797cm">
            <text:p/>
          </draw:line>
          <draw:line draw:style-name="gr114" draw:text-style-name="P6" draw:layer="layout" svg:x1="4.158cm" svg:y1="6.716cm" svg:x2="3.852cm" svg:y2="7.455cm">
            <text:p/>
          </draw:line>
          <draw:line draw:style-name="gr114" draw:text-style-name="P6" draw:layer="layout" svg:x1="2.551cm" svg:y1="6.218cm" svg:x2="3.29cm" svg:y2="5.912cm">
            <text:p/>
          </draw:line>
          <draw:line draw:style-name="gr114" draw:text-style-name="P6" draw:layer="layout" svg:x1="6.249cm" svg:y1="4.636cm" svg:x2="6.988cm" svg:y2="4.33cm">
            <text:p/>
          </draw:line>
          <draw:line draw:style-name="gr114" draw:text-style-name="P6" draw:layer="layout" svg:x1="6.263cm" svg:y1="5.894cm" svg:x2="7.002cm" svg:y2="6.2cm">
            <text:p/>
          </draw:line>
          <draw:line draw:style-name="gr114" draw:text-style-name="P6" draw:layer="layout" svg:x1="2.602cm" svg:y1="4.26cm" svg:x2="3.341cm" svg:y2="4.566cm">
            <text:p/>
          </draw:line>
        </draw:g>
        <presentation:notes draw:style-name="dp1">
          <draw:page-thumbnail draw:style-name="gr13" draw:layer="layout" svg:width="0.001cm" svg:height="0.002cm" svg:x="0.004cm" svg:y="0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預設">
        <draw:g>
          <draw:g>
            <draw:custom-shape draw:style-name="gr101" draw:text-style-name="P24"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5" draw:text-style-name="P2" draw:layer="layout" svg:width="1.589cm" svg:height="1.492cm" svg:x="4.181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2" draw:layer="layout" svg:width="0.842cm" svg:height="4.618cm" svg:x="4.547cm" svg:y="2.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4" draw:layer="layout" svg:width="0.952cm" svg:height="0.915cm" svg:x="4.505cm" svg:y="6.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4" draw:layer="layout" svg:width="0.415cm" svg:height="2.077cm" svg:x="4.7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3.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3.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426cm" svg:height="0.179cm" svg:x="4.778cm" svg:y="3.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4.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4.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253cm" svg:height="0.179cm" svg:x="4.951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1">
          <draw:page-thumbnail draw:style-name="gr13" draw:layer="layout" svg:width="0.001cm" svg:height="0.002cm" svg:x="0.004cm" svg:y="0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預設">
        <draw:g>
          <draw:custom-shape draw:style-name="gr101" draw:text-style-name="P24"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03" draw:text-style-name="P2" draw:layer="layout" svg:width="2cm" svg:height="2cm" svg:x="3.257cm" svg:y="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3.992cm" svg:y="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2.739cm" svg:y="2.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5.175cm" svg:y="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2cm" svg:height="2cm" svg:x="5.551cm" svg:y="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 draw:layer="layout" svg:width="2.6cm" svg:height="2.57cm" svg:x="4.373cm" svg:y="2.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2" draw:layer="layout" svg:width="1.481cm" svg:height="1.459cm" svg:x="2.287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draw:layer="layout" svg:width="3.55cm" svg:height="1.281cm" svg:x="3.042cm" svg:y="3.928cm">
              <text:p/>
              <draw:enhanced-geometry svg:viewBox="0 0 21600 21600" draw:type="rectangle" draw:enhanced-path="M 0 0 L 21600 0 21600 21600 0 21600 0 0 Z N"/>
            </draw:custom-shape>
          </draw:g>
          <draw:custom-shape draw:style-name="gr120" draw:text-style-name="P2" draw:layer="layout" svg:width="0.914cm" svg:height="0.986cm" svg:x="3.009cm" svg:y="5.455cm">
            <text:p/>
            <draw:enhanced-geometry svg:viewBox="0 0 780 907" draw:type="non-primitive" draw:enhanced-path="M 390 0 L 492 276 780 228 594 457 780 679 492 631 390 907 288 631 0 679 186 457 0 228 288 276 390 0 Z N"/>
          </draw:custom-shape>
          <draw:custom-shape draw:style-name="gr120" draw:text-style-name="P2" draw:layer="layout" svg:width="0.914cm" svg:height="0.986cm" svg:x="4.51cm" svg:y="6.256cm">
            <text:p/>
            <draw:enhanced-geometry svg:viewBox="0 0 780 907" draw:type="non-primitive" draw:enhanced-path="M 390 0 L 492 276 780 228 594 457 780 679 492 631 390 907 288 631 0 679 186 457 0 228 288 276 390 0 Z N"/>
          </draw:custom-shape>
          <draw:custom-shape draw:style-name="gr120" draw:text-style-name="P2" draw:layer="layout" svg:width="0.914cm" svg:height="0.986cm" svg:x="6.011cm" svg:y="5.757cm">
            <text:p/>
            <draw:enhanced-geometry svg:viewBox="0 0 780 907" draw:type="non-primitive" draw:enhanced-path="M 390 0 L 492 276 780 228 594 457 780 679 492 631 390 907 288 631 0 679 186 457 0 228 288 276 390 0 Z N"/>
          </draw:custom-shape>
          <draw:custom-shape draw:style-name="gr121" draw:text-style-name="P2" draw:layer="layout" svg:width="0.409cm" svg:height="0.433cm" svg:x="4.77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28" draw:layer="layout" svg:width="0.409cm" svg:height="0.433cm" svg:x="3.172cm" svg:y="6.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235cm" svg:height="0.286cm" svg:x="6.672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235cm" svg:height="0.286cm" svg:x="5.672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235cm" svg:height="0.286cm" svg:x="3.972cm" svg:y="6.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16cm" svg:height="0.204cm" svg:x="6.172cm" svg:y="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16cm" svg:height="0.204cm" svg:x="6.773cm" svg:y="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 draw:layer="layout" svg:width="0.16cm" svg:height="0.204cm" svg:x="2.774cm" svg:y="6.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1">
          <draw:page-thumbnail draw:style-name="gr13" draw:layer="layout" svg:width="0.001cm" svg:height="0.002cm" svg:x="0.004cm" svg:y="0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預設">
        <draw:g>
          <draw:g>
            <draw:custom-shape draw:style-name="gr101" draw:text-style-name="P24" draw:layer="layout" svg:width="8cm" svg:height="8cm" svg:x="1.1cm" svg:y="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4" draw:text-style-name="P3" draw:layer="layout" svg:width="1.888cm" svg:height="2.02cm" svg:x="4.058cm" svg:y="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5" draw:text-style-name="P3" draw:layer="layout" svg:width="1.941cm" svg:height="1.9cm" svg:x="4.06cm" svg:y="5.609cm" svg:viewBox="0 0 1942 1901" svg:d="M944 149c165 0 328-47 472-135 7-5 14-9 21-14 7 5 13 11 19 16 148 130 271 316 356 540 85 223 130 478 130 736 0 211-30 418-87 609h-1768c-57-191-87-398-87-609 0-258 45-513 130-736 85-222 206-407 352-536 141 85 300 129 462 129z">
              <text:p/>
            </draw:path>
          </draw:g>
        </draw:g>
        <presentation:notes draw:style-name="dp1">
          <draw:page-thumbnail draw:style-name="gr13" draw:layer="layout" svg:width="0.001cm" svg:height="0.002cm" svg:x="0.004cm" svg:y="0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預設">
        <draw:g>
          <draw:g>
            <draw:custom-shape draw:style-name="gr101" draw:text-style-name="P24" draw:layer="layout" svg:width="8cm" svg:height="8cm" svg:x="1.3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6" draw:layer="layout" svg:width="5.3cm" svg:height="5.3cm" svg:x="2.65cm" svg:y="2.3cm">
              <text:p/>
              <draw:enhanced-geometry svg:viewBox="0 0 21600 21600" draw:type="rectangle" draw:enhanced-path="M 0 0 L 21600 0 21600 21600 0 21600 0 0 Z N"/>
            </draw:custom-shape>
          </draw:g>
          <draw:custom-shape draw:style-name="gr127" draw:text-style-name="P3" draw:layer="layout" svg:width="5.351cm" svg:height="5.409cm" svg:x="2.611cm" svg:y="2.237cm">
            <text:p/>
            <draw:enhanced-geometry svg:viewBox="0 0 21600 21600" draw:type="rectangle" draw:enhanced-path="M 0 0 L 21600 0 21600 21600 0 21600 0 0 Z N"/>
          </draw:custom-shape>
          <draw:path draw:style-name="gr128" draw:text-style-name="P24" draw:layer="layout" svg:width="2.835cm" svg:height="1.582cm" svg:x="5.198cm" svg:y="3.795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128" draw:text-style-name="P24" draw:layer="layout" svg:width="1.849cm" svg:height="2.508cm" svg:x="4.779cm" svg:y="4.65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128" draw:text-style-name="P24" draw:layer="layout" svg:width="2.502cm" svg:height="3.544cm" svg:x="2.764cm" svg:y="3.408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draw:g>
        <presentation:notes draw:style-name="dp1">
          <draw:page-thumbnail draw:style-name="gr13" draw:layer="layout" svg:width="0.001cm" svg:height="0.002cm" svg:x="0.004cm" svg:y="0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預設">
        <draw:g>
          <draw:g>
            <draw:custom-shape draw:style-name="gr101" draw:text-style-name="P24" draw:layer="layout" svg:width="8cm" svg:height="8cm" svg:x="0.9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9" draw:text-style-name="P6" draw:layer="layout" svg:width="5.08cm" svg:height="5.091cm" svg:x="2.378cm" svg:y="2.491cm">
            <text:p/>
            <draw:enhanced-geometry svg:viewBox="0 0 21600 21600" draw:type="rectangle" draw:enhanced-path="M 0 0 L 21600 0 21600 21600 0 21600 0 0 Z N"/>
          </draw:custom-shape>
          <draw:custom-shape draw:style-name="gr130" draw:text-style-name="P6" draw:layer="layout" svg:width="1.505cm" svg:height="1.599cm" svg:x="5.965cm" svg:y="2.53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31" draw:text-style-name="P29" draw:layer="layout" svg:width="1.992cm" svg:height="2.108cm" draw:transform="rotate (-3.14159265358979) translate (7.722cm 4.241cm)">
            <text:p/>
            <draw:enhanced-geometry svg:viewBox="0 0 21600 21600" draw:glue-points="0 0 0 10800 0 21600 10800 21600 21600 21600 10800 10800" draw:text-areas="1900 12700 12700 19700" draw:type="right-triangle" draw:enhanced-path="M 0 0 L 21600 21600 0 21600 0 0 Z N"/>
          </draw:custom-shape>
          <draw:frame draw:style-name="gr132" draw:text-style-name="P30" draw:layer="layout" svg:width="4.697cm" svg:height="3.837cm" svg:x="2.435cm" svg:y="3.679cm">
            <draw:text-box>
              <text:p><text:span text:style-name="T4">{CATAG1: <text:s/></text:span></text:p>
              <text:p><text:span text:style-name="T4"><text:s text:c="2"/></text:span><text:span text:style-name="T4">{ITEM1:</text:span></text:p>
              <text:p><text:span text:style-name="T4"><text:s text:c="3"/></text:span><text:span text:style-name="T4">}</text:span></text:p>
              <text:p><text:span text:style-name="T4"><text:s text:c="2"/></text:span><text:span text:style-name="T4">{ITEM2:</text:span></text:p>
              <text:p><text:span text:style-name="T4"><text:s text:c="2"/></text:span><text:span text:style-name="T4">}</text:span></text:p>
              <text:p><text:span text:style-name="T4">}</text:span></text:p>
            </draw:text-box>
          </draw:frame>
        </draw:g>
        <presentation:notes draw:style-name="dp1">
          <draw:page-thumbnail draw:style-name="gr13" draw:layer="layout" svg:width="0.001cm" svg:height="0.002cm" svg:x="0.004cm" svg:y="0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預設">
        <draw:g>
          <draw:g>
            <draw:g>
              <draw:custom-shape draw:style-name="gr101" draw:text-style-name="P24"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3" draw:text-style-name="P2"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134" draw:text-style-name="P24"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2"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136" draw:text-style-name="P2" draw:layer="layout" svg:width="0.622cm" svg:height="0.821cm" svg:x="4.654cm" svg:y="3.078cm">
                <text:p/>
                <draw:enhanced-geometry svg:viewBox="0 0 21600 21600" draw:mirror-horizontal="false" draw:mirror-vertical="false" draw:type="rectangle" draw:enhanced-path="M 0 0 L 21600 0 21600 21600 0 21600 0 0 Z N"/>
              </draw:custom-shape>
              <draw:g>
                <draw:custom-shape draw:style-name="gr137" draw:text-style-name="P2"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138" draw:text-style-name="P6" draw:layer="layout" svg:x1="6.139cm" svg:y1="5.222cm" svg:x2="7.644cm" svg:y2="5.222cm">
                  <text:p/>
                </draw:line>
                <draw:line draw:style-name="gr138" draw:text-style-name="P6" draw:layer="layout" svg:x1="6.139cm" svg:y1="4.625cm" svg:x2="7.644cm" svg:y2="4.625cm">
                  <text:p/>
                </draw:line>
              </draw:g>
              <draw:g>
                <draw:custom-shape draw:style-name="gr137" draw:text-style-name="P2"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138" draw:text-style-name="P6" draw:layer="layout" svg:x1="2.374cm" svg:y1="5.222cm" svg:x2="3.879cm" svg:y2="5.222cm">
                  <text:p/>
                </draw:line>
                <draw:line draw:style-name="gr138" draw:text-style-name="P6" draw:layer="layout" svg:x1="2.374cm" svg:y1="4.625cm" svg:x2="3.879cm" svg:y2="4.625cm">
                  <text:p/>
                </draw:line>
              </draw:g>
            </draw:g>
          </draw:g>
        </draw:g>
        <presentation:notes draw:style-name="dp1">
          <draw:page-thumbnail draw:style-name="gr13" draw:layer="layout" svg:width="0.001cm" svg:height="0.002cm" svg:x="0.004cm" svg:y="0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預設">
        <draw:g>
          <draw:g>
            <draw:custom-shape draw:style-name="gr101" draw:text-style-name="P24"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9" draw:text-style-name="P2" draw:layer="layout" svg:width="0.969cm" svg:height="1.191cm" draw:transform="skewX (-0.000872664625997117) rotate (-0.700749694675723) translate (5.8cm 3.176cm)">
              <text:p/>
              <draw:enhanced-geometry svg:viewBox="0 0 21600 21600" draw:mirror-horizontal="false" draw:mirror-vertical="false" draw:type="rectangle" draw:enhanced-path="M 0 0 L 21600 0 21600 21600 0 21600 0 0 Z N"/>
            </draw:custom-shape>
            <draw:custom-shape draw:style-name="gr140" draw:text-style-name="P24" draw:layer="layout" svg:width="0.627cm" svg:height="0.635cm" draw:transform="rotate (-0.699702497124526) translate (5.755cm 3.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2" draw:layer="layout" svg:width="1.552cm" svg:height="0.549cm" draw:transform="rotate (-0.700051562974926) translate (4.723cm 3.974cm)">
              <text:p/>
              <draw:enhanced-geometry svg:viewBox="0 0 21600 21600" draw:mirror-horizontal="false" draw:mirror-vertical="false" draw:type="rectangle" draw:enhanced-path="M 0 0 L 21600 0 21600 21600 0 21600 0 0 Z N"/>
            </draw:custom-shape>
            <draw:custom-shape draw:style-name="gr142" draw:text-style-name="P2" draw:layer="layout" svg:width="0.414cm" svg:height="0.546cm" draw:transform="skewX (0.00174532925199429) rotate (-0.698131700797732) translate (6.408cm 2.863cm)">
              <text:p/>
              <draw:enhanced-geometry svg:viewBox="0 0 21600 21600" draw:mirror-horizontal="false" draw:mirror-vertical="false" draw:type="rectangle" draw:enhanced-path="M 0 0 L 21600 0 21600 21600 0 21600 0 0 Z N"/>
            </draw:custom-shape>
            <draw:g>
              <draw:custom-shape draw:style-name="gr143" draw:text-style-name="P2" draw:layer="layout" svg:width="1.003cm" svg:height="1.192cm" draw:transform="skewX (-0.00174532925199428) rotate (-0.700749694675723) translate (6.757cm 3.982cm)">
                <text:p/>
                <draw:enhanced-geometry svg:viewBox="0 0 21600 21600" draw:mirror-horizontal="false" draw:mirror-vertical="false" draw:type="rectangle" draw:enhanced-path="M 0 0 L 21600 0 21600 21600 0 21600 0 0 Z N"/>
              </draw:custom-shape>
              <draw:line draw:style-name="gr138" draw:text-style-name="P6" draw:layer="layout" svg:x1="6.245cm" svg:y1="4.591cm" svg:x2="7.011cm" svg:y2="5.237cm">
                <text:p/>
              </draw:line>
              <draw:line draw:style-name="gr138" draw:text-style-name="P6" draw:layer="layout" svg:x1="6.501cm" svg:y1="4.287cm" svg:x2="7.267cm" svg:y2="4.933cm">
                <text:p/>
              </draw:line>
            </draw:g>
            <draw:g>
              <draw:custom-shape draw:style-name="gr143" draw:text-style-name="P2" draw:layer="layout" svg:width="1.003cm" svg:height="1.192cm" draw:transform="skewX (-0.00174532925199438) rotate (-0.701447826376521) translate (4.841cm 2.367cm)">
                <text:p/>
                <draw:enhanced-geometry svg:viewBox="0 0 21600 21600" draw:mirror-horizontal="false" draw:mirror-vertical="false" draw:type="rectangle" draw:enhanced-path="M 0 0 L 21600 0 21600 21600 0 21600 0 0 Z N"/>
              </draw:custom-shape>
              <draw:line draw:style-name="gr138" draw:text-style-name="P6" draw:layer="layout" svg:x1="4.328cm" svg:y1="2.976cm" svg:x2="5.094cm" svg:y2="3.622cm">
                <text:p/>
              </draw:line>
              <draw:line draw:style-name="gr138" draw:text-style-name="P6" draw:layer="layout" svg:x1="4.584cm" svg:y1="2.672cm" svg:x2="5.35cm" svg:y2="3.318cm">
                <text:p/>
              </draw:line>
            </draw:g>
          </draw:g>
          <draw:path draw:style-name="gr144" draw:text-style-name="P3" draw:layer="layout" svg:width="5.306cm" svg:height="0.921cm" svg:x="2.239cm" svg:y="6.681cm" svg:viewBox="0 0 5307 922" svg:d="M5307 922h-5307v-581c204-61 427-115 665-161 614-118 1309-180 2017-180 709 0 1404 62 2018 180 216 42 419 90 607 144z">
            <text:p/>
          </draw:path>
        </draw:g>
        <presentation:notes draw:style-name="dp1">
          <draw:page-thumbnail draw:style-name="gr13" draw:layer="layout" svg:width="0.001cm" svg:height="0.002cm" svg:x="0.004cm" svg:y="0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預設">
        <draw:g>
          <draw:g>
            <draw:custom-shape draw:style-name="gr101" draw:text-style-name="P24" draw:layer="layout" svg:width="8cm" svg:height="8cm" svg:x="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6" draw:layer="layout" svg:width="5.3cm" svg:height="5.3cm" svg:x="2.35cm" svg:y="2.45cm">
              <text:p/>
              <draw:enhanced-geometry svg:viewBox="0 0 21600 21600" draw:type="rectangle" draw:enhanced-path="M 0 0 L 21600 0 21600 21600 0 21600 0 0 Z N"/>
            </draw:custom-shape>
          </draw:g>
          <draw:g>
            <draw:g>
              <draw:custom-shape draw:style-name="gr146" draw:text-style-name="P2" draw:layer="layout" svg:width="1.411cm" svg:height="2.693cm" svg:x="4.272cm" svg:y="5.0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24" draw:layer="layout" svg:width="0.935cm" svg:height="1.856cm" svg:x="4.502cm" svg:y="5.8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8" draw:text-style-name="P2" draw:layer="layout" svg:width="0.948cm" svg:height="0.338cm" svg:x="5.889cm" svg:y="4.7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9" draw:text-style-name="P2" draw:layer="layout" svg:width="1.838cm" svg:height="0.28cm" svg:x="4.022cm" svg:y="4.788cm">
              <text:p/>
              <draw:enhanced-geometry svg:viewBox="0 0 21600 21600" draw:type="rectangle" draw:enhanced-path="M 0 0 L 21600 0 21600 21600 0 21600 0 0 Z N"/>
            </draw:custom-shape>
            <draw:custom-shape draw:style-name="gr150" draw:text-style-name="P2" draw:layer="layout" svg:width="1.455cm" svg:height="1.775cm" svg:x="4.192cm" svg:y="2.663cm">
              <text:p/>
              <draw:enhanced-geometry svg:viewBox="0 0 21600 21600" draw:mirror-horizontal="false" draw:mirror-vertical="false" draw:type="rectangle" draw:enhanced-path="M 0 0 L 21600 0 21600 21600 0 21600 0 0 Z N"/>
            </draw:custom-shape>
            <draw:custom-shape draw:style-name="gr151" draw:text-style-name="P24" draw:layer="layout" svg:width="0.941cm" svg:height="0.947cm" svg:x="4.453cm" svg:y="2.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2" draw:text-style-name="P3" draw:layer="layout" svg:width="1.311cm" svg:height="1.062cm" svg:x="4.276cm" svg:y="2.454cm" svg:viewBox="0 0 1312 1063" draw:points="1180,131 113,131 113,1063 0,1063 0,0 1312,0 1312,1063 1180,1063">
              <text:p/>
            </draw:polygon>
            <draw:custom-shape draw:style-name="gr153" draw:text-style-name="P2" draw:layer="layout" svg:width="1.28cm" svg:height="0.241cm" svg:x="4.287cm" svg:y="4.496cm">
              <text:p/>
              <draw:enhanced-geometry svg:viewBox="0 0 21600 21600" draw:type="rectangle" draw:enhanced-path="M 0 0 L 21600 0 21600 21600 0 21600 0 0 Z N"/>
            </draw:custom-shape>
          </draw:g>
        </draw:g>
        <presentation:notes draw:style-name="dp1">
          <draw:page-thumbnail draw:style-name="gr13" draw:layer="layout" svg:width="0.001cm" svg:height="0.002cm" svg:x="0.004cm" svg:y="0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預設">
        <draw:g>
          <draw:custom-shape draw:style-name="gr101" draw:text-style-name="P24" draw:layer="layout" svg:width="8cm" svg:height="8cm" svg:x="1.1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6" draw:layer="layout" svg:width="5.3cm" svg:height="5.3cm" svg:x="2.45cm" svg:y="2.05cm">
            <text:p/>
            <draw:enhanced-geometry svg:viewBox="0 0 21600 21600" draw:type="rectangle" draw:enhanced-path="M 0 0 L 21600 0 21600 21600 0 21600 0 0 Z N"/>
          </draw:custom-shape>
        </draw:g>
        <draw:custom-shape draw:style-name="gr154" draw:text-style-name="P3" draw:layer="layout" svg:width="5.309cm" svg:height="4.045cm" svg:x="2.462cm" svg:y="3.334cm">
          <text:p/>
          <draw:enhanced-geometry svg:viewBox="0 0 21600 21600" draw:type="rectangle" draw:enhanced-path="M 0 0 L 21600 0 21600 21600 0 21600 0 0 Z N"/>
        </draw:custom-shape>
        <draw:custom-shape draw:style-name="gr155" draw:text-style-name="P24" draw:layer="layout" svg:width="0.324cm" svg:height="0.478cm" svg:x="2.755cm" svg:y="3.171cm">
          <text:p/>
          <draw:enhanced-geometry svg:viewBox="0 0 21600 21600" draw:type="rectangle" draw:enhanced-path="M 0 0 L 21600 0 21600 21600 0 21600 0 0 Z N"/>
        </draw:custom-shape>
        <draw:custom-shape draw:style-name="gr155" draw:text-style-name="P24" draw:layer="layout" svg:width="0.324cm" svg:height="0.478cm" svg:x="6.955cm" svg:y="3.171cm">
          <text:p/>
          <draw:enhanced-geometry svg:viewBox="0 0 21600 21600" draw:type="rectangle" draw:enhanced-path="M 0 0 L 21600 0 21600 21600 0 21600 0 0 Z N"/>
        </draw:custom-shape>
        <draw:custom-shape draw:style-name="gr156" draw:text-style-name="P3" draw:layer="layout" svg:width="0.211cm" svg:height="0.818cm" svg:x="2.812cm" svg:y="2.775cm">
          <text:p/>
          <draw:enhanced-geometry svg:viewBox="0 0 21600 21600" draw:type="rectangle" draw:enhanced-path="M 0 0 L 21600 0 21600 21600 0 21600 0 0 Z N"/>
        </draw:custom-shape>
        <draw:custom-shape draw:style-name="gr156" draw:text-style-name="P3" draw:layer="layout" svg:width="0.211cm" svg:height="0.818cm" svg:x="7.012cm" svg:y="2.775cm">
          <text:p/>
          <draw:enhanced-geometry svg:viewBox="0 0 21600 21600" draw:type="rectangle" draw:enhanced-path="M 0 0 L 21600 0 21600 21600 0 21600 0 0 Z N"/>
        </draw:custom-shape>
        <draw:path draw:style-name="gr157" draw:text-style-name="P6" draw:layer="layout" svg:width="0.525cm" svg:height="3.787cm" draw:transform="rotate (-1.5707963267949) translate (6.919cm 3.677cm)" svg:viewBox="0 0 526 3788" svg:d="M6 3788c1173 0-6-3788-6-3788">
          <text:p/>
        </draw:path>
        <draw:path draw:style-name="gr157" draw:text-style-name="P6" draw:layer="layout" svg:width="0.955cm" svg:height="3.793cm" draw:transform="rotate (-1.5707963267949) translate (6.919cm 3.689cm)" svg:viewBox="0 0 956 3794" svg:d="M11 3794c2132 0-11-3794-11-3794">
          <text:p/>
        </draw:path>
        <draw:path draw:style-name="gr157" draw:text-style-name="P6" draw:layer="layout" svg:width="1.382cm" svg:height="3.793cm" draw:transform="rotate (-1.5707963267949) translate (6.919cm 3.689cm)" svg:viewBox="0 0 1383 3794" svg:d="M16 3794c3084 0-16-3794-16-3794">
          <text:p/>
        </draw:path>
        <draw:path draw:style-name="gr157" draw:text-style-name="P6" draw:layer="layout" svg:width="2.079cm" svg:height="3.793cm" draw:transform="rotate (-1.5707963267949) translate (6.919cm 3.689cm)" svg:viewBox="0 0 2080 3794" svg:d="M24 3794c4639 0-24-3794-24-3794">
          <text:p/>
        </draw:path>
        <draw:custom-shape draw:style-name="gr158" draw:text-style-name="P3" draw:layer="layout" svg:width="0.536cm" svg:height="0.828cm" svg:x="3.422cm" svg:y="2.443cm">
          <text:p/>
          <draw:enhanced-geometry svg:viewBox="0 0 21600 21600" draw:type="rectangle" draw:enhanced-path="M 0 0 L 21600 0 21600 21600 0 21600 0 0 Z N"/>
        </draw:custom-shape>
        <presentation:notes draw:style-name="dp1">
          <draw:page-thumbnail draw:style-name="gr13" draw:layer="layout" svg:width="0.001cm" svg:height="0.002cm" svg:x="0.004cm" svg:y="0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1" draw:master-page-name="預設">
        <draw:g>
          <draw:g>
            <draw:custom-shape draw:style-name="gr101" draw:text-style-name="P24" draw:layer="layout" svg:width="8cm" svg:height="8cm" svg:x="0.889cm" svg:y="1.0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6" draw:layer="layout" svg:width="5.3cm" svg:height="5.3cm" svg:x="2.239cm" svg:y="2.404cm">
              <text:p/>
              <draw:enhanced-geometry svg:viewBox="0 0 21600 21600" draw:type="rectangle" draw:enhanced-path="M 0 0 L 21600 0 21600 21600 0 21600 0 0 Z N"/>
            </draw:custom-shape>
          </draw:g>
          <draw:g>
            <draw:polygon draw:style-name="gr159" draw:text-style-name="P2"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60" draw:text-style-name="P2"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60" draw:text-style-name="P2"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presentation:notes draw:style-name="dp1">
          <draw:page-thumbnail draw:style-name="gr13" draw:layer="layout" svg:width="0.001cm" svg:height="0.002cm" svg:x="0.004cm" svg:y="0cm" draw:page-number="35" presentation:class="page"/>
          <draw:frame presentation:style-name="pr1" draw:text-style-name="P4" draw:layer="layout" svg:width="16.799cm" svg:height="13.364cm" svg:x="2.1cm" svg:y="14.107cm" presentation:class="notes" presentation:placeholder="true">
            <draw:text-box/>
          </draw:frame>
        </presentation:notes>
      </draw:page>
      <draw:page draw:name="page36" draw:style-name="dp1" draw:master-page-name="預設">
        <draw:g>
          <draw:g>
            <draw:custom-shape draw:style-name="gr101" draw:text-style-name="P24" draw:layer="layout" svg:width="8cm" svg:height="8cm" svg:x="1.1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1" draw:text-style-name="P3" draw:layer="layout" svg:width="5.322cm" svg:height="5.322cm" svg:x="2.452cm" svg:y="2.38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2" draw:text-style-name="P24" draw:layer="layout" svg:width="0.077cm" svg:height="1.596cm" svg:x="3cm" svg:y="2.567cm">
                <text:p/>
                <draw:enhanced-geometry svg:viewBox="0 0 21600 21600" draw:type="rectangle" draw:enhanced-path="M 0 0 L 21600 0 21600 21600 0 21600 0 0 Z N"/>
              </draw:custom-shape>
              <draw:custom-shape draw:style-name="gr162" draw:text-style-name="P24" draw:layer="layout" svg:width="0.076cm" svg:height="1.596cm" svg:x="3.221cm" svg:y="2.567cm">
                <text:p/>
                <draw:enhanced-geometry svg:viewBox="0 0 21600 21600" draw:type="rectangle" draw:enhanced-path="M 0 0 L 21600 0 21600 21600 0 21600 0 0 Z N"/>
              </draw:custom-shape>
              <draw:custom-shape draw:style-name="gr162" draw:text-style-name="P24" draw:layer="layout" svg:width="0.077cm" svg:height="1.596cm" svg:x="3.44cm" svg:y="2.567cm">
                <text:p/>
                <draw:enhanced-geometry svg:viewBox="0 0 21600 21600" draw:type="rectangle" draw:enhanced-path="M 0 0 L 21600 0 21600 21600 0 21600 0 0 Z N"/>
              </draw:custom-shape>
              <draw:custom-shape draw:style-name="gr162" draw:text-style-name="P24" draw:layer="layout" svg:width="0.077cm" svg:height="1.596cm" svg:x="3.659cm" svg:y="2.567cm">
                <text:p/>
                <draw:enhanced-geometry svg:viewBox="0 0 21600 21600" draw:type="rectangle" draw:enhanced-path="M 0 0 L 21600 0 21600 21600 0 21600 0 0 Z N"/>
              </draw:custom-shape>
              <draw:custom-shape draw:style-name="gr162" draw:text-style-name="P24" draw:layer="layout" svg:width="0.074cm" svg:height="1.596cm" svg:x="3.879cm" svg:y="2.567cm">
                <text:p/>
                <draw:enhanced-geometry svg:viewBox="0 0 21600 21600" draw:type="rectangle" draw:enhanced-path="M 0 0 L 21600 0 21600 21600 0 21600 0 0 Z N"/>
              </draw:custom-shape>
              <draw:custom-shape draw:style-name="gr163" draw:text-style-name="P24" draw:layer="layout" svg:width="0.08cm" svg:height="1.594cm" draw:transform="rotate (-1.5707963267949) translate (4.274cm 2.886cm)">
                <text:p/>
                <draw:enhanced-geometry svg:viewBox="0 0 21600 21600" draw:type="rectangle" draw:enhanced-path="M 0 0 L 21600 0 21600 21600 0 21600 0 0 Z N"/>
              </draw:custom-shape>
              <draw:custom-shape draw:style-name="gr163" draw:text-style-name="P24" draw:layer="layout" svg:width="0.071cm" svg:height="1.594cm" draw:transform="rotate (-1.5707963267949) translate (4.274cm 3.11cm)">
                <text:p/>
                <draw:enhanced-geometry svg:viewBox="0 0 21600 21600" draw:type="rectangle" draw:enhanced-path="M 0 0 L 21600 0 21600 21600 0 21600 0 0 Z N"/>
              </draw:custom-shape>
              <draw:custom-shape draw:style-name="gr163" draw:text-style-name="P24" draw:layer="layout" svg:width="0.079cm" svg:height="1.594cm" draw:transform="rotate (-1.5707963267949) translate (4.274cm 3.326cm)">
                <text:p/>
                <draw:enhanced-geometry svg:viewBox="0 0 21600 21600" draw:type="rectangle" draw:enhanced-path="M 0 0 L 21600 0 21600 21600 0 21600 0 0 Z N"/>
              </draw:custom-shape>
              <draw:custom-shape draw:style-name="gr163" draw:text-style-name="P24" draw:layer="layout" svg:width="0.074cm" svg:height="1.594cm" draw:transform="rotate (-1.5707963267949) translate (4.274cm 3.547cm)">
                <text:p/>
                <draw:enhanced-geometry svg:viewBox="0 0 21600 21600" draw:type="rectangle" draw:enhanced-path="M 0 0 L 21600 0 21600 21600 0 21600 0 0 Z N"/>
              </draw:custom-shape>
              <draw:custom-shape draw:style-name="gr163" draw:text-style-name="P24" draw:layer="layout" svg:width="0.073cm" svg:height="1.594cm" draw:transform="rotate (-1.5707963267949) translate (4.274cm 3.766cm)">
                <text:p/>
                <draw:enhanced-geometry svg:viewBox="0 0 21600 21600" draw:type="rectangle" draw:enhanced-path="M 0 0 L 21600 0 21600 21600 0 21600 0 0 Z N"/>
              </draw:custom-shape>
              <draw:custom-shape draw:style-name="gr164" draw:text-style-name="P24" draw:layer="layout" svg:width="1.176cm" svg:height="1.163cm" svg:x="2.884cm" svg:y="2.792cm">
                <text:p/>
                <draw:enhanced-geometry svg:viewBox="0 0 21600 21600" draw:type="rectangle" draw:enhanced-path="M 0 0 L 21600 0 21600 21600 0 21600 0 0 Z N"/>
              </draw:custom-shape>
            </draw:g>
            <draw:g>
              <draw:custom-shape draw:style-name="gr162" draw:text-style-name="P24" draw:layer="layout" svg:width="0.077cm" svg:height="1.596cm" svg:x="3.004cm" svg:y="2.567cm">
                <text:p/>
                <draw:enhanced-geometry svg:viewBox="0 0 21600 21600" draw:type="rectangle" draw:enhanced-path="M 0 0 L 21600 0 21600 21600 0 21600 0 0 Z N"/>
              </draw:custom-shape>
              <draw:custom-shape draw:style-name="gr162" draw:text-style-name="P24" draw:layer="layout" svg:width="0.074cm" svg:height="1.596cm" svg:x="3.225cm" svg:y="2.567cm">
                <text:p/>
                <draw:enhanced-geometry svg:viewBox="0 0 21600 21600" draw:type="rectangle" draw:enhanced-path="M 0 0 L 21600 0 21600 21600 0 21600 0 0 Z N"/>
              </draw:custom-shape>
              <draw:custom-shape draw:style-name="gr162" draw:text-style-name="P24" draw:layer="layout" svg:width="0.079cm" svg:height="1.596cm" svg:x="3.442cm" svg:y="2.567cm">
                <text:p/>
                <draw:enhanced-geometry svg:viewBox="0 0 21600 21600" draw:type="rectangle" draw:enhanced-path="M 0 0 L 21600 0 21600 21600 0 21600 0 0 Z N"/>
              </draw:custom-shape>
              <draw:custom-shape draw:style-name="gr162" draw:text-style-name="P24" draw:layer="layout" svg:width="0.077cm" svg:height="1.596cm" svg:x="3.661cm" svg:y="2.567cm">
                <text:p/>
                <draw:enhanced-geometry svg:viewBox="0 0 21600 21600" draw:type="rectangle" draw:enhanced-path="M 0 0 L 21600 0 21600 21600 0 21600 0 0 Z N"/>
              </draw:custom-shape>
              <draw:custom-shape draw:style-name="gr162" draw:text-style-name="P24" draw:layer="layout" svg:width="0.074cm" svg:height="1.596cm" svg:x="3.881cm" svg:y="2.567cm">
                <text:p/>
                <draw:enhanced-geometry svg:viewBox="0 0 21600 21600" draw:type="rectangle" draw:enhanced-path="M 0 0 L 21600 0 21600 21600 0 21600 0 0 Z N"/>
              </draw:custom-shape>
              <draw:custom-shape draw:style-name="gr163" draw:text-style-name="P24" draw:layer="layout" svg:width="0.08cm" svg:height="1.594cm" draw:transform="rotate (-1.5707963267949) translate (4.276cm 2.886cm)">
                <text:p/>
                <draw:enhanced-geometry svg:viewBox="0 0 21600 21600" draw:type="rectangle" draw:enhanced-path="M 0 0 L 21600 0 21600 21600 0 21600 0 0 Z N"/>
              </draw:custom-shape>
              <draw:custom-shape draw:style-name="gr163" draw:text-style-name="P24" draw:layer="layout" svg:width="0.071cm" svg:height="1.594cm" draw:transform="rotate (-1.5707963267949) translate (4.276cm 3.11cm)">
                <text:p/>
                <draw:enhanced-geometry svg:viewBox="0 0 21600 21600" draw:type="rectangle" draw:enhanced-path="M 0 0 L 21600 0 21600 21600 0 21600 0 0 Z N"/>
              </draw:custom-shape>
              <draw:custom-shape draw:style-name="gr163" draw:text-style-name="P24" draw:layer="layout" svg:width="0.079cm" svg:height="1.594cm" draw:transform="rotate (-1.5707963267949) translate (4.276cm 3.326cm)">
                <text:p/>
                <draw:enhanced-geometry svg:viewBox="0 0 21600 21600" draw:type="rectangle" draw:enhanced-path="M 0 0 L 21600 0 21600 21600 0 21600 0 0 Z N"/>
              </draw:custom-shape>
              <draw:custom-shape draw:style-name="gr163" draw:text-style-name="P24" draw:layer="layout" svg:width="0.074cm" svg:height="1.594cm" draw:transform="rotate (-1.5707963267949) translate (4.276cm 3.547cm)">
                <text:p/>
                <draw:enhanced-geometry svg:viewBox="0 0 21600 21600" draw:type="rectangle" draw:enhanced-path="M 0 0 L 21600 0 21600 21600 0 21600 0 0 Z N"/>
              </draw:custom-shape>
              <draw:custom-shape draw:style-name="gr163" draw:text-style-name="P24" draw:layer="layout" svg:width="0.073cm" svg:height="1.594cm" draw:transform="rotate (-1.5707963267949) translate (4.276cm 3.766cm)">
                <text:p/>
                <draw:enhanced-geometry svg:viewBox="0 0 21600 21600" draw:type="rectangle" draw:enhanced-path="M 0 0 L 21600 0 21600 21600 0 21600 0 0 Z N"/>
              </draw:custom-shape>
              <draw:custom-shape draw:style-name="gr165" draw:text-style-name="P24" draw:layer="layout" svg:width="1.175cm" svg:height="1.163cm" svg:x="2.89cm" svg:y="2.792cm">
                <text:p/>
                <draw:enhanced-geometry svg:viewBox="0 0 21600 21600" draw:type="rectangle" draw:enhanced-path="M 0 0 L 21600 0 21600 21600 0 21600 0 0 Z N"/>
              </draw:custom-shape>
            </draw:g>
            <draw:g>
              <draw:custom-shape draw:style-name="gr162" draw:text-style-name="P24" draw:layer="layout" svg:width="0.079cm" svg:height="1.596cm" svg:x="4.61cm" svg:y="2.567cm">
                <text:p/>
                <draw:enhanced-geometry svg:viewBox="0 0 21600 21600" draw:type="rectangle" draw:enhanced-path="M 0 0 L 21600 0 21600 21600 0 21600 0 0 Z N"/>
              </draw:custom-shape>
              <draw:custom-shape draw:style-name="gr162" draw:text-style-name="P24" draw:layer="layout" svg:width="0.074cm" svg:height="1.596cm" svg:x="4.832cm" svg:y="2.567cm">
                <text:p/>
                <draw:enhanced-geometry svg:viewBox="0 0 21600 21600" draw:type="rectangle" draw:enhanced-path="M 0 0 L 21600 0 21600 21600 0 21600 0 0 Z N"/>
              </draw:custom-shape>
              <draw:custom-shape draw:style-name="gr162" draw:text-style-name="P24" draw:layer="layout" svg:width="0.08cm" svg:height="1.596cm" svg:x="5.049cm" svg:y="2.567cm">
                <text:p/>
                <draw:enhanced-geometry svg:viewBox="0 0 21600 21600" draw:type="rectangle" draw:enhanced-path="M 0 0 L 21600 0 21600 21600 0 21600 0 0 Z N"/>
              </draw:custom-shape>
              <draw:custom-shape draw:style-name="gr162" draw:text-style-name="P24" draw:layer="layout" svg:width="0.077cm" svg:height="1.596cm" svg:x="5.268cm" svg:y="2.567cm">
                <text:p/>
                <draw:enhanced-geometry svg:viewBox="0 0 21600 21600" draw:type="rectangle" draw:enhanced-path="M 0 0 L 21600 0 21600 21600 0 21600 0 0 Z N"/>
              </draw:custom-shape>
              <draw:custom-shape draw:style-name="gr162" draw:text-style-name="P24" draw:layer="layout" svg:width="0.074cm" svg:height="1.596cm" svg:x="5.489cm" svg:y="2.567cm">
                <text:p/>
                <draw:enhanced-geometry svg:viewBox="0 0 21600 21600" draw:type="rectangle" draw:enhanced-path="M 0 0 L 21600 0 21600 21600 0 21600 0 0 Z N"/>
              </draw:custom-shape>
              <draw:custom-shape draw:style-name="gr162" draw:text-style-name="P24" draw:layer="layout" svg:width="0.08cm" svg:height="1.596cm" draw:transform="rotate (-1.5707963267949) translate (5.886cm 2.886cm)">
                <text:p/>
                <draw:enhanced-geometry svg:viewBox="0 0 21600 21600" draw:type="rectangle" draw:enhanced-path="M 0 0 L 21600 0 21600 21600 0 21600 0 0 Z N"/>
              </draw:custom-shape>
              <draw:custom-shape draw:style-name="gr162" draw:text-style-name="P24" draw:layer="layout" svg:width="0.071cm" svg:height="1.596cm" draw:transform="rotate (-1.5707963267949) translate (5.886cm 3.11cm)">
                <text:p/>
                <draw:enhanced-geometry svg:viewBox="0 0 21600 21600" draw:type="rectangle" draw:enhanced-path="M 0 0 L 21600 0 21600 21600 0 21600 0 0 Z N"/>
              </draw:custom-shape>
              <draw:custom-shape draw:style-name="gr162" draw:text-style-name="P24" draw:layer="layout" svg:width="0.079cm" svg:height="1.596cm" draw:transform="rotate (-1.5707963267949) translate (5.886cm 3.326cm)">
                <text:p/>
                <draw:enhanced-geometry svg:viewBox="0 0 21600 21600" draw:type="rectangle" draw:enhanced-path="M 0 0 L 21600 0 21600 21600 0 21600 0 0 Z N"/>
              </draw:custom-shape>
              <draw:custom-shape draw:style-name="gr162" draw:text-style-name="P24" draw:layer="layout" svg:width="0.074cm" svg:height="1.596cm" draw:transform="rotate (-1.5707963267949) translate (5.886cm 3.547cm)">
                <text:p/>
                <draw:enhanced-geometry svg:viewBox="0 0 21600 21600" draw:type="rectangle" draw:enhanced-path="M 0 0 L 21600 0 21600 21600 0 21600 0 0 Z N"/>
              </draw:custom-shape>
              <draw:custom-shape draw:style-name="gr162" draw:text-style-name="P24" draw:layer="layout" svg:width="0.073cm" svg:height="1.596cm" draw:transform="rotate (-1.5707963267949) translate (5.886cm 3.766cm)">
                <text:p/>
                <draw:enhanced-geometry svg:viewBox="0 0 21600 21600" draw:type="rectangle" draw:enhanced-path="M 0 0 L 21600 0 21600 21600 0 21600 0 0 Z N"/>
              </draw:custom-shape>
              <draw:custom-shape draw:style-name="gr166" draw:text-style-name="P24" draw:layer="layout" svg:width="1.171cm" svg:height="1.163cm" svg:x="4.496cm" svg:y="2.792cm">
                <text:p/>
                <draw:enhanced-geometry svg:viewBox="0 0 21600 21600" draw:type="rectangle" draw:enhanced-path="M 0 0 L 21600 0 21600 21600 0 21600 0 0 Z N"/>
              </draw:custom-shape>
            </draw:g>
            <draw:g>
              <draw:custom-shape draw:style-name="gr163" draw:text-style-name="P24" draw:layer="layout" svg:width="0.075cm" svg:height="1.594cm" svg:x="4.616cm" svg:y="4.171cm">
                <text:p/>
                <draw:enhanced-geometry svg:viewBox="0 0 21600 21600" draw:type="rectangle" draw:enhanced-path="M 0 0 L 21600 0 21600 21600 0 21600 0 0 Z N"/>
              </draw:custom-shape>
              <draw:custom-shape draw:style-name="gr163" draw:text-style-name="P24" draw:layer="layout" svg:width="0.074cm" svg:height="1.594cm" svg:x="4.834cm" svg:y="4.171cm">
                <text:p/>
                <draw:enhanced-geometry svg:viewBox="0 0 21600 21600" draw:type="rectangle" draw:enhanced-path="M 0 0 L 21600 0 21600 21600 0 21600 0 0 Z N"/>
              </draw:custom-shape>
              <draw:custom-shape draw:style-name="gr163" draw:text-style-name="P24" draw:layer="layout" svg:width="0.08cm" svg:height="1.594cm" svg:x="5.051cm" svg:y="4.171cm">
                <text:p/>
                <draw:enhanced-geometry svg:viewBox="0 0 21600 21600" draw:type="rectangle" draw:enhanced-path="M 0 0 L 21600 0 21600 21600 0 21600 0 0 Z N"/>
              </draw:custom-shape>
              <draw:custom-shape draw:style-name="gr163" draw:text-style-name="P24" draw:layer="layout" svg:width="0.075cm" svg:height="1.594cm" svg:x="5.272cm" svg:y="4.171cm">
                <text:p/>
                <draw:enhanced-geometry svg:viewBox="0 0 21600 21600" draw:type="rectangle" draw:enhanced-path="M 0 0 L 21600 0 21600 21600 0 21600 0 0 Z N"/>
              </draw:custom-shape>
              <draw:custom-shape draw:style-name="gr163" draw:text-style-name="P24" draw:layer="layout" svg:width="0.073cm" svg:height="1.594cm" svg:x="5.494cm" svg:y="4.171cm">
                <text:p/>
                <draw:enhanced-geometry svg:viewBox="0 0 21600 21600" draw:type="rectangle" draw:enhanced-path="M 0 0 L 21600 0 21600 21600 0 21600 0 0 Z N"/>
              </draw:custom-shape>
              <draw:custom-shape draw:style-name="gr167" draw:text-style-name="P24" draw:layer="layout" svg:width="0.076cm" svg:height="1.597cm" draw:transform="rotate (-1.5707963267949) translate (5.889cm 4.492cm)">
                <text:p/>
                <draw:enhanced-geometry svg:viewBox="0 0 21600 21600" draw:type="rectangle" draw:enhanced-path="M 0 0 L 21600 0 21600 21600 0 21600 0 0 Z N"/>
              </draw:custom-shape>
              <draw:custom-shape draw:style-name="gr167" draw:text-style-name="P24" draw:layer="layout" svg:width="0.077cm" svg:height="1.597cm" draw:transform="rotate (-1.5707963267949) translate (5.889cm 4.711cm)">
                <text:p/>
                <draw:enhanced-geometry svg:viewBox="0 0 21600 21600" draw:type="rectangle" draw:enhanced-path="M 0 0 L 21600 0 21600 21600 0 21600 0 0 Z N"/>
              </draw:custom-shape>
              <draw:custom-shape draw:style-name="gr167" draw:text-style-name="P24" draw:layer="layout" svg:width="0.075cm" svg:height="1.597cm" draw:transform="rotate (-1.5707963267949) translate (5.889cm 4.932cm)">
                <text:p/>
                <draw:enhanced-geometry svg:viewBox="0 0 21600 21600" draw:type="rectangle" draw:enhanced-path="M 0 0 L 21600 0 21600 21600 0 21600 0 0 Z N"/>
              </draw:custom-shape>
              <draw:custom-shape draw:style-name="gr167" draw:text-style-name="P24" draw:layer="layout" svg:width="0.078cm" svg:height="1.597cm" draw:transform="rotate (-1.5707963267949) translate (5.889cm 5.148cm)">
                <text:p/>
                <draw:enhanced-geometry svg:viewBox="0 0 21600 21600" draw:type="rectangle" draw:enhanced-path="M 0 0 L 21600 0 21600 21600 0 21600 0 0 Z N"/>
              </draw:custom-shape>
              <draw:custom-shape draw:style-name="gr167" draw:text-style-name="P24" draw:layer="layout" svg:width="0.075cm" svg:height="1.597cm" draw:transform="rotate (-1.5707963267949) translate (5.889cm 5.37cm)">
                <text:p/>
                <draw:enhanced-geometry svg:viewBox="0 0 21600 21600" draw:type="rectangle" draw:enhanced-path="M 0 0 L 21600 0 21600 21600 0 21600 0 0 Z N"/>
              </draw:custom-shape>
              <draw:custom-shape draw:style-name="gr168" draw:text-style-name="P24" draw:layer="layout" svg:width="1.174cm" svg:height="1.166cm" svg:x="4.499cm" svg:y="4.395cm">
                <text:p/>
                <draw:enhanced-geometry svg:viewBox="0 0 21600 21600" draw:type="rectangle" draw:enhanced-path="M 0 0 L 21600 0 21600 21600 0 21600 0 0 Z N"/>
              </draw:custom-shape>
            </draw:g>
            <draw:g>
              <draw:custom-shape draw:style-name="gr163" draw:text-style-name="P24" draw:layer="layout" svg:width="0.077cm" svg:height="1.594cm" svg:x="3.006cm" svg:y="4.171cm">
                <text:p/>
                <draw:enhanced-geometry svg:viewBox="0 0 21600 21600" draw:type="rectangle" draw:enhanced-path="M 0 0 L 21600 0 21600 21600 0 21600 0 0 Z N"/>
              </draw:custom-shape>
              <draw:custom-shape draw:style-name="gr163" draw:text-style-name="P24" draw:layer="layout" svg:width="0.077cm" svg:height="1.594cm" svg:x="3.228cm" svg:y="4.171cm">
                <text:p/>
                <draw:enhanced-geometry svg:viewBox="0 0 21600 21600" draw:type="rectangle" draw:enhanced-path="M 0 0 L 21600 0 21600 21600 0 21600 0 0 Z N"/>
              </draw:custom-shape>
              <draw:custom-shape draw:style-name="gr163" draw:text-style-name="P24" draw:layer="layout" svg:width="0.075cm" svg:height="1.594cm" svg:x="3.448cm" svg:y="4.171cm">
                <text:p/>
                <draw:enhanced-geometry svg:viewBox="0 0 21600 21600" draw:type="rectangle" draw:enhanced-path="M 0 0 L 21600 0 21600 21600 0 21600 0 0 Z N"/>
              </draw:custom-shape>
              <draw:custom-shape draw:style-name="gr163" draw:text-style-name="P24" draw:layer="layout" svg:width="0.074cm" svg:height="1.594cm" svg:x="3.666cm" svg:y="4.171cm">
                <text:p/>
                <draw:enhanced-geometry svg:viewBox="0 0 21600 21600" draw:type="rectangle" draw:enhanced-path="M 0 0 L 21600 0 21600 21600 0 21600 0 0 Z N"/>
              </draw:custom-shape>
              <draw:custom-shape draw:style-name="gr163" draw:text-style-name="P24" draw:layer="layout" svg:width="0.074cm" svg:height="1.594cm" svg:x="3.887cm" svg:y="4.171cm">
                <text:p/>
                <draw:enhanced-geometry svg:viewBox="0 0 21600 21600" draw:type="rectangle" draw:enhanced-path="M 0 0 L 21600 0 21600 21600 0 21600 0 0 Z N"/>
              </draw:custom-shape>
              <draw:custom-shape draw:style-name="gr162" draw:text-style-name="P24" draw:layer="layout" svg:width="0.076cm" svg:height="1.596cm" draw:transform="rotate (-1.5707963267949) translate (4.28cm 4.492cm)">
                <text:p/>
                <draw:enhanced-geometry svg:viewBox="0 0 21600 21600" draw:type="rectangle" draw:enhanced-path="M 0 0 L 21600 0 21600 21600 0 21600 0 0 Z N"/>
              </draw:custom-shape>
              <draw:custom-shape draw:style-name="gr162" draw:text-style-name="P24" draw:layer="layout" svg:width="0.077cm" svg:height="1.596cm" draw:transform="rotate (-1.5707963267949) translate (4.28cm 4.711cm)">
                <text:p/>
                <draw:enhanced-geometry svg:viewBox="0 0 21600 21600" draw:type="rectangle" draw:enhanced-path="M 0 0 L 21600 0 21600 21600 0 21600 0 0 Z N"/>
              </draw:custom-shape>
              <draw:custom-shape draw:style-name="gr162" draw:text-style-name="P24" draw:layer="layout" svg:width="0.075cm" svg:height="1.596cm" draw:transform="rotate (-1.5707963267949) translate (4.28cm 4.932cm)">
                <text:p/>
                <draw:enhanced-geometry svg:viewBox="0 0 21600 21600" draw:type="rectangle" draw:enhanced-path="M 0 0 L 21600 0 21600 21600 0 21600 0 0 Z N"/>
              </draw:custom-shape>
              <draw:custom-shape draw:style-name="gr162" draw:text-style-name="P24" draw:layer="layout" svg:width="0.078cm" svg:height="1.596cm" draw:transform="rotate (-1.5707963267949) translate (4.28cm 5.148cm)">
                <text:p/>
                <draw:enhanced-geometry svg:viewBox="0 0 21600 21600" draw:type="rectangle" draw:enhanced-path="M 0 0 L 21600 0 21600 21600 0 21600 0 0 Z N"/>
              </draw:custom-shape>
              <draw:custom-shape draw:style-name="gr162" draw:text-style-name="P24" draw:layer="layout" svg:width="0.075cm" svg:height="1.596cm" draw:transform="rotate (-1.5707963267949) translate (4.28cm 5.37cm)">
                <text:p/>
                <draw:enhanced-geometry svg:viewBox="0 0 21600 21600" draw:type="rectangle" draw:enhanced-path="M 0 0 L 21600 0 21600 21600 0 21600 0 0 Z N"/>
              </draw:custom-shape>
              <draw:custom-shape draw:style-name="gr169" draw:text-style-name="P24" draw:layer="layout" svg:width="1.175cm" svg:height="1.166cm" svg:x="2.892cm" svg:y="4.395cm">
                <text:p/>
                <draw:enhanced-geometry svg:viewBox="0 0 21600 21600" draw:type="rectangle" draw:enhanced-path="M 0 0 L 21600 0 21600 21600 0 21600 0 0 Z N"/>
              </draw:custom-shape>
            </draw:g>
            <draw:g>
              <draw:custom-shape draw:style-name="gr163" draw:text-style-name="P24" draw:layer="layout" svg:width="0.076cm" svg:height="1.594cm" svg:x="4.619cm" svg:y="5.773cm">
                <text:p/>
                <draw:enhanced-geometry svg:viewBox="0 0 21600 21600" draw:type="rectangle" draw:enhanced-path="M 0 0 L 21600 0 21600 21600 0 21600 0 0 Z N"/>
              </draw:custom-shape>
              <draw:custom-shape draw:style-name="gr163" draw:text-style-name="P24" draw:layer="layout" svg:width="0.074cm" svg:height="1.594cm" svg:x="4.838cm" svg:y="5.773cm">
                <text:p/>
                <draw:enhanced-geometry svg:viewBox="0 0 21600 21600" draw:type="rectangle" draw:enhanced-path="M 0 0 L 21600 0 21600 21600 0 21600 0 0 Z N"/>
              </draw:custom-shape>
              <draw:custom-shape draw:style-name="gr163" draw:text-style-name="P24" draw:layer="layout" svg:width="0.078cm" svg:height="1.594cm" svg:x="5.058cm" svg:y="5.773cm">
                <text:p/>
                <draw:enhanced-geometry svg:viewBox="0 0 21600 21600" draw:type="rectangle" draw:enhanced-path="M 0 0 L 21600 0 21600 21600 0 21600 0 0 Z N"/>
              </draw:custom-shape>
              <draw:custom-shape draw:style-name="gr163" draw:text-style-name="P24" draw:layer="layout" svg:width="0.077cm" svg:height="1.594cm" svg:x="5.274cm" svg:y="5.773cm">
                <text:p/>
                <draw:enhanced-geometry svg:viewBox="0 0 21600 21600" draw:type="rectangle" draw:enhanced-path="M 0 0 L 21600 0 21600 21600 0 21600 0 0 Z N"/>
              </draw:custom-shape>
              <draw:custom-shape draw:style-name="gr163" draw:text-style-name="P24" draw:layer="layout" svg:width="0.076cm" svg:height="1.594cm" svg:x="5.496cm" svg:y="5.773cm">
                <text:p/>
                <draw:enhanced-geometry svg:viewBox="0 0 21600 21600" draw:type="rectangle" draw:enhanced-path="M 0 0 L 21600 0 21600 21600 0 21600 0 0 Z N"/>
              </draw:custom-shape>
              <draw:custom-shape draw:style-name="gr170" draw:text-style-name="P24" draw:layer="layout" svg:width="0.08cm" svg:height="1.595cm" draw:transform="rotate (-1.5707963267949) translate (5.891cm 6.092cm)">
                <text:p/>
                <draw:enhanced-geometry svg:viewBox="0 0 21600 21600" draw:type="rectangle" draw:enhanced-path="M 0 0 L 21600 0 21600 21600 0 21600 0 0 Z N"/>
              </draw:custom-shape>
              <draw:custom-shape draw:style-name="gr170" draw:text-style-name="P24" draw:layer="layout" svg:width="0.074cm" svg:height="1.595cm" draw:transform="rotate (-1.5707963267949) translate (5.891cm 6.316cm)">
                <text:p/>
                <draw:enhanced-geometry svg:viewBox="0 0 21600 21600" draw:type="rectangle" draw:enhanced-path="M 0 0 L 21600 0 21600 21600 0 21600 0 0 Z N"/>
              </draw:custom-shape>
              <draw:custom-shape draw:style-name="gr170" draw:text-style-name="P24" draw:layer="layout" svg:width="0.077cm" svg:height="1.595cm" draw:transform="rotate (-1.5707963267949) translate (5.891cm 6.532cm)">
                <text:p/>
                <draw:enhanced-geometry svg:viewBox="0 0 21600 21600" draw:type="rectangle" draw:enhanced-path="M 0 0 L 21600 0 21600 21600 0 21600 0 0 Z N"/>
              </draw:custom-shape>
              <draw:custom-shape draw:style-name="gr170" draw:text-style-name="P24" draw:layer="layout" svg:width="0.08cm" svg:height="1.595cm" draw:transform="rotate (-1.5707963267949) translate (5.891cm 6.752cm)">
                <text:p/>
                <draw:enhanced-geometry svg:viewBox="0 0 21600 21600" draw:type="rectangle" draw:enhanced-path="M 0 0 L 21600 0 21600 21600 0 21600 0 0 Z N"/>
              </draw:custom-shape>
              <draw:custom-shape draw:style-name="gr170" draw:text-style-name="P24" draw:layer="layout" svg:width="0.071cm" svg:height="1.595cm" draw:transform="rotate (-1.5707963267949) translate (5.891cm 6.976cm)">
                <text:p/>
                <draw:enhanced-geometry svg:viewBox="0 0 21600 21600" draw:type="rectangle" draw:enhanced-path="M 0 0 L 21600 0 21600 21600 0 21600 0 0 Z N"/>
              </draw:custom-shape>
              <draw:custom-shape draw:style-name="gr171" draw:text-style-name="P24" draw:layer="layout" svg:width="1.17cm" svg:height="1.162cm" svg:x="4.505cm" svg:y="6.001cm">
                <text:p/>
                <draw:enhanced-geometry svg:viewBox="0 0 21600 21600" draw:type="rectangle" draw:enhanced-path="M 0 0 L 21600 0 21600 21600 0 21600 0 0 Z N"/>
              </draw:custom-shape>
            </draw:g>
            <draw:g>
              <draw:custom-shape draw:style-name="gr163" draw:text-style-name="P24" draw:layer="layout" svg:width="0.079cm" svg:height="1.594cm" svg:x="3.01cm" svg:y="5.773cm">
                <text:p/>
                <draw:enhanced-geometry svg:viewBox="0 0 21600 21600" draw:type="rectangle" draw:enhanced-path="M 0 0 L 21600 0 21600 21600 0 21600 0 0 Z N"/>
              </draw:custom-shape>
              <draw:custom-shape draw:style-name="gr163" draw:text-style-name="P24" draw:layer="layout" svg:width="0.074cm" svg:height="1.594cm" svg:x="3.234cm" svg:y="5.773cm">
                <text:p/>
                <draw:enhanced-geometry svg:viewBox="0 0 21600 21600" draw:type="rectangle" draw:enhanced-path="M 0 0 L 21600 0 21600 21600 0 21600 0 0 Z N"/>
              </draw:custom-shape>
              <draw:custom-shape draw:style-name="gr163" draw:text-style-name="P24" draw:layer="layout" svg:width="0.075cm" svg:height="1.594cm" svg:x="3.45cm" svg:y="5.773cm">
                <text:p/>
                <draw:enhanced-geometry svg:viewBox="0 0 21600 21600" draw:type="rectangle" draw:enhanced-path="M 0 0 L 21600 0 21600 21600 0 21600 0 0 Z N"/>
              </draw:custom-shape>
              <draw:custom-shape draw:style-name="gr163" draw:text-style-name="P24" draw:layer="layout" svg:width="0.079cm" svg:height="1.594cm" svg:x="3.668cm" svg:y="5.773cm">
                <text:p/>
                <draw:enhanced-geometry svg:viewBox="0 0 21600 21600" draw:type="rectangle" draw:enhanced-path="M 0 0 L 21600 0 21600 21600 0 21600 0 0 Z N"/>
              </draw:custom-shape>
              <draw:custom-shape draw:style-name="gr163" draw:text-style-name="P24" draw:layer="layout" svg:width="0.074cm" svg:height="1.594cm" svg:x="3.889cm" svg:y="5.773cm">
                <text:p/>
                <draw:enhanced-geometry svg:viewBox="0 0 21600 21600" draw:type="rectangle" draw:enhanced-path="M 0 0 L 21600 0 21600 21600 0 21600 0 0 Z N"/>
              </draw:custom-shape>
              <draw:custom-shape draw:style-name="gr172" draw:text-style-name="P24" draw:layer="layout" svg:width="0.08cm" svg:height="1.592cm" draw:transform="rotate (-1.5707963267949) translate (4.282cm 6.092cm)">
                <text:p/>
                <draw:enhanced-geometry svg:viewBox="0 0 21600 21600" draw:type="rectangle" draw:enhanced-path="M 0 0 L 21600 0 21600 21600 0 21600 0 0 Z N"/>
              </draw:custom-shape>
              <draw:custom-shape draw:style-name="gr172" draw:text-style-name="P24" draw:layer="layout" svg:width="0.074cm" svg:height="1.592cm" draw:transform="rotate (-1.5707963267949) translate (4.282cm 6.316cm)">
                <text:p/>
                <draw:enhanced-geometry svg:viewBox="0 0 21600 21600" draw:type="rectangle" draw:enhanced-path="M 0 0 L 21600 0 21600 21600 0 21600 0 0 Z N"/>
              </draw:custom-shape>
              <draw:custom-shape draw:style-name="gr172" draw:text-style-name="P24" draw:layer="layout" svg:width="0.077cm" svg:height="1.592cm" draw:transform="rotate (-1.5707963267949) translate (4.282cm 6.532cm)">
                <text:p/>
                <draw:enhanced-geometry svg:viewBox="0 0 21600 21600" draw:type="rectangle" draw:enhanced-path="M 0 0 L 21600 0 21600 21600 0 21600 0 0 Z N"/>
              </draw:custom-shape>
              <draw:custom-shape draw:style-name="gr172" draw:text-style-name="P24" draw:layer="layout" svg:width="0.08cm" svg:height="1.592cm" draw:transform="rotate (-1.5707963267949) translate (4.282cm 6.752cm)">
                <text:p/>
                <draw:enhanced-geometry svg:viewBox="0 0 21600 21600" draw:type="rectangle" draw:enhanced-path="M 0 0 L 21600 0 21600 21600 0 21600 0 0 Z N"/>
              </draw:custom-shape>
              <draw:custom-shape draw:style-name="gr172" draw:text-style-name="P24" draw:layer="layout" svg:width="0.071cm" svg:height="1.592cm" draw:transform="rotate (-1.5707963267949) translate (4.282cm 6.976cm)">
                <text:p/>
                <draw:enhanced-geometry svg:viewBox="0 0 21600 21600" draw:type="rectangle" draw:enhanced-path="M 0 0 L 21600 0 21600 21600 0 21600 0 0 Z N"/>
              </draw:custom-shape>
              <draw:custom-shape draw:style-name="gr173" draw:text-style-name="P24" draw:layer="layout" svg:width="1.175cm" svg:height="1.162cm" svg:x="2.894cm" svg:y="6.001cm">
                <text:p/>
                <draw:enhanced-geometry svg:viewBox="0 0 21600 21600" draw:type="rectangle" draw:enhanced-path="M 0 0 L 21600 0 21600 21600 0 21600 0 0 Z N"/>
              </draw:custom-shape>
            </draw:g>
            <draw:g>
              <draw:custom-shape draw:style-name="gr174" draw:text-style-name="P3" draw:layer="layout" svg:width="4.711cm" svg:height="1.311cm" draw:transform="rotate (-1.5707963267949) translate (7.677cm 2.61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5" draw:text-style-name="P24" draw:layer="layout" svg:width="0.283cm" svg:height="0.971cm" draw:transform="rotate (-1.5707963267949) translate (7.477cm 2.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24" draw:layer="layout" svg:width="3.174cm" svg:height="0.241cm" draw:transform="rotate (-1.5707963267949) translate (7.477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24" draw:layer="layout" svg:width="3.176cm" svg:height="0.238cm" draw:transform="rotate (-1.5707963267949) translate (7.11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24" draw:layer="layout" svg:width="3.174cm" svg:height="0.238cm" draw:transform="rotate (-1.5707963267949) translate (6.744cm 4.0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53cm" draw:transform="rotate (-1.5707963267949) translate (7.477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48cm" draw:transform="rotate (-1.5707963267949) translate (7.3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51cm" draw:transform="rotate (-1.5707963267949) translate (7.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48cm" draw:transform="rotate (-1.5707963267949) translate (6.945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51cm" draw:transform="rotate (-1.5707963267949) translate (6.744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4" draw:layer="layout" svg:width="0.149cm" svg:height="0.053cm" draw:transform="rotate (-1.5707963267949) translate (6.583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presentation:notes draw:style-name="dp1">
          <draw:page-thumbnail draw:style-name="gr13" draw:layer="layout" svg:width="0.001cm" svg:height="0.002cm" svg:x="0.004cm" svg:y="0cm" draw:page-number="36" presentation:class="page"/>
          <draw:frame presentation:style-name="pr1" draw:text-style-name="P4" draw:layer="layout" svg:width="16.799cm" svg:height="13.364cm" svg:x="2.1cm" svg:y="14.107cm" presentation:class="notes" presentation:placeholder="true">
            <draw:text-box/>
          </draw:frame>
        </presentation:notes>
      </draw:page>
      <draw:page draw:name="page37" draw:style-name="dp1" draw:master-page-name="預設">
        <draw:g>
          <draw:g>
            <draw:polygon draw:style-name="gr159" draw:text-style-name="P2"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60" draw:text-style-name="P2"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60" draw:text-style-name="P2"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01" draw:text-style-name="P24"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8" draw:text-style-name="P3" draw:layer="layout" svg:width="5.302cm" svg:height="0.95cm" svg:x="2.245cm" svg:y="4.668cm">
              <text:p/>
              <draw:enhanced-geometry svg:viewBox="0 0 21600 21600" draw:type="rectangle" draw:enhanced-path="M 0 0 L 21600 0 21600 21600 0 21600 0 0 Z N"/>
            </draw:custom-shape>
            <draw:custom-shape draw:style-name="gr179" draw:text-style-name="P3" draw:layer="layout" svg:width="4.879cm" svg:height="2.858cm" svg:x="2.467cm" svg:y="4.848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3" draw:layer="layout" svg:width="0.434cm" svg:height="1.676cm" svg:x="3.137cm" svg:y="3.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3" draw:layer="layout" svg:width="0.434cm" svg:height="1.207cm" draw:transform="rotate (-1.5707963267949) translate (4.357cm 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2" draw:text-style-name="P3" draw:layer="layout" svg:width="0.434cm" svg:height="0.827cm" svg:x="3.919cm" svg:y="3.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1">
          <draw:page-thumbnail draw:style-name="gr13" draw:layer="layout" svg:width="0.001cm" svg:height="0.002cm" svg:x="0.004cm" svg:y="0cm" draw:page-number="37" presentation:class="page"/>
          <draw:frame presentation:style-name="pr1" draw:text-style-name="P4" draw:layer="layout" svg:width="16.799cm" svg:height="13.364cm" svg:x="2.1cm" svg:y="14.107cm" presentation:class="notes" presentation:placeholder="true">
            <draw:text-box/>
          </draw:frame>
        </presentation:notes>
      </draw:page>
      <draw:page draw:name="page38" draw:style-name="dp1" draw:master-page-name="預設">
        <draw:g>
          <draw:g>
            <draw:custom-shape draw:style-name="gr101" draw:text-style-name="P24" draw:layer="layout" svg:width="8cm" svg:height="8cm" svg:x="1.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3" draw:text-style-name="P3" draw:layer="layout" svg:width="5.308cm" svg:height="0.844cm" svg:x="2.639cm" svg:y="6.873cm">
              <text:p/>
              <draw:enhanced-geometry svg:viewBox="0 0 21600 21600" draw:type="rectangle" draw:enhanced-path="M 0 0 L 21600 0 21600 21600 0 21600 0 0 Z N"/>
            </draw:custom-shape>
            <draw:custom-shape draw:style-name="gr184" draw:text-style-name="P3" draw:layer="layout" svg:width="3.91cm" svg:height="5.086cm" svg:x="3.023cm" svg:y="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3" draw:layer="layout" svg:width="1.803cm" svg:height="0.411cm" svg:x="6.14cm" svg:y="4.5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3" draw:layer="layout" svg:width="1.316cm" svg:height="0.317cm" draw:transform="rotate (1.5707963267949) translate (7.622cm 5.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24" draw:layer="layout" svg:width="1.256cm" svg:height="1.417cm" svg:x="4.521cm" svg:y="3.987cm">
              <text:p/>
              <draw:enhanced-geometry svg:viewBox="0 0 21600 21600" draw:type="rectangle" draw:enhanced-path="M 0 0 L 21600 0 21600 21600 0 21600 0 0 Z N"/>
            </draw:custom-shape>
            <draw:custom-shape draw:style-name="gr188" draw:text-style-name="P24" draw:layer="layout" svg:width="0.543cm" svg:height="0.397cm" svg:x="4.5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8" draw:text-style-name="P24" draw:layer="layout" svg:width="0.543cm" svg:height="0.397cm" svg:x="5.2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9" draw:text-style-name="P24" draw:layer="layout" svg:width="0.758cm" svg:height="0.758cm" svg:x="3.342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4" draw:layer="layout" svg:width="0.446cm" svg:height="0.456cm" svg:x="4.543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4" draw:layer="layout" svg:width="0.446cm" svg:height="0.456cm" svg:x="5.144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4" draw:layer="layout" svg:width="0.446cm" svg:height="0.456cm" svg:x="5.745cm" svg:y="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4" draw:layer="layout" svg:width="0.446cm" svg:height="0.456cm" svg:x="6.346cm" svg:y="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1" draw:text-style-name="P24" draw:layer="layout" svg:width="1.378cm" svg:height="0.927cm" svg:x="4.498cm" svg:y="5.92cm" svg:viewBox="0 0 1379 928" svg:d="M9 857h330l-335-739h1v-43c-1-1-2-2-3-3-1-2-2-5-2-7v-52c0-2 1-5 2-6 1-2 3-4 5-5 1-1 4-2 6-2h1343c2 0 5 1 7 2 1 1 3 3 4 5 1 1 2 4 2 6v30h4v75h1l-336 739h341l-343 71h-685z">
              <text:p/>
            </draw:path>
          </draw:g>
        </draw:g>
        <presentation:notes draw:style-name="dp1">
          <draw:page-thumbnail draw:style-name="gr13" draw:layer="layout" svg:width="0.001cm" svg:height="0.002cm" svg:x="0.004cm" svg:y="0cm" draw:page-number="38" presentation:class="page"/>
          <draw:frame presentation:style-name="pr1" draw:text-style-name="P4" draw:layer="layout" svg:width="16.799cm" svg:height="13.364cm" svg:x="2.1cm" svg:y="14.107cm" presentation:class="notes" presentation:placeholder="true">
            <draw:text-box/>
          </draw:frame>
        </presentation:notes>
      </draw:page>
      <draw:page draw:name="page39" draw:style-name="dp1" draw:master-page-name="預設">
        <draw:g>
          <draw:g>
            <draw:custom-shape draw:style-name="gr101" draw:text-style-name="P24" draw:layer="layout" svg:width="8cm" svg:height="8cm" svg:x="0.4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2" draw:text-style-name="P3" draw:layer="layout" svg:width="5.286cm" svg:height="4.845cm" svg:x="1.811cm" svg:y="2.49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3" draw:text-style-name="P3" draw:layer="layout" svg:width="5.315cm" svg:height="0.57cm" svg:x="1.787cm" svg:y="2.055cm">
                <text:p/>
                <draw:enhanced-geometry svg:viewBox="0 0 21600 21600" draw:type="rectangle" draw:enhanced-path="M 0 0 L 21600 0 21600 21600 0 21600 0 0 Z N"/>
              </draw:custom-shape>
              <draw:custom-shape draw:style-name="gr194" draw:text-style-name="P24" draw:layer="layout" svg:width="4.319cm" svg:height="2.751cm" svg:x="2.312cm" svg:y="4.072cm">
                <text:p/>
                <draw:enhanced-geometry svg:viewBox="0 0 21600 21600" draw:type="rectangle" draw:enhanced-path="M 0 0 L 21600 0 21600 21600 0 21600 0 0 Z N"/>
              </draw:custom-shape>
              <draw:custom-shape draw:style-name="gr195" draw:text-style-name="P24" draw:layer="layout" svg:width="0.542cm" svg:height="0.582cm" svg:x="2.365cm" svg:y="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24" draw:layer="layout" svg:width="0.902cm" svg:height="0.561cm" svg:x="5.718cm" svg:y="2.982cm">
                <text:p/>
                <draw:enhanced-geometry svg:viewBox="0 0 21600 21600" draw:type="rectangle" draw:enhanced-path="M 0 0 L 21600 0 21600 21600 0 21600 0 0 Z N"/>
              </draw:custom-shape>
            </draw:g>
            <draw:g>
              <draw:custom-shape draw:style-name="gr197" draw:text-style-name="P3" draw:layer="layout" svg:width="2.11cm" svg:height="0.169cm" draw:transform="rotate (-1.5707963267949) translate (2.636cm 4.64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3" draw:layer="layout" svg:width="2.11cm" svg:height="0.169cm" draw:transform="rotate (-1.5707963267949) translate (2.937cm 4.64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3" draw:layer="layout" svg:width="2.11cm" svg:height="0.169cm" draw:transform="rotate (-1.5707963267949) translate (3.238cm 4.64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8" draw:text-style-name="P3" draw:layer="layout" svg:width="1.141cm" svg:height="0.159cm" svg:x="4.749cm" svg:y="6.625cm">
                  <text:p/>
                  <draw:enhanced-geometry svg:viewBox="0 0 21600 21600" draw:type="rectangle" draw:enhanced-path="M 0 0 L 21600 0 21600 21600 0 21600 0 0 Z N"/>
                </draw:custom-shape>
                <draw:custom-shape draw:style-name="gr199" draw:text-style-name="P3" draw:layer="layout" svg:width="0.96cm" svg:height="0.726cm" svg:x="4.854cm" svg:y="5.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0" draw:text-style-name="P3" draw:layer="layout" svg:width="1.359cm" svg:height="0.092cm" draw:transform="rotate (-1.05417886820457) translate (5.647cm 5.531cm)">
                  <text:p/>
                  <draw:enhanced-geometry svg:viewBox="0 0 21600 21600" draw:mirror-horizontal="false" draw:mirror-vertical="false" draw:type="rectangle" draw:enhanced-path="M 0 0 L 21600 0 21600 21600 0 21600 0 0 Z N"/>
                </draw:custom-shape>
                <draw:custom-shape draw:style-name="gr201" draw:text-style-name="P3" draw:layer="layout" svg:width="1.252cm" svg:height="0.399cm" draw:transform="rotate (-1.05417886820457) translate (5.981cm 5.3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3" draw:layer="layout" svg:width="0.19cm" svg:height="1.09cm" draw:transform="rotate (0.516617458590321) translate (5.183cm 4.6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03" draw:text-style-name="P3" draw:layer="layout" svg:width="0.365cm" svg:height="0.755cm" draw:transform="rotate (-3.14159265358979) translate (3.85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3" draw:text-style-name="P3" draw:layer="layout" svg:width="0.365cm" svg:height="0.755cm" draw:transform="rotate (-3.14159265358979) translate (4.318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presentation:notes draw:style-name="dp1">
          <draw:page-thumbnail draw:style-name="gr13" draw:layer="layout" svg:width="0.001cm" svg:height="0.002cm" svg:x="0.004cm" svg:y="0cm" draw:page-number="39" presentation:class="page"/>
          <draw:frame presentation:style-name="pr1" draw:text-style-name="P4" draw:layer="layout" svg:width="16.799cm" svg:height="13.364cm" svg:x="2.1cm" svg:y="14.107cm" presentation:class="notes" presentation:placeholder="true">
            <draw:text-box/>
          </draw:frame>
        </presentation:notes>
      </draw:page>
      <draw:page draw:name="page40" draw:style-name="dp1" draw:master-page-name="預設">
        <draw:g>
          <draw:g>
            <draw:custom-shape draw:style-name="gr101" draw:text-style-name="P24" draw:layer="layout" svg:width="8cm" svg:height="8cm" svg:x="0.8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04" draw:text-style-name="P3" draw:layer="layout" svg:width="5.301cm" svg:height="5.291cm" svg:x="2.154cm" svg:y="2.307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205" draw:text-style-name="P24" draw:layer="layout" svg:width="0.177cm" svg:height="1.103cm" svg:x="2.671cm" svg:y="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24" draw:layer="layout" svg:width="0.177cm" svg:height="1.103cm" svg:x="2.6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1">
          <draw:page-thumbnail draw:style-name="gr13" draw:layer="layout" svg:width="0.001cm" svg:height="0.002cm" svg:x="0.004cm" svg:y="0cm" draw:page-number="40" presentation:class="page"/>
          <draw:frame presentation:style-name="pr1" draw:text-style-name="P4" draw:layer="layout" svg:width="16.799cm" svg:height="13.364cm" svg:x="2.1cm" svg:y="14.107cm" presentation:class="notes" presentation:placeholder="true">
            <draw:text-box/>
          </draw:frame>
        </presentation:notes>
      </draw:page>
      <draw:page draw:name="page41" draw:style-name="dp1" draw:master-page-name="預設">
        <draw:g>
          <draw:g>
            <draw:custom-shape draw:style-name="gr101" draw:text-style-name="P24" draw:layer="layout" svg:width="8cm" svg:height="8cm" svg:x="1.3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6" draw:text-style-name="P3" draw:layer="layout" svg:width="5.292cm" svg:height="0.384cm" svg:x="2.659cm" svg:y="2.603cm">
              <text:p/>
              <draw:enhanced-geometry svg:viewBox="0 0 21600 21600" draw:type="rectangle" draw:enhanced-path="M 0 0 L 21600 0 21600 21600 0 21600 0 0 Z N"/>
            </draw:custom-shape>
            <draw:custom-shape draw:style-name="gr206" draw:text-style-name="P3" draw:layer="layout" svg:width="5.292cm" svg:height="0.384cm" svg:x="2.659cm" svg:y="7.603cm">
              <text:p/>
              <draw:enhanced-geometry svg:viewBox="0 0 21600 21600" draw:type="rectangle" draw:enhanced-path="M 0 0 L 21600 0 21600 21600 0 21600 0 0 Z N"/>
            </draw:custom-shape>
            <draw:custom-shape draw:style-name="gr207" draw:text-style-name="P3" draw:layer="layout" svg:width="5.134cm" svg:height="0.384cm" svg:x="2.711cm" svg:y="2.723cm">
              <text:p/>
              <draw:enhanced-geometry svg:viewBox="0 0 21600 21600" draw:type="rectangle" draw:enhanced-path="M 0 0 L 21600 0 21600 21600 0 21600 0 0 Z N"/>
            </draw:custom-shape>
            <draw:custom-shape draw:style-name="gr207" draw:text-style-name="P3" draw:layer="layout" svg:width="5.134cm" svg:height="0.384cm" svg:x="2.711cm" svg:y="7.523cm">
              <text:p/>
              <draw:enhanced-geometry svg:viewBox="0 0 21600 21600" draw:type="rectangle" draw:enhanced-path="M 0 0 L 21600 0 21600 21600 0 21600 0 0 Z N"/>
            </draw:custom-shape>
            <draw:custom-shape draw:style-name="gr208" draw:text-style-name="P3" draw:layer="layout" svg:width="1.741cm" svg:height="1.55cm" svg:x="2.638cm" svg:y="3.157cm">
              <text:p/>
              <draw:enhanced-geometry svg:viewBox="0 0 21600 21600" draw:type="rectangle" draw:enhanced-path="M 0 0 L 21600 0 21600 21600 0 21600 0 0 Z N"/>
            </draw:custom-shape>
            <draw:custom-shape draw:style-name="gr209" draw:text-style-name="P3" draw:layer="layout" svg:width="1.68cm" svg:height="1.55cm" svg:x="4.438cm" svg:y="3.157cm">
              <text:p/>
              <draw:enhanced-geometry svg:viewBox="0 0 21600 21600" draw:type="rectangle" draw:enhanced-path="M 0 0 L 21600 0 21600 21600 0 21600 0 0 Z N"/>
            </draw:custom-shape>
            <draw:custom-shape draw:style-name="gr210" draw:text-style-name="P3" draw:layer="layout" svg:width="1.775cm" svg:height="1.55cm" svg:x="6.177cm" svg:y="3.157cm">
              <text:p/>
              <draw:enhanced-geometry svg:viewBox="0 0 21600 21600" draw:type="rectangle" draw:enhanced-path="M 0 0 L 21600 0 21600 21600 0 21600 0 0 Z N"/>
            </draw:custom-shape>
            <draw:custom-shape draw:style-name="gr188" draw:text-style-name="P24" draw:layer="layout" svg:width="0.24cm" svg:height="0.229cm" svg:x="4.067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24" draw:layer="layout" svg:width="0.24cm" svg:height="0.229cm" svg:x="4.513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24" draw:layer="layout" svg:width="0.24cm" svg:height="0.229cm" svg:x="6.269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3" draw:layer="layout" svg:width="1.741cm" svg:height="2.011cm" svg:x="2.637cm" svg:y="5.449cm">
              <text:p/>
              <draw:enhanced-geometry svg:viewBox="0 0 21600 21600" draw:mirror-vertical="true" draw:type="rectangle" draw:enhanced-path="M 0 0 L 21600 0 21600 21600 0 21600 0 0 Z N"/>
            </draw:custom-shape>
            <draw:custom-shape draw:style-name="gr212" draw:text-style-name="P3" draw:layer="layout" svg:width="1.68cm" svg:height="2.011cm" svg:x="4.437cm" svg:y="5.449cm">
              <text:p/>
              <draw:enhanced-geometry svg:viewBox="0 0 21600 21600" draw:mirror-vertical="true" draw:type="rectangle" draw:enhanced-path="M 0 0 L 21600 0 21600 21600 0 21600 0 0 Z N"/>
            </draw:custom-shape>
            <draw:custom-shape draw:style-name="gr213" draw:text-style-name="P3" draw:layer="layout" svg:width="1.775cm" svg:height="2.011cm" svg:x="6.176cm" svg:y="5.449cm">
              <text:p/>
              <draw:enhanced-geometry svg:viewBox="0 0 21600 21600" draw:mirror-vertical="true" draw:type="rectangle" draw:enhanced-path="M 0 0 L 21600 0 21600 21600 0 21600 0 0 Z N"/>
            </draw:custom-shape>
            <draw:custom-shape draw:style-name="gr188" draw:text-style-name="P24" draw:layer="layout" svg:width="0.24cm" svg:height="0.229cm" svg:x="4.066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8" draw:text-style-name="P24" draw:layer="layout" svg:width="0.24cm" svg:height="0.229cm" svg:x="4.512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8" draw:text-style-name="P24" draw:layer="layout" svg:width="0.24cm" svg:height="0.229cm" svg:x="6.268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14" draw:text-style-name="P3" draw:layer="layout" svg:width="5.292cm" svg:height="0.111cm" svg:x="2.659cm" svg:y="5.189cm">
              <text:p/>
              <draw:enhanced-geometry svg:viewBox="0 0 21600 21600" draw:mirror-vertical="true" draw:type="rectangle" draw:enhanced-path="M 0 0 L 21600 0 21600 21600 0 21600 0 0 Z N"/>
            </draw:custom-shape>
            <draw:custom-shape draw:style-name="gr215" draw:text-style-name="P3" draw:layer="layout" svg:width="5.134cm" svg:height="0.164cm" svg:x="2.711cm" svg:y="5.223cm">
              <text:p/>
              <draw:enhanced-geometry svg:viewBox="0 0 21600 21600" draw:mirror-vertical="true" draw:type="rectangle" draw:enhanced-path="M 0 0 L 21600 0 21600 21600 0 21600 0 0 Z N"/>
            </draw:custom-shape>
          </draw:g>
        </draw:g>
        <presentation:notes draw:style-name="dp1">
          <draw:page-thumbnail draw:style-name="gr13" draw:layer="layout" svg:width="0.001cm" svg:height="0.002cm" svg:x="0.004cm" svg:y="0cm" draw:page-number="41" presentation:class="page"/>
          <draw:frame presentation:style-name="pr1" draw:text-style-name="P4" draw:layer="layout" svg:width="16.799cm" svg:height="13.364cm" svg:x="2.1cm" svg:y="14.107cm" presentation:class="notes" presentation:placeholder="true">
            <draw:text-box/>
          </draw:frame>
        </presentation:notes>
      </draw:page>
      <draw:page draw:name="page42" draw:style-name="dp1" draw:master-page-name="預設">
        <draw:g>
          <draw:g>
            <draw:custom-shape draw:style-name="gr101" draw:text-style-name="P24" draw:layer="layout" svg:width="8cm" svg:height="8cm" svg:x="1.2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6" draw:text-style-name="P2" draw:layer="layout" svg:width="5.322cm" svg:height="1.118cm" svg:x="2.56cm" svg:y="6.778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7" draw:text-style-name="P2" draw:layer="layout" svg:width="2.49cm" svg:height="3.503cm" svg:x="2.992cm" svg:y="4.089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8" draw:text-style-name="P2" draw:layer="layout" svg:width="3.142cm" svg:height="0.672cm" svg:x="3.792cm" svg:y="3.45cm">
              <text:p/>
              <draw:enhanced-geometry svg:viewBox="0 0 21600 21600" draw:type="rectangle" draw:enhanced-path="M 0 0 L 21600 0 21600 21600 0 21600 0 0 Z N"/>
            </draw:custom-shape>
            <draw:polygon draw:style-name="gr219" draw:text-style-name="P2" draw:layer="layout" svg:width="3.144cm" svg:height="0.766cm" svg:x="3.789cm" svg:y="2.601cm" svg:viewBox="0 0 3145 767" draw:points="3,767 3,356 0,356 3,354 3,349 13,349 648,0 2496,0 3132,349 3145,349 3145,356 3145,767">
              <text:p/>
            </draw:polygon>
            <draw:custom-shape draw:style-name="gr220" draw:text-style-name="P2" draw:layer="layout" svg:width="0.498cm" svg:height="0.465cm" svg:x="5.978cm" svg:y="4.1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221" draw:text-style-name="P2" draw:layer="layout" svg:width="1.4cm" svg:height="0.862cm" svg:x="6.445cm" svg:y="2.613cm" svg:viewBox="0 0 1401 863" draw:points="1401,863 574,423 574,315 574,308 561,308 0,0 252,0 1401,611">
              <text:p/>
            </draw:polygon>
          </draw:g>
        </draw:g>
        <presentation:notes draw:style-name="dp1">
          <draw:page-thumbnail draw:style-name="gr13" draw:layer="layout" svg:width="0.001cm" svg:height="0.002cm" svg:x="0.004cm" svg:y="0cm" draw:page-number="42" presentation:class="page"/>
          <draw:frame presentation:style-name="pr1" draw:text-style-name="P4" draw:layer="layout" svg:width="16.799cm" svg:height="13.364cm" svg:x="2.1cm" svg:y="14.107cm" presentation:class="notes" presentation:placeholder="true">
            <draw:text-box/>
          </draw:frame>
        </presentation:notes>
      </draw:page>
      <draw:page draw:name="page43" draw:style-name="dp1" draw:master-page-name="預設">
        <draw:g>
          <draw:g>
            <draw:custom-shape draw:style-name="gr101" draw:text-style-name="P24"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22" draw:text-style-name="P2" draw:layer="layout" svg:width="5.301cm" svg:height="1.348cm" svg:x="2.286cm" svg:y="6.369cm">
              <text:p/>
              <draw:enhanced-geometry svg:viewBox="0 0 21600 21600" draw:type="rectangle" draw:enhanced-path="M 0 0 L 21600 0 21600 21600 0 21600 0 0 Z N"/>
            </draw:custom-shape>
            <draw:path draw:style-name="gr223" draw:text-style-name="P2" draw:layer="layout" svg:width="2.372cm" svg:height="3.824cm" svg:x="3.848cm" svg:y="2.42cm" svg:viewBox="0 0 2373 3825" svg:d="M0 3825v-3084h3c0-2 0-4 0-6 0-129 55-256 159-368 104-111 253-204 433-269 181-64 385-98 593-98s412 34 592 98c181 65 330 158 434 269 104 112 159 239 159 368 0 10 0 20-1 30v3060z">
              <text:p/>
            </draw:path>
            <draw:custom-shape draw:style-name="gr224" draw:text-style-name="P24" draw:layer="layout" svg:width="1.256cm" svg:height="1.344cm" svg:x="4.363cm" svg:y="4.083cm">
              <text:p/>
              <draw:enhanced-geometry svg:viewBox="0 0 21600 21600" draw:type="rectangle" draw:enhanced-path="M 0 0 L 21600 0 21600 21600 0 21600 0 0 Z N"/>
            </draw:custom-shape>
            <draw:custom-shape draw:style-name="gr188" draw:text-style-name="P24" draw:layer="layout" svg:width="0.543cm" svg:height="0.397cm" svg:x="4.733cm" svg:y="5.4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24" draw:layer="layout" svg:width="0.37cm" svg:height="0.371cm" svg:x="4.083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24" draw:layer="layout" svg:width="0.37cm" svg:height="0.371cm" svg:x="4.584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24" draw:layer="layout" svg:width="0.37cm" svg:height="0.371cm" svg:x="5.085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24" draw:layer="layout" svg:width="0.37cm" svg:height="0.371cm" svg:x="5.586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1">
          <draw:page-thumbnail draw:style-name="gr13" draw:layer="layout" svg:width="0.001cm" svg:height="0.002cm" svg:x="0.004cm" svg:y="0cm" draw:page-number="43" presentation:class="page"/>
          <draw:frame presentation:style-name="pr1" draw:text-style-name="P4" draw:layer="layout" svg:width="16.799cm" svg:height="13.364cm" svg:x="2.1cm" svg:y="14.107cm" presentation:class="notes" presentation:placeholder="true">
            <draw:text-box/>
          </draw:frame>
        </presentation:notes>
      </draw:page>
      <draw:page draw:name="page44" draw:style-name="dp1" draw:master-page-name="預設">
        <draw:g>
          <draw:g>
            <draw:custom-shape draw:style-name="gr101" draw:text-style-name="P24" draw:layer="layout" svg:width="8cm" svg:height="8cm" svg:x="0.8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26" draw:text-style-name="P2" draw:layer="layout" svg:width="5.292cm" svg:height="0.559cm" svg:x="2.155cm" svg:y="2.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2" draw:layer="layout" svg:width="1.289cm" svg:height="4.66cm" svg:x="6.022cm" svg:y="2.928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8" draw:text-style-name="P2" draw:layer="layout" svg:width="2.791cm" svg:height="0.581cm" svg:x="3.41cm" svg:y="7.118cm">
              <text:p/>
              <draw:enhanced-geometry svg:viewBox="0 0 21600 21600" draw:type="rectangle" draw:enhanced-path="M 0 0 L 21600 0 21600 21600 0 21600 0 0 Z N"/>
            </draw:custom-shape>
            <draw:custom-shape draw:style-name="gr227" draw:text-style-name="P2" draw:layer="layout" svg:width="1.289cm" svg:height="4.66cm" svg:x="5.598cm" svg:y="2.937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7" draw:text-style-name="P2" draw:layer="layout" svg:width="1.289cm" svg:height="4.66cm" draw:transform="rotate (0.122173047639603) translate (4.666cm 3.042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9" draw:text-style-name="P2" draw:layer="layout" svg:width="0.119cm" svg:height="4.481cm" svg:x="4.846cm" svg:y="2.782cm">
              <text:p/>
              <draw:enhanced-geometry svg:viewBox="0 0 21600 21600" draw:type="rectangle" draw:enhanced-path="M 0 0 L 21600 0 21600 21600 0 21600 0 0 Z N"/>
            </draw:custom-shape>
            <draw:custom-shape draw:style-name="gr227" draw:text-style-name="P2" draw:layer="layout" svg:width="1.289cm" svg:height="4.66cm" svg:x="2.29cm" svg:y="2.929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7" draw:text-style-name="P2" draw:layer="layout" svg:width="1.289cm" svg:height="4.66cm" svg:x="2.814cm" svg:y="2.938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7" draw:text-style-name="P2" draw:layer="layout" svg:width="1.289cm" svg:height="4.66cm" draw:transform="rotate (0.122173047639603) translate (3.258cm 3.043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0" draw:text-style-name="P2" draw:layer="layout" svg:width="4.39cm" svg:height="0.132cm" svg:x="2.61cm" svg:y="3.814cm">
              <text:p/>
              <draw:enhanced-geometry svg:viewBox="0 0 21600 21600" draw:type="rectangle" draw:enhanced-path="M 0 0 L 21600 0 21600 21600 0 21600 0 0 Z N"/>
            </draw:custom-shape>
            <draw:custom-shape draw:style-name="gr231" draw:text-style-name="P2" draw:layer="layout" svg:width="3.963cm" svg:height="0.132cm" svg:x="2.832cm" svg:y="4.814cm">
              <text:p/>
              <draw:enhanced-geometry svg:viewBox="0 0 21600 21600" draw:type="rectangle" draw:enhanced-path="M 0 0 L 21600 0 21600 21600 0 21600 0 0 Z N"/>
            </draw:custom-shape>
            <draw:custom-shape draw:style-name="gr232" draw:text-style-name="P2" draw:layer="layout" svg:width="3.409cm" svg:height="0.132cm" svg:x="3.103cm" svg:y="5.814cm">
              <text:p/>
              <draw:enhanced-geometry svg:viewBox="0 0 21600 21600" draw:type="rectangle" draw:enhanced-path="M 0 0 L 21600 0 21600 21600 0 21600 0 0 Z N"/>
            </draw:custom-shape>
          </draw:g>
        </draw:g>
        <presentation:notes draw:style-name="dp1">
          <draw:page-thumbnail draw:style-name="gr13" draw:layer="layout" svg:width="0.001cm" svg:height="0.002cm" svg:x="0.004cm" svg:y="0cm" draw:page-number="44" presentation:class="page"/>
          <draw:frame presentation:style-name="pr1" draw:text-style-name="P4" draw:layer="layout" svg:width="16.799cm" svg:height="13.364cm" svg:x="2.1cm" svg:y="14.107cm" presentation:class="notes" presentation:placeholder="true">
            <draw:text-box/>
          </draw:frame>
        </presentation:notes>
      </draw:page>
      <draw:page draw:name="page45" draw:style-name="dp1" draw:master-page-name="預設">
        <draw:g>
          <draw:g>
            <draw:custom-shape draw:style-name="gr101" draw:text-style-name="P24"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33" draw:text-style-name="P2" draw:layer="layout" svg:width="2.664cm" svg:height="1.637cm" draw:transform="skewX (-0.00663225115757846) rotate (0.0802851455917392) translate (2.3130193776964cm 5.81255073984cm)" svg:viewBox="0 0 2665 1638" draw:points="0,17 0,0 2665,407 2664,1638 1326,1432">
                <text:p/>
              </draw:polygon>
              <draw:polygon draw:style-name="gr234" draw:text-style-name="P2" draw:layer="layout" svg:width="1.93cm" svg:height="1.412cm" draw:transform="skewX (-0.00785398163397448) rotate (0.0795870138909414) translate (2.1840940233739cm 4.5683863510264cm)" svg:viewBox="0 0 1931 1413" draw:points="0,1203 491,347 24,54 1416,0 1931,1248 1526,995 1286,1413">
                <text:p/>
              </draw:polygon>
            </draw:g>
            <draw:g>
              <draw:polygon draw:style-name="gr233" draw:text-style-name="P2" draw:layer="layout" svg:width="2.59cm" svg:height="1.684cm" draw:transform="skewX (-0.0272271363311115) rotate (-2.02580366278982) translate (5.7099395983385cm 2.3607381828542cm)" svg:viewBox="0 0 2591 1685" draw:points="0,18 0,0 2589,418 2591,1685 1291,1473">
                <text:p/>
              </draw:polygon>
              <draw:polygon draw:style-name="gr234" draw:text-style-name="P2" draw:layer="layout" svg:width="1.874cm" svg:height="1.454cm" draw:transform="skewX (-0.0287979326579064) rotate (-2.02370926768743) translate (6.8894284696926cm 2.87229612073199cm)" svg:viewBox="0 0 1875 1455" draw:points="0,1236 478,355 25,53 1377,0 1875,1286 1482,1024 1249,1455">
                <text:p/>
              </draw:polygon>
            </draw:g>
            <draw:g>
              <draw:polygon draw:style-name="gr233" draw:text-style-name="P2" draw:layer="layout" svg:width="2.601cm" svg:height="1.677cm" draw:transform="skewX (0.0338593874886901) rotate (2.19492606730807) translate (7.0585177345359cm 6.8986731917648cm)" svg:viewBox="0 0 2602 1678" draw:points="0,18 0,0 2602,418 2602,1678 1296,1467">
                <text:p/>
              </draw:polygon>
              <draw:polygon draw:style-name="gr234" draw:text-style-name="P2" draw:layer="layout" svg:width="1.885cm" svg:height="1.446cm" draw:transform="skewX (0.035081117965086) rotate (2.19492606730807) translate (6.0054634054208cm 7.6256405389927cm)" svg:viewBox="0 0 1886 1447" draw:points="0,1231 478,354 21,54 1380,0 1886,1279 1489,1019 1256,1447">
                <text:p/>
              </draw:polygon>
            </draw:g>
          </draw:g>
        </draw:g>
        <presentation:notes draw:style-name="dp1">
          <draw:page-thumbnail draw:style-name="gr13" draw:layer="layout" svg:width="0.001cm" svg:height="0.002cm" svg:x="0.004cm" svg:y="0cm" draw:page-number="45" presentation:class="page"/>
          <draw:frame presentation:style-name="pr1" draw:text-style-name="P4" draw:layer="layout" svg:width="16.799cm" svg:height="13.364cm" svg:x="2.1cm" svg:y="14.107cm" presentation:class="notes" presentation:placeholder="true">
            <draw:text-box/>
          </draw:frame>
        </presentation:notes>
      </draw:page>
      <draw:page draw:name="page46" draw:style-name="dp1" draw:master-page-name="預設">
        <presentation:notes draw:style-name="dp1">
          <draw:page-thumbnail draw:style-name="gr13" draw:layer="layout" svg:width="0.001cm" svg:height="0.002cm" svg:x="0.004cm" svg:y="0cm" draw:page-number="46" presentation:class="page"/>
          <draw:frame presentation:style-name="pr1" draw:text-style-name="P4" draw:layer="layout" svg:width="16.799cm" svg:height="13.364cm" svg:x="2.1cm" svg:y="14.107cm" presentation:class="notes" presentation:placeholder="true">
            <draw:text-box/>
          </draw:frame>
        </presentation:notes>
      </draw:page>
      <draw:page draw:name="page47" draw:style-name="dp1" draw:master-page-name="預設">
        <presentation:notes draw:style-name="dp2">
          <draw:page-thumbnail draw:style-name="gr13" draw:layer="layout" svg:width="0.001cm" svg:height="0.002cm" svg:x="0.004cm" svg:y="0cm" draw:page-number="47" presentation:class="page"/>
          <draw:frame presentation:style-name="pr1" draw:text-style-name="P4" draw:layer="layout" svg:width="16.799cm" svg:height="13.364cm" svg:x="2.1cm" svg:y="14.107cm" presentation:class="notes" presentation:placeholder="true">
            <draw:text-box/>
          </draw:frame>
        </presentation:notes>
      </draw:page>
      <draw:page draw:name="page48" draw:style-name="dp1" draw:master-page-name="預設">
        <draw:g>
          <draw:g>
            <draw:custom-shape draw:style-name="gr40"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13" draw:layer="layout" svg:width="11.136cm" svg:height="11.136cm" svg:x="4.931cm" svg:y="2.257cm" draw:page-number="48" presentation:class="page"/>
          <draw:frame presentation:style-name="pr1" draw:text-style-name="P4" draw:layer="layout" svg:width="16.799cm" svg:height="13.364cm" svg:x="2.1cm" svg:y="14.107cm" presentation:class="notes" presentation:placeholder="true">
            <draw:text-box/>
          </draw:frame>
        </presentation:notes>
      </draw:page>
      <draw:page draw:name="page49" draw:style-name="dp1" draw:master-page-name="預設">
        <draw:custom-shape draw:style-name="gr40"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3" draw:layer="layout" svg:width="11.136cm" svg:height="11.136cm" svg:x="4.931cm" svg:y="2.257cm" draw:page-number="49" presentation:class="page"/>
          <draw:frame presentation:style-name="pr1" draw:text-style-name="P4" draw:layer="layout" svg:width="16.799cm" svg:height="13.364cm" svg:x="2.1cm" svg:y="14.107cm" presentation:class="notes" presentation:placeholder="true">
            <draw:text-box/>
          </draw:frame>
        </presentation:notes>
      </draw:page>
      <draw:page draw:name="page50" draw:style-name="dp1" draw:master-page-name="預設">
        <draw:custom-shape draw:style-name="gr40"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3" draw:layer="layout" svg:width="11.136cm" svg:height="11.136cm" svg:x="4.931cm" svg:y="2.257cm" draw:page-number="50" presentation:class="page"/>
          <draw:frame presentation:style-name="pr1" draw:text-style-name="P4" draw:layer="layout" svg:width="16.799cm" svg:height="13.364cm" svg:x="2.1cm" svg:y="14.107cm" presentation:class="notes" presentation:placeholder="true">
            <draw:text-box/>
          </draw:frame>
        </presentation:notes>
      </draw:page>
      <draw:page draw:name="page51" draw:style-name="dp1" draw:master-page-name="預設">
        <draw:g>
          <draw:custom-shape draw:style-name="gr6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layer="layout" svg:width="6.625cm" svg:height="6.625cm" svg:x="1.688cm" svg:y="1.688cm">
            <text:p/>
            <draw:enhanced-geometry svg:viewBox="0 0 21600 21600" draw:type="rectangle" draw:enhanced-path="M 0 0 L 21600 0 21600 21600 0 21600 0 0 Z N"/>
          </draw:custom-shape>
        </draw:g>
        <presentation:notes draw:style-name="dp2">
          <draw:page-thumbnail draw:style-name="gr13" draw:layer="layout" svg:width="11.136cm" svg:height="11.136cm" svg:x="4.931cm" svg:y="2.257cm" draw:page-number="5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1"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預設-backgroundobjects">
      <style:graphic-properties draw:stroke="none" draw:fill="none" draw:fill-color="#ffffff" draw:auto-grow-height="false" fo:min-height="1.485cm"/>
      <style:paragraph-properties style:writing-mode="lr-tb"/>
    </style:style>
    <style:style style:name="Mpr4"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預設" style:page-layout-name="PM1" draw:style-name="Mdp1">
      <draw:frame presentation:style-name="預設-title" draw:layer="backgroundobjects" svg:width="8.999cm" svg:height="1.669cm" svg:x="0.5cm" svg:y="0.399cm" presentation:class="title" presentation:placeholder="true">
        <draw:text-box/>
      </draw:frame>
      <draw:frame presentation:style-name="預設-outline1" draw:layer="backgroundobjects" svg:width="8.999cm" svg:height="5.799cm" svg:x="0.5cm" svg:y="2.34cm" presentation:class="outline" presentation:placeholder="true">
        <draw:text-box/>
      </draw:frame>
      <presentation:notes style:page-layout-name="PM0">
        <draw:page-thumbnail presentation:style-name="預設-title" draw:layer="backgroundobjects" svg:width="0cm" svg:height="0cm" svg:x="0cm" svg:y="2.257cm" presentation:class="page"/>
        <draw:frame presentation:style-name="預設-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18T08:57:33.427889660</dc:date>
    <dc:creator>Yen-Sen Lu</dc:creator>
    <meta:editing-duration>PT23H40M12S</meta:editing-duration>
    <meta:editing-cycles>19</meta:editing-cycles>
    <meta:generator>LibreOffice/7.3.7.2$Linux_X86_64 LibreOffice_project/30$Build-2</meta:generator>
    <meta:document-statistic meta:object-count="958"/>
  </office:meta>
</office:document-meta>
</file>